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1.59mm"/>
    </style:style>
    <style:style style:name="co2" style:family="table-column">
      <style:table-column-properties fo:break-before="auto" style:column-width="25.95mm"/>
    </style:style>
    <style:style style:name="co3" style:family="table-column">
      <style:table-column-properties fo:break-before="auto" style:column-width="24.32mm"/>
    </style:style>
    <style:style style:name="co4" style:family="table-column">
      <style:table-column-properties fo:break-before="auto" style:column-width="19.42mm"/>
    </style:style>
    <style:style style:name="co5" style:family="table-column">
      <style:table-column-properties fo:break-before="auto" style:column-width="37.11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svg:stroke-color="#000000" draw:fill="none" draw:fill-color="#ffffff" fo:min-height="51.49mm"/>
    </style:style>
    <style:style style:name="P1" style:family="paragraph">
      <loext:graphic-properties draw:fill="none"/>
      <style:paragraph-properties fo:text-align="center"/>
    </style:style>
    <style:style style:name="P2" style:family="paragraph">
      <loext:graphic-properties draw:fill="none" draw:fill-color="#ffffff"/>
    </style:style>
  </office:automatic-styles>
  <office:body>
    <office:spreadsheet>
      <table:calculation-settings table:automatic-find-labels="false"/>
      <table:table table:name="design" table:style-name="ta1">
        <table:shapes>
          <draw:frame draw:z-index="0" draw:style-name="gr1" draw:text-style-name="P1" svg:width="413.92mm" svg:height="114.22mm" svg:x="78.06mm" svg:y="17mm">
            <loext:p draw:notify-on-update-of-ranges="design.A6:design.A255 design.B6:design.B255 design.C6:design.C255"/>
            <draw:object xlink:href="./Object 1" xlink:type="simple" xlink:show="embed" xlink:actuate="onLoad"/>
            <draw:image xlink:href="./ObjectReplacements/Object 1" xlink:type="simple" xlink:show="embed" xlink:actuate="onLoad"/>
          </draw:frame>
          <draw:frame draw:z-index="1" draw:style-name="gr2" draw:text-style-name="P2" svg:width="195.73mm" svg:height="51.49mm" svg:x="114.08mm" svg:y="198.15mm">
            <draw:text-box>
              <text:p>According to the FSL documentation (https://fsl.fmrib.ox.ac.uk/fsl/fslwiki/FEAT/UserGuide), the PEs can be scaled to signal change with respect to the mean (over time within voxel): "This is achieved by scaling the PE or COPE values by (100*) the peak-peak height of the regressor (or effective regressor in the case of COPEs) and then by dividing by mean_func (the mean over time of filtered_func_data)." However, this PSC would be with respect to the temporal mean, but we are interested in the PSC with respect to pre-stimulus baseline. Thus, we extracte the difference (a scaling factor) between these two (i.e. temporal mean vs. pre-stimulus baseline) from the respective FSL design matrix (`design.mat` in the FEAT directory). The scaling factor is approximately 1.4 (slightly different values for sustained and transient predictors, but close enough not to matter). This scaling factor needs to be applied after the procedure described in the FSL documentation. Thus, the final PSC calculation is calculated as follows: `(PE * (100 * peak-peak height) / tmean) * 1.4`. The pp-height is obtained from `design.mat`.</text:p>
            </draw:text-box>
          </draw:frame>
        </table:shapes>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6" table:default-cell-style-name="Default"/>
        <table:table-row table:style-name="ro1">
          <table:table-cell office:value-type="string" calcext:value-type="string">
            <text:p>/NumWaves</text:p>
          </table:table-cell>
          <table:table-cell office:value-type="float" office:value="3" calcext:value-type="float">
            <text:p>3</text:p>
          </table:table-cell>
          <table:table-cell table:number-columns-repeated="10"/>
        </table:table-row>
        <table:table-row table:style-name="ro1">
          <table:table-cell office:value-type="string" calcext:value-type="string">
            <text:p>/NumPoints</text:p>
          </table:table-cell>
          <table:table-cell office:value-type="float" office:value="250" calcext:value-type="float">
            <text:p>250</text:p>
          </table:table-cell>
          <table:table-cell table:number-columns-repeated="10"/>
        </table:table-row>
        <table:table-row table:style-name="ro1">
          <table:table-cell office:value-type="string" calcext:value-type="string">
            <text:p>/PPheights</text:p>
          </table:table-cell>
          <table:table-cell/>
          <table:table-cell office:value-type="float" office:value="1.268049" calcext:value-type="float">
            <text:p>1.268049</text:p>
          </table:table-cell>
          <table:table-cell office:value-type="float" office:value="0.2269044" calcext:value-type="float">
            <text:p>0.2269044</text:p>
          </table:table-cell>
          <table:table-cell office:value-type="float" office:value="0.2269468" calcext:value-type="float">
            <text:p>0.2269468</text:p>
          </table:table-cell>
          <table:table-cell table:number-columns-repeated="7"/>
        </table:table-row>
        <table:table-row table:style-name="ro1">
          <table:table-cell table:number-columns-repeated="12"/>
        </table:table-row>
        <table:table-row table:style-name="ro1">
          <table:table-cell office:value-type="string" calcext:value-type="string">
            <text:p>/Matrix</text:p>
          </table:table-cell>
          <table:table-cell table:number-columns-repeated="11"/>
        </table:table-row>
        <table:table-row table:style-name="ro1">
          <table:table-cell office:value-type="float" office:value="-0.3200534" calcext:value-type="float">
            <text:p>-0.3200534</text:p>
          </table:table-cell>
          <table:table-cell office:value-type="float" office:value="-0.06166428" calcext:value-type="float">
            <text:p>-0.06166428</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200534" calcext:value-type="float">
            <text:p>-0.3200534</text:p>
          </table:table-cell>
          <table:table-cell office:value-type="float" office:value="-0.06166429" calcext:value-type="float">
            <text:p>-0.06166429</text:p>
          </table:table-cell>
          <table:table-cell office:value-type="float" office:value="-0.03078959" calcext:value-type="float">
            <text:p>-0.03078959</text:p>
          </table:table-cell>
          <table:table-cell table:number-columns-repeated="9"/>
        </table:table-row>
        <table:table-row table:style-name="ro1">
          <table:table-cell office:value-type="float" office:value="-0.3190245" calcext:value-type="float">
            <text:p>-0.3190245</text:p>
          </table:table-cell>
          <table:table-cell office:value-type="float" office:value="-0.06063535" calcext:value-type="float">
            <text:p>-0.06063535</text:p>
          </table:table-cell>
          <table:table-cell office:value-type="float" office:value="-0.03078959" calcext:value-type="float">
            <text:p>-0.03078959</text:p>
          </table:table-cell>
          <table:table-cell table:number-columns-repeated="9"/>
        </table:table-row>
        <table:table-row table:style-name="ro1">
          <table:table-cell office:value-type="float" office:value="-0.1970354" calcext:value-type="float">
            <text:p>-0.1970354</text:p>
          </table:table-cell>
          <table:table-cell office:value-type="float" office:value="0.03290538" calcext:value-type="float">
            <text:p>0.03290538</text:p>
          </table:table-cell>
          <table:table-cell office:value-type="float" office:value="-0.03078959" calcext:value-type="float">
            <text:p>-0.03078959</text:p>
          </table:table-cell>
          <table:table-cell table:number-columns-repeated="9"/>
        </table:table-row>
        <table:table-row table:style-name="ro1">
          <table:table-cell office:value-type="float" office:value="0.1880191" calcext:value-type="float">
            <text:p>0.1880191</text:p>
          </table:table-cell>
          <table:table-cell office:value-type="float" office:value="0.1453512" calcext:value-type="float">
            <text:p>0.1453512</text:p>
          </table:table-cell>
          <table:table-cell office:value-type="float" office:value="-0.03078959" calcext:value-type="float">
            <text:p>-0.03078959</text:p>
          </table:table-cell>
          <table:table-cell table:number-columns-repeated="9"/>
        </table:table-row>
        <table:table-row table:style-name="ro1">
          <table:table-cell office:value-type="float" office:value="0.5658631" calcext:value-type="float">
            <text:p>0.5658631</text:p>
          </table:table-cell>
          <table:table-cell office:value-type="float" office:value="0.09841648" calcext:value-type="float">
            <text:p>0.09841648</text:p>
          </table:table-cell>
          <table:table-cell office:value-type="float" office:value="-0.03078959" calcext:value-type="float">
            <text:p>-0.03078959</text:p>
          </table:table-cell>
          <table:table-cell table:number-columns-repeated="9"/>
        </table:table-row>
        <table:table-row table:style-name="ro1">
          <table:table-cell office:value-type="float" office:value="0.7602307" calcext:value-type="float">
            <text:p>0.7602307</text:p>
          </table:table-cell>
          <table:table-cell office:value-type="float" office:value="0.01212473" calcext:value-type="float">
            <text:p>0.01212473</text:p>
          </table:table-cell>
          <table:table-cell office:value-type="float" office:value="-0.03078959" calcext:value-type="float">
            <text:p>-0.03078959</text:p>
          </table:table-cell>
          <table:table-cell table:number-columns-repeated="9"/>
        </table:table-row>
        <table:table-row table:style-name="ro1">
          <table:table-cell office:value-type="float" office:value="0.821118" calcext:value-type="float">
            <text:p>0.821118</text:p>
          </table:table-cell>
          <table:table-cell office:value-type="float" office:value="-0.04366633" calcext:value-type="float">
            <text:p>-0.04366633</text:p>
          </table:table-cell>
          <table:table-cell office:value-type="float" office:value="-0.03078959" calcext:value-type="float">
            <text:p>-0.03078959</text:p>
          </table:table-cell>
          <table:table-cell table:number-columns-repeated="9"/>
        </table:table-row>
        <table:table-row table:style-name="ro1">
          <table:table-cell office:value-type="float" office:value="0.6902369" calcext:value-type="float">
            <text:p>0.6902369</text:p>
          </table:table-cell>
          <table:table-cell office:value-type="float" office:value="0.02318327" calcext:value-type="float">
            <text:p>0.02318327</text:p>
          </table:table-cell>
          <table:table-cell office:value-type="float" office:value="-0.03078959" calcext:value-type="float">
            <text:p>-0.03078959</text:p>
          </table:table-cell>
          <table:table-cell table:number-columns-repeated="9"/>
        </table:table-row>
        <table:table-row table:style-name="ro1">
          <table:table-cell office:value-type="float" office:value="0.2705654" calcext:value-type="float">
            <text:p>0.2705654</text:p>
          </table:table-cell>
          <table:table-cell office:value-type="float" office:value="0.1271027" calcext:value-type="float">
            <text:p>0.1271027</text:p>
          </table:table-cell>
          <table:table-cell office:value-type="float" office:value="-0.03078959" calcext:value-type="float">
            <text:p>-0.03078959</text:p>
          </table:table-cell>
          <table:table-cell table:number-columns-repeated="9"/>
        </table:table-row>
        <table:table-row table:style-name="ro1">
          <table:table-cell office:value-type="float" office:value="-0.1447098" calcext:value-type="float">
            <text:p>-0.1447098</text:p>
          </table:table-cell>
          <table:table-cell office:value-type="float" office:value="0.08132438" calcext:value-type="float">
            <text:p>0.08132438</text:p>
          </table:table-cell>
          <table:table-cell office:value-type="float" office:value="-0.03078959" calcext:value-type="float">
            <text:p>-0.03078959</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3078959" calcext:value-type="float">
            <text:p>-0.03078959</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3078959" calcext:value-type="float">
            <text:p>-0.03078959</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3053071" calcext:value-type="float">
            <text:p>-0.03053071</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4421708" calcext:value-type="float">
            <text:p>0.04421708</text:p>
          </table:table-cell>
          <table:table-cell table:number-columns-repeated="9"/>
        </table:table-row>
        <table:table-row table:style-name="ro1">
          <table:table-cell office:value-type="float" office:value="-0.3803078" calcext:value-type="float">
            <text:p>-0.3803078</text:p>
          </table:table-cell>
          <table:table-cell office:value-type="float" office:value="-0.079402" calcext:value-type="float">
            <text:p>-0.079402</text:p>
          </table:table-cell>
          <table:table-cell office:value-type="float" office:value="0.1727866" calcext:value-type="float">
            <text:p>0.1727866</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1397976" calcext:value-type="float">
            <text:p>0.1397976</text:p>
          </table:table-cell>
          <table:table-cell table:number-columns-repeated="9"/>
        </table:table-row>
        <table:table-row table:style-name="ro1">
          <table:table-cell office:value-type="float" office:value="-0.3350136" calcext:value-type="float">
            <text:p>-0.3350136</text:p>
          </table:table-cell>
          <table:table-cell office:value-type="float" office:value="-0.06779205" calcext:value-type="float">
            <text:p>-0.06779205</text:p>
          </table:table-cell>
          <table:table-cell office:value-type="float" office:value="0.05037809" calcext:value-type="float">
            <text:p>0.05037809</text:p>
          </table:table-cell>
          <table:table-cell table:number-columns-repeated="9"/>
        </table:table-row>
        <table:table-row table:style-name="ro1">
          <table:table-cell office:value-type="float" office:value="-0.2107414" calcext:value-type="float">
            <text:p>-0.2107414</text:p>
          </table:table-cell>
          <table:table-cell office:value-type="float" office:value="0.02529708" calcext:value-type="float">
            <text:p>0.02529708</text:p>
          </table:table-cell>
          <table:table-cell office:value-type="float" office:value="-0.008904477" calcext:value-type="float">
            <text:p>-0.008904477</text:p>
          </table:table-cell>
          <table:table-cell table:number-columns-repeated="2"/>
          <table:table-cell table:style-name="ce1" office:value-type="string" calcext:value-type="string">
            <text:p>Sustained response</text:p>
          </table:table-cell>
          <table:table-cell table:number-columns-repeated="3"/>
          <table:table-cell table:style-name="ce1" office:value-type="string" calcext:value-type="string">
            <text:p>Transient response</text:p>
          </table:table-cell>
          <table:table-cell table:number-columns-repeated="2"/>
        </table:table-row>
        <table:table-row table:style-name="ro1">
          <table:table-cell office:value-type="float" office:value="0.1852318" calcext:value-type="float">
            <text:p>0.1852318</text:p>
          </table:table-cell>
          <table:table-cell office:value-type="float" office:value="0.1437389" calcext:value-type="float">
            <text:p>0.1437389</text:p>
          </table:table-cell>
          <table:table-cell office:value-type="float" office:value="-0.0384775" calcext:value-type="float">
            <text:p>-0.0384775</text:p>
          </table:table-cell>
          <table:table-cell table:number-columns-repeated="9"/>
        </table:table-row>
        <table:table-row table:style-name="ro1">
          <table:table-cell office:value-type="float" office:value="0.5648569" calcext:value-type="float">
            <text:p>0.5648569</text:p>
          </table:table-cell>
          <table:table-cell office:value-type="float" office:value="0.09777087" calcext:value-type="float">
            <text:p>0.09777087</text:p>
          </table:table-cell>
          <table:table-cell office:value-type="float" office:value="-0.04873373" calcext:value-type="float">
            <text:p>-0.04873373</text:p>
          </table:table-cell>
          <table:table-cell table:number-columns-repeated="2"/>
          <table:table-cell office:value-type="string" calcext:value-type="string">
            <text:p>Pre-stimulus baseline</text:p>
          </table:table-cell>
          <table:table-cell table:formula="of:=AVERAGE([.A6:.A15])" office:value-type="float" office:value="-0.3200534" calcext:value-type="float">
            <text:p>-0.3200534</text:p>
          </table:table-cell>
          <table:table-cell table:number-columns-repeated="2"/>
          <table:table-cell office:value-type="string" calcext:value-type="string">
            <text:p>Pre-stimulus baseline</text:p>
          </table:table-cell>
          <table:table-cell/>
          <table:table-cell table:formula="of:=AVERAGE([.B6:.B15])" office:value-type="float" office:value="-0.061664289" calcext:value-type="float">
            <text:p>-0.061664289</text:p>
          </table:table-cell>
        </table:table-row>
        <table:table-row table:style-name="ro1">
          <table:table-cell office:value-type="float" office:value="0.7598889" calcext:value-type="float">
            <text:p>0.7598889</text:p>
          </table:table-cell>
          <table:table-cell office:value-type="float" office:value="0.0118811" calcext:value-type="float">
            <text:p>0.0118811</text:p>
          </table:table-cell>
          <table:table-cell office:value-type="float" office:value="-0.04832826" calcext:value-type="float">
            <text:p>-0.04832826</text:p>
          </table:table-cell>
          <table:table-cell table:number-columns-repeated="9"/>
        </table:table-row>
        <table:table-row table:style-name="ro1">
          <table:table-cell office:value-type="float" office:value="0.821018" calcext:value-type="float">
            <text:p>0.821018</text:p>
          </table:table-cell>
          <table:table-cell office:value-type="float" office:value="-0.04374966" calcext:value-type="float">
            <text:p>-0.04374966</text:p>
          </table:table-cell>
          <table:table-cell office:value-type="float" office:value="-0.04346141" calcext:value-type="float">
            <text:p>-0.04346141</text:p>
          </table:table-cell>
          <table:table-cell table:number-columns-repeated="2"/>
          <table:table-cell office:value-type="string" calcext:value-type="string">
            <text:p>Maximum</text:p>
          </table:table-cell>
          <table:table-cell table:formula="of:=MAX([.A6:.A255])" office:value-type="float" office:value="0.821118" calcext:value-type="float">
            <text:p>0.821118</text:p>
          </table:table-cell>
          <table:table-cell table:number-columns-repeated="2"/>
          <table:table-cell office:value-type="string" calcext:value-type="string">
            <text:p>Maximum</text:p>
          </table:table-cell>
          <table:table-cell/>
          <table:table-cell table:formula="of:=MAX([.B6:.B255])" office:value-type="float" office:value="0.1453512" calcext:value-type="float">
            <text:p>0.1453512</text:p>
          </table:table-cell>
        </table:table-row>
        <table:table-row table:style-name="ro1">
          <table:table-cell office:value-type="float" office:value="0.6975114" calcext:value-type="float">
            <text:p>0.6975114</text:p>
          </table:table-cell>
          <table:table-cell office:value-type="float" office:value="0.0195722" calcext:value-type="float">
            <text:p>0.0195722</text:p>
          </table:table-cell>
          <table:table-cell office:value-type="float" office:value="-0.03839766" calcext:value-type="float">
            <text:p>-0.03839766</text:p>
          </table:table-cell>
          <table:table-cell table:number-columns-repeated="9"/>
        </table:table-row>
        <table:table-row table:style-name="ro1">
          <table:table-cell office:value-type="float" office:value="0.2705654" calcext:value-type="float">
            <text:p>0.2705654</text:p>
          </table:table-cell>
          <table:table-cell office:value-type="float" office:value="0.1270976" calcext:value-type="float">
            <text:p>0.1270976</text:p>
          </table:table-cell>
          <table:table-cell office:value-type="float" office:value="-0.03466658" calcext:value-type="float">
            <text:p>-0.03466658</text:p>
          </table:table-cell>
          <table:table-cell table:number-columns-repeated="2"/>
          <table:table-cell office:value-type="string" calcext:value-type="string">
            <text:p>Difference</text:p>
          </table:table-cell>
          <table:table-cell table:formula="of:=([.G36]-[.G34])" office:value-type="float" office:value="1.1411714" calcext:value-type="float">
            <text:p>1.1411714</text:p>
          </table:table-cell>
          <table:table-cell table:number-columns-repeated="2"/>
          <table:table-cell office:value-type="string" calcext:value-type="string">
            <text:p>Difference</text:p>
          </table:table-cell>
          <table:table-cell/>
          <table:table-cell table:formula="of:=([.L36]-[.L34])" office:value-type="float" office:value="0.207015489" calcext:value-type="float">
            <text:p>0.207015489</text:p>
          </table:table-cell>
        </table:table-row>
        <table:table-row table:style-name="ro1">
          <table:table-cell office:value-type="float" office:value="-0.1369462" calcext:value-type="float">
            <text:p>-0.1369462</text:p>
          </table:table-cell>
          <table:table-cell office:value-type="float" office:value="0.08337345" calcext:value-type="float">
            <text:p>0.08337345</text:p>
          </table:table-cell>
          <table:table-cell office:value-type="float" office:value="-0.02840366" calcext:value-type="float">
            <text:p>-0.02840366</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9085328" calcext:value-type="float">
            <text:p>0.09085328</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1775149" calcext:value-type="float">
            <text:p>0.1775149</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1138276" calcext:value-type="float">
            <text:p>0.1138276</text:p>
          </table:table-cell>
          <table:table-cell table:number-columns-repeated="2"/>
          <table:table-cell office:value-type="string" calcext:value-type="string">
            <text:p>Scaling factor</text:p>
          </table:table-cell>
          <table:table-cell table:formula="of:=([.G38]/[.G36])" office:value-type="float" office:value="1.38977759591192" calcext:value-type="float">
            <text:p>1.38977759591192</text:p>
          </table:table-cell>
          <table:table-cell table:number-columns-repeated="2"/>
          <table:table-cell office:value-type="string" calcext:value-type="string">
            <text:p>Scaling factor</text:p>
          </table:table-cell>
          <table:table-cell/>
          <table:table-cell table:formula="of:=([.L38]/[.L36])" office:value-type="float" office:value="1.4242434118191" calcext:value-type="float">
            <text:p>1.4242434118191</text:p>
          </table:table-cell>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2925181" calcext:value-type="float">
            <text:p>0.02925181</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1999747" calcext:value-type="float">
            <text:p>-0.01999747</text:p>
          </table:table-cell>
          <table:table-cell table:number-columns-repeated="9"/>
        </table:table-row>
        <table:table-row table:style-name="ro1">
          <table:table-cell office:value-type="float" office:value="-0.3522592" calcext:value-type="float">
            <text:p>-0.3522592</text:p>
          </table:table-cell>
          <table:table-cell office:value-type="float" office:value="-0.07302578" calcext:value-type="float">
            <text:p>-0.07302578</text:p>
          </table:table-cell>
          <table:table-cell office:value-type="float" office:value="-0.04294145" calcext:value-type="float">
            <text:p>-0.04294145</text:p>
          </table:table-cell>
          <table:table-cell table:number-columns-repeated="9"/>
        </table:table-row>
        <table:table-row table:style-name="ro1">
          <table:table-cell office:value-type="float" office:value="-0.2199702" calcext:value-type="float">
            <text:p>-0.2199702</text:p>
          </table:table-cell>
          <table:table-cell office:value-type="float" office:value="0.02167152" calcext:value-type="float">
            <text:p>0.02167152</text:p>
          </table:table-cell>
          <table:table-cell office:value-type="float" office:value="-0.04935725" calcext:value-type="float">
            <text:p>-0.04935725</text:p>
          </table:table-cell>
          <table:table-cell table:number-columns-repeated="9"/>
        </table:table-row>
        <table:table-row table:style-name="ro1">
          <table:table-cell office:value-type="float" office:value="0.1809567" calcext:value-type="float">
            <text:p>0.1809567</text:p>
          </table:table-cell>
          <table:table-cell office:value-type="float" office:value="0.1417128" calcext:value-type="float">
            <text:p>0.1417128</text:p>
          </table:table-cell>
          <table:table-cell office:value-type="float" office:value="-0.04716958" calcext:value-type="float">
            <text:p>-0.04716958</text:p>
          </table:table-cell>
          <table:table-cell table:number-columns-repeated="9"/>
        </table:table-row>
        <table:table-row table:style-name="ro1">
          <table:table-cell office:value-type="float" office:value="0.5630759" calcext:value-type="float">
            <text:p>0.5630759</text:p>
          </table:table-cell>
          <table:table-cell office:value-type="float" office:value="0.09680422" calcext:value-type="float">
            <text:p>0.09680422</text:p>
          </table:table-cell>
          <table:table-cell office:value-type="float" office:value="-0.0418935" calcext:value-type="float">
            <text:p>-0.0418935</text:p>
          </table:table-cell>
          <table:table-cell table:number-columns-repeated="9"/>
        </table:table-row>
        <table:table-row table:style-name="ro1">
          <table:table-cell office:value-type="float" office:value="0.7591987" calcext:value-type="float">
            <text:p>0.7591987</text:p>
          </table:table-cell>
          <table:table-cell office:value-type="float" office:value="0.01146425" calcext:value-type="float">
            <text:p>0.01146425</text:p>
          </table:table-cell>
          <table:table-cell office:value-type="float" office:value="-0.03715446" calcext:value-type="float">
            <text:p>-0.03715446</text:p>
          </table:table-cell>
          <table:table-cell table:number-columns-repeated="9"/>
        </table:table-row>
        <table:table-row table:style-name="ro1">
          <table:table-cell office:value-type="float" office:value="0.8207762" calcext:value-type="float">
            <text:p>0.8207762</text:p>
          </table:table-cell>
          <table:table-cell office:value-type="float" office:value="-0.04390996" calcext:value-type="float">
            <text:p>-0.04390996</text:p>
          </table:table-cell>
          <table:table-cell office:value-type="float" office:value="-0.03391175" calcext:value-type="float">
            <text:p>-0.03391175</text:p>
          </table:table-cell>
          <table:table-cell table:number-columns-repeated="9"/>
        </table:table-row>
        <table:table-row table:style-name="ro1">
          <table:table-cell office:value-type="float" office:value="0.6974301" calcext:value-type="float">
            <text:p>0.6974301</text:p>
          </table:table-cell>
          <table:table-cell office:value-type="float" office:value="0.01951409" calcext:value-type="float">
            <text:p>0.01951409</text:p>
          </table:table-cell>
          <table:table-cell office:value-type="float" office:value="-0.03217929" calcext:value-type="float">
            <text:p>-0.03217929</text:p>
          </table:table-cell>
          <table:table-cell table:number-columns-repeated="9"/>
        </table:table-row>
        <table:table-row table:style-name="ro1">
          <table:table-cell office:value-type="float" office:value="0.2705434" calcext:value-type="float">
            <text:p>0.2705434</text:p>
          </table:table-cell>
          <table:table-cell office:value-type="float" office:value="0.1270753" calcext:value-type="float">
            <text:p>0.1270753</text:p>
          </table:table-cell>
          <table:table-cell office:value-type="float" office:value="-0.03133928" calcext:value-type="float">
            <text:p>-0.03133928</text:p>
          </table:table-cell>
          <table:table-cell table:number-columns-repeated="9"/>
        </table:table-row>
        <table:table-row table:style-name="ro1">
          <table:table-cell office:value-type="float" office:value="-0.1447098" calcext:value-type="float">
            <text:p>-0.1447098</text:p>
          </table:table-cell>
          <table:table-cell office:value-type="float" office:value="0.08131922" calcext:value-type="float">
            <text:p>0.08131922</text:p>
          </table:table-cell>
          <table:table-cell office:value-type="float" office:value="-0.03098929" calcext:value-type="float">
            <text:p>-0.03098929</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3085882" calcext:value-type="float">
            <text:p>-0.03085882</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3055266" calcext:value-type="float">
            <text:p>-0.03055266</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4042423" calcext:value-type="float">
            <text:p>0.04042423</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1716361" calcext:value-type="float">
            <text:p>0.1716361</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1418261" calcext:value-type="float">
            <text:p>0.1418261</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5227507" calcext:value-type="float">
            <text:p>0.05227507</text:p>
          </table:table-cell>
          <table:table-cell table:number-columns-repeated="9"/>
        </table:table-row>
        <table:table-row table:style-name="ro1">
          <table:table-cell office:value-type="float" office:value="-0.3360425" calcext:value-type="float">
            <text:p>-0.3360425</text:p>
          </table:table-cell>
          <table:table-cell office:value-type="float" office:value="-0.06882099" calcext:value-type="float">
            <text:p>-0.06882099</text:p>
          </table:table-cell>
          <table:table-cell office:value-type="float" office:value="-0.008904477" calcext:value-type="float">
            <text:p>-0.008904477</text:p>
          </table:table-cell>
          <table:table-cell table:number-columns-repeated="9"/>
        </table:table-row>
        <table:table-row table:style-name="ro1">
          <table:table-cell office:value-type="float" office:value="-0.3260869" calcext:value-type="float">
            <text:p>-0.3260869</text:p>
          </table:table-cell>
          <table:table-cell office:value-type="float" office:value="-0.06427377" calcext:value-type="float">
            <text:p>-0.06427377</text:p>
          </table:table-cell>
          <table:table-cell office:value-type="float" office:value="-0.0380391" calcext:value-type="float">
            <text:p>-0.0380391</text:p>
          </table:table-cell>
          <table:table-cell table:number-columns-repeated="9"/>
        </table:table-row>
        <table:table-row table:style-name="ro1">
          <table:table-cell office:value-type="float" office:value="-0.1998227" calcext:value-type="float">
            <text:p>-0.1998227</text:p>
          </table:table-cell>
          <table:table-cell office:value-type="float" office:value="0.03129312" calcext:value-type="float">
            <text:p>0.03129312</text:p>
          </table:table-cell>
          <table:table-cell office:value-type="float" office:value="-0.04864285" calcext:value-type="float">
            <text:p>-0.04864285</text:p>
          </table:table-cell>
          <table:table-cell table:number-columns-repeated="9"/>
        </table:table-row>
        <table:table-row table:style-name="ro1">
          <table:table-cell office:value-type="float" office:value="0.1869871" calcext:value-type="float">
            <text:p>0.1869871</text:p>
          </table:table-cell>
          <table:table-cell office:value-type="float" office:value="0.1446907" calcext:value-type="float">
            <text:p>0.1446907</text:p>
          </table:table-cell>
          <table:table-cell office:value-type="float" office:value="-0.04841043" calcext:value-type="float">
            <text:p>-0.04841043</text:p>
          </table:table-cell>
          <table:table-cell table:number-columns-repeated="9"/>
        </table:table-row>
        <table:table-row table:style-name="ro1">
          <table:table-cell office:value-type="float" office:value="0.5655213" calcext:value-type="float">
            <text:p>0.5655213</text:p>
          </table:table-cell>
          <table:table-cell office:value-type="float" office:value="0.09817284" calcext:value-type="float">
            <text:p>0.09817284</text:p>
          </table:table-cell>
          <table:table-cell office:value-type="float" office:value="-0.04359265" calcext:value-type="float">
            <text:p>-0.04359265</text:p>
          </table:table-cell>
          <table:table-cell table:number-columns-repeated="9"/>
        </table:table-row>
        <table:table-row table:style-name="ro1">
          <table:table-cell office:value-type="float" office:value="0.7629159" calcext:value-type="float">
            <text:p>0.7629159</text:p>
          </table:table-cell>
          <table:table-cell office:value-type="float" office:value="0.01025012" calcext:value-type="float">
            <text:p>0.01025012</text:p>
          </table:table-cell>
          <table:table-cell office:value-type="float" office:value="-0.03839766" calcext:value-type="float">
            <text:p>-0.03839766</text:p>
          </table:table-cell>
          <table:table-cell table:number-columns-repeated="9"/>
        </table:table-row>
        <table:table-row table:style-name="ro1">
          <table:table-cell office:value-type="float" office:value="0.8210961" calcext:value-type="float">
            <text:p>0.8210961</text:p>
          </table:table-cell>
          <table:table-cell office:value-type="float" office:value="-0.04369377" calcext:value-type="float">
            <text:p>-0.04369377</text:p>
          </table:table-cell>
          <table:table-cell office:value-type="float" office:value="-0.0347354" calcext:value-type="float">
            <text:p>-0.0347354</text:p>
          </table:table-cell>
          <table:table-cell table:number-columns-repeated="9"/>
        </table:table-row>
        <table:table-row table:style-name="ro1">
          <table:table-cell office:value-type="float" office:value="0.6902369" calcext:value-type="float">
            <text:p>0.6902369</text:p>
          </table:table-cell>
          <table:table-cell office:value-type="float" office:value="0.02317811" calcext:value-type="float">
            <text:p>0.02317811</text:p>
          </table:table-cell>
          <table:table-cell office:value-type="float" office:value="-0.03256943" calcext:value-type="float">
            <text:p>-0.03256943</text:p>
          </table:table-cell>
          <table:table-cell table:number-columns-repeated="9"/>
        </table:table-row>
        <table:table-row table:style-name="ro1">
          <table:table-cell office:value-type="float" office:value="0.2705654" calcext:value-type="float">
            <text:p>0.2705654</text:p>
          </table:table-cell>
          <table:table-cell office:value-type="float" office:value="0.1271027" calcext:value-type="float">
            <text:p>0.1271027</text:p>
          </table:table-cell>
          <table:table-cell office:value-type="float" office:value="-0.03152921" calcext:value-type="float">
            <text:p>-0.03152921</text:p>
          </table:table-cell>
          <table:table-cell table:number-columns-repeated="9"/>
        </table:table-row>
        <table:table-row table:style-name="ro1">
          <table:table-cell office:value-type="float" office:value="-0.1447098" calcext:value-type="float">
            <text:p>-0.1447098</text:p>
          </table:table-cell>
          <table:table-cell office:value-type="float" office:value="0.08132438" calcext:value-type="float">
            <text:p>0.08132438</text:p>
          </table:table-cell>
          <table:table-cell office:value-type="float" office:value="-0.03106508" calcext:value-type="float">
            <text:p>-0.03106508</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3053367" calcext:value-type="float">
            <text:p>-0.03053367</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4802662" calcext:value-type="float">
            <text:p>0.04802662</text:p>
          </table:table-cell>
          <table:table-cell table:number-columns-repeated="9"/>
        </table:table-row>
        <table:table-row table:style-name="ro1">
          <table:table-cell office:value-type="float" office:value="-0.4464263" calcext:value-type="float">
            <text:p>-0.4464263</text:p>
          </table:table-cell>
          <table:table-cell office:value-type="float" office:value="-0.07493317" calcext:value-type="float">
            <text:p>-0.07493317</text:p>
          </table:table-cell>
          <table:table-cell office:value-type="float" office:value="0.1738118" calcext:value-type="float">
            <text:p>0.1738118</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1377421" calcext:value-type="float">
            <text:p>0.1377421</text:p>
          </table:table-cell>
          <table:table-cell table:number-columns-repeated="9"/>
        </table:table-row>
        <table:table-row table:style-name="ro1">
          <table:table-cell office:value-type="float" office:value="-0.3803078" calcext:value-type="float">
            <text:p>-0.3803078</text:p>
          </table:table-cell>
          <table:table-cell office:value-type="float" office:value="-0.079402" calcext:value-type="float">
            <text:p>-0.079402</text:p>
          </table:table-cell>
          <table:table-cell office:value-type="float" office:value="0.04850179" calcext:value-type="float">
            <text:p>0.04850179</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09923179" calcext:value-type="float">
            <text:p>-0.009923179</text:p>
          </table:table-cell>
          <table:table-cell table:number-columns-repeated="9"/>
        </table:table-row>
        <table:table-row table:style-name="ro1">
          <table:table-cell office:value-type="float" office:value="-0.3350136" calcext:value-type="float">
            <text:p>-0.3350136</text:p>
          </table:table-cell>
          <table:table-cell office:value-type="float" office:value="-0.06779205" calcext:value-type="float">
            <text:p>-0.06779205</text:p>
          </table:table-cell>
          <table:table-cell office:value-type="float" office:value="-0.0389052" calcext:value-type="float">
            <text:p>-0.0389052</text:p>
          </table:table-cell>
          <table:table-cell table:number-columns-repeated="9"/>
        </table:table-row>
        <table:table-row table:style-name="ro1">
          <table:table-cell office:value-type="float" office:value="-0.2107414" calcext:value-type="float">
            <text:p>-0.2107414</text:p>
          </table:table-cell>
          <table:table-cell office:value-type="float" office:value="0.02529708" calcext:value-type="float">
            <text:p>0.02529708</text:p>
          </table:table-cell>
          <table:table-cell office:value-type="float" office:value="-0.04873373" calcext:value-type="float">
            <text:p>-0.04873373</text:p>
          </table:table-cell>
          <table:table-cell table:number-columns-repeated="9"/>
        </table:table-row>
        <table:table-row table:style-name="ro1">
          <table:table-cell office:value-type="float" office:value="0.1852318" calcext:value-type="float">
            <text:p>0.1852318</text:p>
          </table:table-cell>
          <table:table-cell office:value-type="float" office:value="0.1437389" calcext:value-type="float">
            <text:p>0.1437389</text:p>
          </table:table-cell>
          <table:table-cell office:value-type="float" office:value="-0.04824361" calcext:value-type="float">
            <text:p>-0.04824361</text:p>
          </table:table-cell>
          <table:table-cell table:number-columns-repeated="9"/>
        </table:table-row>
        <table:table-row table:style-name="ro1">
          <table:table-cell office:value-type="float" office:value="0.5648569" calcext:value-type="float">
            <text:p>0.5648569</text:p>
          </table:table-cell>
          <table:table-cell office:value-type="float" office:value="0.09777087" calcext:value-type="float">
            <text:p>0.09777087</text:p>
          </table:table-cell>
          <table:table-cell office:value-type="float" office:value="-0.04333013" calcext:value-type="float">
            <text:p>-0.04333013</text:p>
          </table:table-cell>
          <table:table-cell table:number-columns-repeated="9"/>
        </table:table-row>
        <table:table-row table:style-name="ro1">
          <table:table-cell office:value-type="float" office:value="0.7598889" calcext:value-type="float">
            <text:p>0.7598889</text:p>
          </table:table-cell>
          <table:table-cell office:value-type="float" office:value="0.0118811" calcext:value-type="float">
            <text:p>0.0118811</text:p>
          </table:table-cell>
          <table:table-cell office:value-type="float" office:value="-0.03828886" calcext:value-type="float">
            <text:p>-0.03828886</text:p>
          </table:table-cell>
          <table:table-cell table:number-columns-repeated="9"/>
        </table:table-row>
        <table:table-row table:style-name="ro1">
          <table:table-cell office:value-type="float" office:value="0.821018" calcext:value-type="float">
            <text:p>0.821018</text:p>
          </table:table-cell>
          <table:table-cell office:value-type="float" office:value="-0.04374966" calcext:value-type="float">
            <text:p>-0.04374966</text:p>
          </table:table-cell>
          <table:table-cell office:value-type="float" office:value="-0.03459869" calcext:value-type="float">
            <text:p>-0.03459869</text:p>
          </table:table-cell>
          <table:table-cell table:number-columns-repeated="9"/>
        </table:table-row>
        <table:table-row table:style-name="ro1">
          <table:table-cell office:value-type="float" office:value="0.6975114" calcext:value-type="float">
            <text:p>0.6975114</text:p>
          </table:table-cell>
          <table:table-cell office:value-type="float" office:value="0.0195722" calcext:value-type="float">
            <text:p>0.0195722</text:p>
          </table:table-cell>
          <table:table-cell office:value-type="float" office:value="-0.03253366" calcext:value-type="float">
            <text:p>-0.03253366</text:p>
          </table:table-cell>
          <table:table-cell table:number-columns-repeated="9"/>
        </table:table-row>
        <table:table-row table:style-name="ro1">
          <table:table-cell office:value-type="float" office:value="0.2705654" calcext:value-type="float">
            <text:p>0.2705654</text:p>
          </table:table-cell>
          <table:table-cell office:value-type="float" office:value="0.1270976" calcext:value-type="float">
            <text:p>0.1270976</text:p>
          </table:table-cell>
          <table:table-cell office:value-type="float" office:value="-0.01135527" calcext:value-type="float">
            <text:p>-0.01135527</text:p>
          </table:table-cell>
          <table:table-cell table:number-columns-repeated="9"/>
        </table:table-row>
        <table:table-row table:style-name="ro1">
          <table:table-cell office:value-type="float" office:value="-0.1447098" calcext:value-type="float">
            <text:p>-0.1447098</text:p>
          </table:table-cell>
          <table:table-cell office:value-type="float" office:value="0.08132438" calcext:value-type="float">
            <text:p>0.08132438</text:p>
          </table:table-cell>
          <table:table-cell office:value-type="float" office:value="0.1341285" calcext:value-type="float">
            <text:p>0.1341285</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1697876" calcext:value-type="float">
            <text:p>0.1697876</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8726051" calcext:value-type="float">
            <text:p>0.08726051</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1271835" calcext:value-type="float">
            <text:p>0.01271835</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2880829" calcext:value-type="float">
            <text:p>-0.02880829</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4586628" calcext:value-type="float">
            <text:p>-0.04586628</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4935259" calcext:value-type="float">
            <text:p>-0.04935259</text:p>
          </table:table-cell>
          <table:table-cell table:number-columns-repeated="9"/>
        </table:table-row>
        <table:table-row table:style-name="ro1">
          <table:table-cell office:value-type="float" office:value="-0.3350136" calcext:value-type="float">
            <text:p>-0.3350136</text:p>
          </table:table-cell>
          <table:table-cell office:value-type="float" office:value="-0.06779205" calcext:value-type="float">
            <text:p>-0.06779205</text:p>
          </table:table-cell>
          <table:table-cell office:value-type="float" office:value="-0.04577408" calcext:value-type="float">
            <text:p>-0.04577408</text:p>
          </table:table-cell>
          <table:table-cell table:number-columns-repeated="9"/>
        </table:table-row>
        <table:table-row table:style-name="ro1">
          <table:table-cell office:value-type="float" office:value="-0.2107414" calcext:value-type="float">
            <text:p>-0.2107414</text:p>
          </table:table-cell>
          <table:table-cell office:value-type="float" office:value="0.02529708" calcext:value-type="float">
            <text:p>0.02529708</text:p>
          </table:table-cell>
          <table:table-cell office:value-type="float" office:value="-0.04050032" calcext:value-type="float">
            <text:p>-0.04050032</text:p>
          </table:table-cell>
          <table:table-cell table:number-columns-repeated="9"/>
        </table:table-row>
        <table:table-row table:style-name="ro1">
          <table:table-cell office:value-type="float" office:value="0.1852318" calcext:value-type="float">
            <text:p>0.1852318</text:p>
          </table:table-cell>
          <table:table-cell office:value-type="float" office:value="0.1437389" calcext:value-type="float">
            <text:p>0.1437389</text:p>
          </table:table-cell>
          <table:table-cell office:value-type="float" office:value="-0.03605251" calcext:value-type="float">
            <text:p>-0.03605251</text:p>
          </table:table-cell>
          <table:table-cell table:number-columns-repeated="9"/>
        </table:table-row>
        <table:table-row table:style-name="ro1">
          <table:table-cell office:value-type="float" office:value="0.557874" calcext:value-type="float">
            <text:p>0.557874</text:p>
          </table:table-cell>
          <table:table-cell office:value-type="float" office:value="0.0998989" calcext:value-type="float">
            <text:p>0.0998989</text:p>
          </table:table-cell>
          <table:table-cell office:value-type="float" office:value="-0.03332813" calcext:value-type="float">
            <text:p>-0.03332813</text:p>
          </table:table-cell>
          <table:table-cell table:number-columns-repeated="9"/>
        </table:table-row>
        <table:table-row table:style-name="ro1">
          <table:table-cell office:value-type="float" office:value="0.7598889" calcext:value-type="float">
            <text:p>0.7598889</text:p>
          </table:table-cell>
          <table:table-cell office:value-type="float" office:value="0.0118811" calcext:value-type="float">
            <text:p>0.0118811</text:p>
          </table:table-cell>
          <table:table-cell office:value-type="float" office:value="-0.03186592" calcext:value-type="float">
            <text:p>-0.03186592</text:p>
          </table:table-cell>
          <table:table-cell table:number-columns-repeated="9"/>
        </table:table-row>
        <table:table-row table:style-name="ro1">
          <table:table-cell office:value-type="float" office:value="0.820811" calcext:value-type="float">
            <text:p>0.820811</text:p>
          </table:table-cell>
          <table:table-cell office:value-type="float" office:value="-0.0430266" calcext:value-type="float">
            <text:p>-0.0430266</text:p>
          </table:table-cell>
          <table:table-cell office:value-type="float" office:value="-0.0312145" calcext:value-type="float">
            <text:p>-0.0312145</text:p>
          </table:table-cell>
          <table:table-cell table:number-columns-repeated="9"/>
        </table:table-row>
        <table:table-row table:style-name="ro1">
          <table:table-cell office:value-type="float" office:value="0.6975114" calcext:value-type="float">
            <text:p>0.6975114</text:p>
          </table:table-cell>
          <table:table-cell office:value-type="float" office:value="0.0195722" calcext:value-type="float">
            <text:p>0.0195722</text:p>
          </table:table-cell>
          <table:table-cell office:value-type="float" office:value="-0.03094086" calcext:value-type="float">
            <text:p>-0.03094086</text:p>
          </table:table-cell>
          <table:table-cell table:number-columns-repeated="9"/>
        </table:table-row>
        <table:table-row table:style-name="ro1">
          <table:table-cell office:value-type="float" office:value="0.2705654" calcext:value-type="float">
            <text:p>0.2705654</text:p>
          </table:table-cell>
          <table:table-cell office:value-type="float" office:value="0.1270976" calcext:value-type="float">
            <text:p>0.1270976</text:p>
          </table:table-cell>
          <table:table-cell office:value-type="float" office:value="-0.03083976" calcext:value-type="float">
            <text:p>-0.03083976</text:p>
          </table:table-cell>
          <table:table-cell table:number-columns-repeated="9"/>
        </table:table-row>
        <table:table-row table:style-name="ro1">
          <table:table-cell office:value-type="float" office:value="-0.1369462" calcext:value-type="float">
            <text:p>-0.1369462</text:p>
          </table:table-cell>
          <table:table-cell office:value-type="float" office:value="0.08337345" calcext:value-type="float">
            <text:p>0.08337345</text:p>
          </table:table-cell>
          <table:table-cell office:value-type="float" office:value="-0.03080568" calcext:value-type="float">
            <text:p>-0.03080568</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1930728" calcext:value-type="float">
            <text:p>-0.01930728</text:p>
          </table:table-cell>
          <table:table-cell table:number-columns-repeated="9"/>
        </table:table-row>
        <table:table-row table:style-name="ro1">
          <table:table-cell office:value-type="float" office:value="-0.4454331" calcext:value-type="float">
            <text:p>-0.4454331</text:p>
          </table:table-cell>
          <table:table-cell office:value-type="float" office:value="-0.05092555" calcext:value-type="float">
            <text:p>-0.05092555</text:p>
          </table:table-cell>
          <table:table-cell office:value-type="float" office:value="0.1141977" calcext:value-type="float">
            <text:p>0.1141977</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174754" calcext:value-type="float">
            <text:p>0.174754</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9831699" calcext:value-type="float">
            <text:p>0.09831699</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199228" calcext:value-type="float">
            <text:p>0.0199228</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2538767" calcext:value-type="float">
            <text:p>-0.02538767</text:p>
          </table:table-cell>
          <table:table-cell table:number-columns-repeated="9"/>
        </table:table-row>
        <table:table-row table:style-name="ro1">
          <table:table-cell office:value-type="float" office:value="-0.3363447" calcext:value-type="float">
            <text:p>-0.3363447</text:p>
          </table:table-cell>
          <table:table-cell office:value-type="float" office:value="-0.06892828" calcext:value-type="float">
            <text:p>-0.06892828</text:p>
          </table:table-cell>
          <table:table-cell office:value-type="float" office:value="-0.04466464" calcext:value-type="float">
            <text:p>-0.04466464</text:p>
          </table:table-cell>
          <table:table-cell table:number-columns-repeated="9"/>
        </table:table-row>
        <table:table-row table:style-name="ro1">
          <table:table-cell office:value-type="float" office:value="-0.3260869" calcext:value-type="float">
            <text:p>-0.3260869</text:p>
          </table:table-cell>
          <table:table-cell office:value-type="float" office:value="-0.06427377" calcext:value-type="float">
            <text:p>-0.06427377</text:p>
          </table:table-cell>
          <table:table-cell office:value-type="float" office:value="-0.04943191" calcext:value-type="float">
            <text:p>-0.04943191</text:p>
          </table:table-cell>
          <table:table-cell table:number-columns-repeated="9"/>
        </table:table-row>
        <table:table-row table:style-name="ro1">
          <table:table-cell office:value-type="float" office:value="-0.2065317" calcext:value-type="float">
            <text:p>-0.2065317</text:p>
          </table:table-cell>
          <table:table-cell office:value-type="float" office:value="0.02728935" calcext:value-type="float">
            <text:p>0.02728935</text:p>
          </table:table-cell>
          <table:table-cell office:value-type="float" office:value="-0.04649447" calcext:value-type="float">
            <text:p>-0.04649447</text:p>
          </table:table-cell>
          <table:table-cell table:number-columns-repeated="9"/>
        </table:table-row>
        <table:table-row table:style-name="ro1">
          <table:table-cell office:value-type="float" office:value="0.1869871" calcext:value-type="float">
            <text:p>0.1869871</text:p>
          </table:table-cell>
          <table:table-cell office:value-type="float" office:value="0.1446907" calcext:value-type="float">
            <text:p>0.1446907</text:p>
          </table:table-cell>
          <table:table-cell office:value-type="float" office:value="-0.04112579" calcext:value-type="float">
            <text:p>-0.04112579</text:p>
          </table:table-cell>
          <table:table-cell table:number-columns-repeated="9"/>
        </table:table-row>
        <table:table-row table:style-name="ro1">
          <table:table-cell office:value-type="float" office:value="0.5655213" calcext:value-type="float">
            <text:p>0.5655213</text:p>
          </table:table-cell>
          <table:table-cell office:value-type="float" office:value="0.09817284" calcext:value-type="float">
            <text:p>0.09817284</text:p>
          </table:table-cell>
          <table:table-cell office:value-type="float" office:value="-0.03649419" calcext:value-type="float">
            <text:p>-0.03649419</text:p>
          </table:table-cell>
          <table:table-cell table:number-columns-repeated="9"/>
        </table:table-row>
        <table:table-row table:style-name="ro1">
          <table:table-cell office:value-type="float" office:value="0.7601275" calcext:value-type="float">
            <text:p>0.7601275</text:p>
          </table:table-cell>
          <table:table-cell office:value-type="float" office:value="0.01203917" calcext:value-type="float">
            <text:p>0.01203917</text:p>
          </table:table-cell>
          <table:table-cell office:value-type="float" office:value="-0.03358123" calcext:value-type="float">
            <text:p>-0.03358123</text:p>
          </table:table-cell>
          <table:table-cell table:number-columns-repeated="9"/>
        </table:table-row>
        <table:table-row table:style-name="ro1">
          <table:table-cell office:value-type="float" office:value="0.8210961" calcext:value-type="float">
            <text:p>0.8210961</text:p>
          </table:table-cell>
          <table:table-cell office:value-type="float" office:value="-0.04369377" calcext:value-type="float">
            <text:p>-0.04369377</text:p>
          </table:table-cell>
          <table:table-cell office:value-type="float" office:value="-0.03198799" calcext:value-type="float">
            <text:p>-0.03198799</text:p>
          </table:table-cell>
          <table:table-cell table:number-columns-repeated="9"/>
        </table:table-row>
        <table:table-row table:style-name="ro1">
          <table:table-cell office:value-type="float" office:value="0.6975333" calcext:value-type="float">
            <text:p>0.6975333</text:p>
          </table:table-cell>
          <table:table-cell office:value-type="float" office:value="0.01959393" calcext:value-type="float">
            <text:p>0.01959393</text:p>
          </table:table-cell>
          <table:table-cell office:value-type="float" office:value="-0.03126759" calcext:value-type="float">
            <text:p>-0.03126759</text:p>
          </table:table-cell>
          <table:table-cell table:number-columns-repeated="9"/>
        </table:table-row>
        <table:table-row table:style-name="ro1">
          <table:table-cell office:value-type="float" office:value="0.2705654" calcext:value-type="float">
            <text:p>0.2705654</text:p>
          </table:table-cell>
          <table:table-cell office:value-type="float" office:value="0.1271027" calcext:value-type="float">
            <text:p>0.1271027</text:p>
          </table:table-cell>
          <table:table-cell office:value-type="float" office:value="-0.03096132" calcext:value-type="float">
            <text:p>-0.03096132</text:p>
          </table:table-cell>
          <table:table-cell table:number-columns-repeated="9"/>
        </table:table-row>
        <table:table-row table:style-name="ro1">
          <table:table-cell office:value-type="float" office:value="-0.1447098" calcext:value-type="float">
            <text:p>-0.1447098</text:p>
          </table:table-cell>
          <table:table-cell office:value-type="float" office:value="0.08132438" calcext:value-type="float">
            <text:p>0.08132438</text:p>
          </table:table-cell>
          <table:table-cell office:value-type="float" office:value="-0.030847" calcext:value-type="float">
            <text:p>-0.030847</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3062268" calcext:value-type="float">
            <text:p>-0.03062268</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4042592" calcext:value-type="float">
            <text:p>0.04042592</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170368" calcext:value-type="float">
            <text:p>0.170368</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1418261" calcext:value-type="float">
            <text:p>0.1418261</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5419246" calcext:value-type="float">
            <text:p>0.05419246</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07867623" calcext:value-type="float">
            <text:p>-0.007867623</text:p>
          </table:table-cell>
          <table:table-cell table:number-columns-repeated="9"/>
        </table:table-row>
        <table:table-row table:style-name="ro1">
          <table:table-cell office:value-type="float" office:value="-0.3350136" calcext:value-type="float">
            <text:p>-0.3350136</text:p>
          </table:table-cell>
          <table:table-cell office:value-type="float" office:value="-0.06779205" calcext:value-type="float">
            <text:p>-0.06779205</text:p>
          </table:table-cell>
          <table:table-cell office:value-type="float" office:value="-0.0380391" calcext:value-type="float">
            <text:p>-0.0380391</text:p>
          </table:table-cell>
          <table:table-cell table:number-columns-repeated="9"/>
        </table:table-row>
        <table:table-row table:style-name="ro1">
          <table:table-cell office:value-type="float" office:value="-0.2107414" calcext:value-type="float">
            <text:p>-0.2107414</text:p>
          </table:table-cell>
          <table:table-cell office:value-type="float" office:value="0.02529708" calcext:value-type="float">
            <text:p>0.02529708</text:p>
          </table:table-cell>
          <table:table-cell office:value-type="float" office:value="-0.04854585" calcext:value-type="float">
            <text:p>-0.04854585</text:p>
          </table:table-cell>
          <table:table-cell table:number-columns-repeated="9"/>
        </table:table-row>
        <table:table-row table:style-name="ro1">
          <table:table-cell office:value-type="float" office:value="0.1852318" calcext:value-type="float">
            <text:p>0.1852318</text:p>
          </table:table-cell>
          <table:table-cell office:value-type="float" office:value="0.1437389" calcext:value-type="float">
            <text:p>0.1437389</text:p>
          </table:table-cell>
          <table:table-cell office:value-type="float" office:value="-0.04841043" calcext:value-type="float">
            <text:p>-0.04841043</text:p>
          </table:table-cell>
          <table:table-cell table:number-columns-repeated="9"/>
        </table:table-row>
        <table:table-row table:style-name="ro1">
          <table:table-cell office:value-type="float" office:value="0.557874" calcext:value-type="float">
            <text:p>0.557874</text:p>
          </table:table-cell>
          <table:table-cell office:value-type="float" office:value="0.0998989" calcext:value-type="float">
            <text:p>0.0998989</text:p>
          </table:table-cell>
          <table:table-cell office:value-type="float" office:value="-0.0437238" calcext:value-type="float">
            <text:p>-0.0437238</text:p>
          </table:table-cell>
          <table:table-cell table:number-columns-repeated="9"/>
        </table:table-row>
        <table:table-row table:style-name="ro1">
          <table:table-cell office:value-type="float" office:value="0.7598889" calcext:value-type="float">
            <text:p>0.7598889</text:p>
          </table:table-cell>
          <table:table-cell office:value-type="float" office:value="0.0118811" calcext:value-type="float">
            <text:p>0.0118811</text:p>
          </table:table-cell>
          <table:table-cell office:value-type="float" office:value="-0.03850736" calcext:value-type="float">
            <text:p>-0.03850736</text:p>
          </table:table-cell>
          <table:table-cell table:number-columns-repeated="9"/>
        </table:table-row>
        <table:table-row table:style-name="ro1">
          <table:table-cell office:value-type="float" office:value="0.820811" calcext:value-type="float">
            <text:p>0.820811</text:p>
          </table:table-cell>
          <table:table-cell office:value-type="float" office:value="-0.0430266" calcext:value-type="float">
            <text:p>-0.0430266</text:p>
          </table:table-cell>
          <table:table-cell office:value-type="float" office:value="-0.03480515" calcext:value-type="float">
            <text:p>-0.03480515</text:p>
          </table:table-cell>
          <table:table-cell table:number-columns-repeated="9"/>
        </table:table-row>
        <table:table-row table:style-name="ro1">
          <table:table-cell office:value-type="float" office:value="0.6975114" calcext:value-type="float">
            <text:p>0.6975114</text:p>
          </table:table-cell>
          <table:table-cell office:value-type="float" office:value="0.0195722" calcext:value-type="float">
            <text:p>0.0195722</text:p>
          </table:table-cell>
          <table:table-cell office:value-type="float" office:value="-0.03260582" calcext:value-type="float">
            <text:p>-0.03260582</text:p>
          </table:table-cell>
          <table:table-cell table:number-columns-repeated="9"/>
        </table:table-row>
        <table:table-row table:style-name="ro1">
          <table:table-cell office:value-type="float" office:value="0.2705654" calcext:value-type="float">
            <text:p>0.2705654</text:p>
          </table:table-cell>
          <table:table-cell office:value-type="float" office:value="0.1270976" calcext:value-type="float">
            <text:p>0.1270976</text:p>
          </table:table-cell>
          <table:table-cell office:value-type="float" office:value="-0.009282208" calcext:value-type="float">
            <text:p>-0.009282208</text:p>
          </table:table-cell>
          <table:table-cell table:number-columns-repeated="9"/>
        </table:table-row>
        <table:table-row table:style-name="ro1">
          <table:table-cell office:value-type="float" office:value="-0.1369462" calcext:value-type="float">
            <text:p>-0.1369462</text:p>
          </table:table-cell>
          <table:table-cell office:value-type="float" office:value="0.08337345" calcext:value-type="float">
            <text:p>0.08337345</text:p>
          </table:table-cell>
          <table:table-cell office:value-type="float" office:value="0.1341085" calcext:value-type="float">
            <text:p>0.1341085</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168582" calcext:value-type="float">
            <text:p>0.168582</text:p>
          </table:table-cell>
          <table:table-cell table:number-columns-repeated="9"/>
        </table:table-row>
        <table:table-row table:style-name="ro1">
          <table:table-cell office:value-type="float" office:value="-0.4454331" calcext:value-type="float">
            <text:p>-0.4454331</text:p>
          </table:table-cell>
          <table:table-cell office:value-type="float" office:value="-0.05092555" calcext:value-type="float">
            <text:p>-0.05092555</text:p>
          </table:table-cell>
          <table:table-cell office:value-type="float" office:value="0.08725793" calcext:value-type="float">
            <text:p>0.08725793</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1134231" calcext:value-type="float">
            <text:p>0.01134231</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2945125" calcext:value-type="float">
            <text:p>-0.02945125</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4608237" calcext:value-type="float">
            <text:p>-0.04608237</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4932459" calcext:value-type="float">
            <text:p>-0.04932459</text:p>
          </table:table-cell>
          <table:table-cell table:number-columns-repeated="9"/>
        </table:table-row>
        <table:table-row table:style-name="ro1">
          <table:table-cell office:value-type="float" office:value="-0.3363447" calcext:value-type="float">
            <text:p>-0.3363447</text:p>
          </table:table-cell>
          <table:table-cell office:value-type="float" office:value="-0.06892828" calcext:value-type="float">
            <text:p>-0.06892828</text:p>
          </table:table-cell>
          <table:table-cell office:value-type="float" office:value="-0.04577408" calcext:value-type="float">
            <text:p>-0.04577408</text:p>
          </table:table-cell>
          <table:table-cell table:number-columns-repeated="9"/>
        </table:table-row>
        <table:table-row table:style-name="ro1">
          <table:table-cell office:value-type="float" office:value="-0.3260869" calcext:value-type="float">
            <text:p>-0.3260869</text:p>
          </table:table-cell>
          <table:table-cell office:value-type="float" office:value="-0.06427377" calcext:value-type="float">
            <text:p>-0.06427377</text:p>
          </table:table-cell>
          <table:table-cell office:value-type="float" office:value="-0.04037708" calcext:value-type="float">
            <text:p>-0.04037708</text:p>
          </table:table-cell>
          <table:table-cell table:number-columns-repeated="9"/>
        </table:table-row>
        <table:table-row table:style-name="ro1">
          <table:table-cell office:value-type="float" office:value="-0.2065317" calcext:value-type="float">
            <text:p>-0.2065317</text:p>
          </table:table-cell>
          <table:table-cell office:value-type="float" office:value="0.02728935" calcext:value-type="float">
            <text:p>0.02728935</text:p>
          </table:table-cell>
          <table:table-cell office:value-type="float" office:value="-0.02937149" calcext:value-type="float">
            <text:p>-0.02937149</text:p>
          </table:table-cell>
          <table:table-cell table:number-columns-repeated="9"/>
        </table:table-row>
        <table:table-row table:style-name="ro1">
          <table:table-cell office:value-type="float" office:value="0.1869871" calcext:value-type="float">
            <text:p>0.1869871</text:p>
          </table:table-cell>
          <table:table-cell office:value-type="float" office:value="0.1446907" calcext:value-type="float">
            <text:p>0.1446907</text:p>
          </table:table-cell>
          <table:table-cell office:value-type="float" office:value="0.1006294" calcext:value-type="float">
            <text:p>0.1006294</text:p>
          </table:table-cell>
          <table:table-cell table:number-columns-repeated="9"/>
        </table:table-row>
        <table:table-row table:style-name="ro1">
          <table:table-cell office:value-type="float" office:value="0.5655213" calcext:value-type="float">
            <text:p>0.5655213</text:p>
          </table:table-cell>
          <table:table-cell office:value-type="float" office:value="0.09817284" calcext:value-type="float">
            <text:p>0.09817284</text:p>
          </table:table-cell>
          <table:table-cell office:value-type="float" office:value="0.1756296" calcext:value-type="float">
            <text:p>0.1756296</text:p>
          </table:table-cell>
          <table:table-cell table:number-columns-repeated="9"/>
        </table:table-row>
        <table:table-row table:style-name="ro1">
          <table:table-cell office:value-type="float" office:value="0.7601275" calcext:value-type="float">
            <text:p>0.7601275</text:p>
          </table:table-cell>
          <table:table-cell office:value-type="float" office:value="0.01203917" calcext:value-type="float">
            <text:p>0.01203917</text:p>
          </table:table-cell>
          <table:table-cell office:value-type="float" office:value="0.1068183" calcext:value-type="float">
            <text:p>0.1068183</text:p>
          </table:table-cell>
          <table:table-cell table:number-columns-repeated="9"/>
        </table:table-row>
        <table:table-row table:style-name="ro1">
          <table:table-cell office:value-type="float" office:value="0.8210961" calcext:value-type="float">
            <text:p>0.8210961</text:p>
          </table:table-cell>
          <table:table-cell office:value-type="float" office:value="-0.04369377" calcext:value-type="float">
            <text:p>-0.04369377</text:p>
          </table:table-cell>
          <table:table-cell office:value-type="float" office:value="0.02435572" calcext:value-type="float">
            <text:p>0.02435572</text:p>
          </table:table-cell>
          <table:table-cell table:number-columns-repeated="9"/>
        </table:table-row>
        <table:table-row table:style-name="ro1">
          <table:table-cell office:value-type="float" office:value="0.6975333" calcext:value-type="float">
            <text:p>0.6975333</text:p>
          </table:table-cell>
          <table:table-cell office:value-type="float" office:value="0.01959393" calcext:value-type="float">
            <text:p>0.01959393</text:p>
          </table:table-cell>
          <table:table-cell office:value-type="float" office:value="-0.02244353" calcext:value-type="float">
            <text:p>-0.02244353</text:p>
          </table:table-cell>
          <table:table-cell table:number-columns-repeated="9"/>
        </table:table-row>
        <table:table-row table:style-name="ro1">
          <table:table-cell office:value-type="float" office:value="0.2705654" calcext:value-type="float">
            <text:p>0.2705654</text:p>
          </table:table-cell>
          <table:table-cell office:value-type="float" office:value="0.1271027" calcext:value-type="float">
            <text:p>0.1271027</text:p>
          </table:table-cell>
          <table:table-cell office:value-type="float" office:value="-0.04385838" calcext:value-type="float">
            <text:p>-0.04385838</text:p>
          </table:table-cell>
          <table:table-cell table:number-columns-repeated="9"/>
        </table:table-row>
        <table:table-row table:style-name="ro1">
          <table:table-cell office:value-type="float" office:value="-0.1369462" calcext:value-type="float">
            <text:p>-0.1369462</text:p>
          </table:table-cell>
          <table:table-cell office:value-type="float" office:value="0.08337345" calcext:value-type="float">
            <text:p>0.08337345</text:p>
          </table:table-cell>
          <table:table-cell office:value-type="float" office:value="-0.04941737" calcext:value-type="float">
            <text:p>-0.04941737</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4683851" calcext:value-type="float">
            <text:p>-0.04683851</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4150761" calcext:value-type="float">
            <text:p>-0.04150761</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3686552" calcext:value-type="float">
            <text:p>-0.03686552</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3374274" calcext:value-type="float">
            <text:p>-0.03374274</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3209426" calcext:value-type="float">
            <text:p>-0.03209426</text:p>
          </table:table-cell>
          <table:table-cell table:number-columns-repeated="9"/>
        </table:table-row>
        <table:table-row table:style-name="ro1">
          <table:table-cell office:value-type="float" office:value="-0.3522592" calcext:value-type="float">
            <text:p>-0.3522592</text:p>
          </table:table-cell>
          <table:table-cell office:value-type="float" office:value="-0.07302578" calcext:value-type="float">
            <text:p>-0.07302578</text:p>
          </table:table-cell>
          <table:table-cell office:value-type="float" office:value="-0.03130229" calcext:value-type="float">
            <text:p>-0.03130229</text:p>
          </table:table-cell>
          <table:table-cell table:number-columns-repeated="9"/>
        </table:table-row>
        <table:table-row table:style-name="ro1">
          <table:table-cell office:value-type="float" office:value="-0.2130245" calcext:value-type="float">
            <text:p>-0.2130245</text:p>
          </table:table-cell>
          <table:table-cell office:value-type="float" office:value="0.02574869" calcext:value-type="float">
            <text:p>0.02574869</text:p>
          </table:table-cell>
          <table:table-cell office:value-type="float" office:value="-0.03097481" calcext:value-type="float">
            <text:p>-0.03097481</text:p>
          </table:table-cell>
          <table:table-cell table:number-columns-repeated="9"/>
        </table:table-row>
        <table:table-row table:style-name="ro1">
          <table:table-cell office:value-type="float" office:value="0.1809567" calcext:value-type="float">
            <text:p>0.1809567</text:p>
          </table:table-cell>
          <table:table-cell office:value-type="float" office:value="0.1417128" calcext:value-type="float">
            <text:p>0.1417128</text:p>
          </table:table-cell>
          <table:table-cell office:value-type="float" office:value="-0.03072394" calcext:value-type="float">
            <text:p>-0.03072394</text:p>
          </table:table-cell>
          <table:table-cell table:number-columns-repeated="9"/>
        </table:table-row>
        <table:table-row table:style-name="ro1">
          <table:table-cell office:value-type="float" office:value="0.5630759" calcext:value-type="float">
            <text:p>0.5630759</text:p>
          </table:table-cell>
          <table:table-cell office:value-type="float" office:value="0.09680422" calcext:value-type="float">
            <text:p>0.09680422</text:p>
          </table:table-cell>
          <table:table-cell office:value-type="float" office:value="0.03667138" calcext:value-type="float">
            <text:p>0.03667138</text:p>
          </table:table-cell>
          <table:table-cell table:number-columns-repeated="9"/>
        </table:table-row>
        <table:table-row table:style-name="ro1">
          <table:table-cell office:value-type="float" office:value="0.7591987" calcext:value-type="float">
            <text:p>0.7591987</text:p>
          </table:table-cell>
          <table:table-cell office:value-type="float" office:value="0.01146425" calcext:value-type="float">
            <text:p>0.01146425</text:p>
          </table:table-cell>
          <table:table-cell office:value-type="float" office:value="0.1689814" calcext:value-type="float">
            <text:p>0.1689814</text:p>
          </table:table-cell>
          <table:table-cell table:number-columns-repeated="9"/>
        </table:table-row>
        <table:table-row table:style-name="ro1">
          <table:table-cell office:value-type="float" office:value="0.8207762" calcext:value-type="float">
            <text:p>0.8207762</text:p>
          </table:table-cell>
          <table:table-cell office:value-type="float" office:value="-0.04390996" calcext:value-type="float">
            <text:p>-0.04390996</text:p>
          </table:table-cell>
          <table:table-cell office:value-type="float" office:value="0.1438253" calcext:value-type="float">
            <text:p>0.1438253</text:p>
          </table:table-cell>
          <table:table-cell table:number-columns-repeated="9"/>
        </table:table-row>
        <table:table-row table:style-name="ro1">
          <table:table-cell office:value-type="float" office:value="0.6974301" calcext:value-type="float">
            <text:p>0.6974301</text:p>
          </table:table-cell>
          <table:table-cell office:value-type="float" office:value="0.01951409" calcext:value-type="float">
            <text:p>0.01951409</text:p>
          </table:table-cell>
          <table:table-cell office:value-type="float" office:value="0.05612994" calcext:value-type="float">
            <text:p>0.05612994</text:p>
          </table:table-cell>
          <table:table-cell table:number-columns-repeated="9"/>
        </table:table-row>
        <table:table-row table:style-name="ro1">
          <table:table-cell office:value-type="float" office:value="0.2705434" calcext:value-type="float">
            <text:p>0.2705434</text:p>
          </table:table-cell>
          <table:table-cell office:value-type="float" office:value="0.1270753" calcext:value-type="float">
            <text:p>0.1270753</text:p>
          </table:table-cell>
          <table:table-cell office:value-type="float" office:value="-0.006812415" calcext:value-type="float">
            <text:p>-0.006812415</text:p>
          </table:table-cell>
          <table:table-cell table:number-columns-repeated="9"/>
        </table:table-row>
        <table:table-row table:style-name="ro1">
          <table:table-cell office:value-type="float" office:value="-0.1447098" calcext:value-type="float">
            <text:p>-0.1447098</text:p>
          </table:table-cell>
          <table:table-cell office:value-type="float" office:value="0.08131922" calcext:value-type="float">
            <text:p>0.08131922</text:p>
          </table:table-cell>
          <table:table-cell office:value-type="float" office:value="-0.03758986" calcext:value-type="float">
            <text:p>-0.03758986</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4844264" calcext:value-type="float">
            <text:p>-0.04844264</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4849005" calcext:value-type="float">
            <text:p>-0.04849005</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4385482" calcext:value-type="float">
            <text:p>-0.04385482</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3861798" calcext:value-type="float">
            <text:p>-0.03861798</text:p>
          </table:table-cell>
          <table:table-cell table:number-columns-repeated="9"/>
        </table:table-row>
        <table:table-row table:style-name="ro1">
          <table:table-cell office:value-type="float" office:value="-0.3803078" calcext:value-type="float">
            <text:p>-0.3803078</text:p>
          </table:table-cell>
          <table:table-cell office:value-type="float" office:value="-0.079402" calcext:value-type="float">
            <text:p>-0.079402</text:p>
          </table:table-cell>
          <table:table-cell office:value-type="float" office:value="-0.03480515" calcext:value-type="float">
            <text:p>-0.03480515</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3264285" calcext:value-type="float">
            <text:p>-0.03264285</text:p>
          </table:table-cell>
          <table:table-cell table:number-columns-repeated="9"/>
        </table:table-row>
        <table:table-row table:style-name="ro1">
          <table:table-cell office:value-type="float" office:value="-0.3360425" calcext:value-type="float">
            <text:p>-0.3360425</text:p>
          </table:table-cell>
          <table:table-cell office:value-type="float" office:value="-0.06882099" calcext:value-type="float">
            <text:p>-0.06882099</text:p>
          </table:table-cell>
          <table:table-cell office:value-type="float" office:value="-0.02382905" calcext:value-type="float">
            <text:p>-0.02382905</text:p>
          </table:table-cell>
          <table:table-cell table:number-columns-repeated="9"/>
        </table:table-row>
        <table:table-row table:style-name="ro1">
          <table:table-cell office:value-type="float" office:value="-0.3263097" calcext:value-type="float">
            <text:p>-0.3263097</text:p>
          </table:table-cell>
          <table:table-cell office:value-type="float" office:value="-0.06449663" calcext:value-type="float">
            <text:p>-0.06449663</text:p>
          </table:table-cell>
          <table:table-cell office:value-type="float" office:value="0.1028304" calcext:value-type="float">
            <text:p>0.1028304</text:p>
          </table:table-cell>
          <table:table-cell table:number-columns-repeated="9"/>
        </table:table-row>
        <table:table-row table:style-name="ro1">
          <table:table-cell office:value-type="float" office:value="-0.2064662" calcext:value-type="float">
            <text:p>-0.2064662</text:p>
          </table:table-cell>
          <table:table-cell office:value-type="float" office:value="0.02732325" calcext:value-type="float">
            <text:p>0.02732325</text:p>
          </table:table-cell>
          <table:table-cell office:value-type="float" office:value="0.1765827" calcext:value-type="float">
            <text:p>0.1765827</text:p>
          </table:table-cell>
          <table:table-cell table:number-columns-repeated="9"/>
        </table:table-row>
        <table:table-row table:style-name="ro1">
          <table:table-cell office:value-type="float" office:value="0.1765005" calcext:value-type="float">
            <text:p>0.1765005</text:p>
          </table:table-cell>
          <table:table-cell office:value-type="float" office:value="0.1440034" calcext:value-type="float">
            <text:p>0.1440034</text:p>
          </table:table-cell>
          <table:table-cell office:value-type="float" office:value="0.1071999" calcext:value-type="float">
            <text:p>0.1071999</text:p>
          </table:table-cell>
          <table:table-cell table:number-columns-repeated="9"/>
        </table:table-row>
        <table:table-row table:style-name="ro1">
          <table:table-cell office:value-type="float" office:value="0.5585642" calcext:value-type="float">
            <text:p>0.5585642</text:p>
          </table:table-cell>
          <table:table-cell office:value-type="float" office:value="0.1003157" calcext:value-type="float">
            <text:p>0.1003157</text:p>
          </table:table-cell>
          <table:table-cell office:value-type="float" office:value="0.02449379" calcext:value-type="float">
            <text:p>0.02449379</text:p>
          </table:table-cell>
          <table:table-cell table:number-columns-repeated="9"/>
        </table:table-row>
        <table:table-row table:style-name="ro1">
          <table:table-cell office:value-type="float" office:value="0.7601307" calcext:value-type="float">
            <text:p>0.7601307</text:p>
          </table:table-cell>
          <table:table-cell office:value-type="float" office:value="0.0120414" calcext:value-type="float">
            <text:p>0.0120414</text:p>
          </table:table-cell>
          <table:table-cell office:value-type="float" office:value="-0.02316416" calcext:value-type="float">
            <text:p>-0.02316416</text:p>
          </table:table-cell>
          <table:table-cell table:number-columns-repeated="9"/>
        </table:table-row>
        <table:table-row table:style-name="ro1">
          <table:table-cell office:value-type="float" office:value="0.8206694" calcext:value-type="float">
            <text:p>0.8206694</text:p>
          </table:table-cell>
          <table:table-cell office:value-type="float" office:value="-0.04274562" calcext:value-type="float">
            <text:p>-0.04274562</text:p>
          </table:table-cell>
          <table:table-cell office:value-type="float" office:value="-0.04384275" calcext:value-type="float">
            <text:p>-0.04384275</text:p>
          </table:table-cell>
          <table:table-cell table:number-columns-repeated="9"/>
        </table:table-row>
        <table:table-row table:style-name="ro1">
          <table:table-cell office:value-type="float" office:value="0.6908897" calcext:value-type="float">
            <text:p>0.6908897</text:p>
          </table:table-cell>
          <table:table-cell office:value-type="float" office:value="0.02356436" calcext:value-type="float">
            <text:p>0.02356436</text:p>
          </table:table-cell>
          <table:table-cell office:value-type="float" office:value="-0.04942786" calcext:value-type="float">
            <text:p>-0.04942786</text:p>
          </table:table-cell>
          <table:table-cell table:number-columns-repeated="9"/>
        </table:table-row>
        <table:table-row table:style-name="ro1">
          <table:table-cell office:value-type="float" office:value="0.2715004" calcext:value-type="float">
            <text:p>0.2715004</text:p>
          </table:table-cell>
          <table:table-cell office:value-type="float" office:value="0.1271701" calcext:value-type="float">
            <text:p>0.1271701</text:p>
          </table:table-cell>
          <table:table-cell office:value-type="float" office:value="-0.04683851" calcext:value-type="float">
            <text:p>-0.04683851</text:p>
          </table:table-cell>
          <table:table-cell table:number-columns-repeated="9"/>
        </table:table-row>
        <table:table-row table:style-name="ro1">
          <table:table-cell office:value-type="float" office:value="-0.1439034" calcext:value-type="float">
            <text:p>-0.1439034</text:p>
          </table:table-cell>
          <table:table-cell office:value-type="float" office:value="0.08123054" calcext:value-type="float">
            <text:p>0.08123054</text:p>
          </table:table-cell>
          <table:table-cell office:value-type="float" office:value="-0.04150761" calcext:value-type="float">
            <text:p>-0.04150761</text:p>
          </table:table-cell>
          <table:table-cell table:number-columns-repeated="9"/>
        </table:table-row>
        <table:table-row table:style-name="ro1">
          <table:table-cell office:value-type="float" office:value="-0.3662163" calcext:value-type="float">
            <text:p>-0.3662163</text:p>
          </table:table-cell>
          <table:table-cell office:value-type="float" office:value="-0.0001532548" calcext:value-type="float">
            <text:p>-0.0001532548</text:p>
          </table:table-cell>
          <table:table-cell office:value-type="float" office:value="-0.03686552" calcext:value-type="float">
            <text:p>-0.03686552</text:p>
          </table:table-cell>
          <table:table-cell table:number-columns-repeated="9"/>
        </table:table-row>
        <table:table-row table:style-name="ro1">
          <table:table-cell office:value-type="float" office:value="-0.4458598" calcext:value-type="float">
            <text:p>-0.4458598</text:p>
          </table:table-cell>
          <table:table-cell office:value-type="float" office:value="-0.0518737" calcext:value-type="float">
            <text:p>-0.0518737</text:p>
          </table:table-cell>
          <table:table-cell office:value-type="float" office:value="-0.03374274" calcext:value-type="float">
            <text:p>-0.03374274</text:p>
          </table:table-cell>
          <table:table-cell table:number-columns-repeated="9"/>
        </table:table-row>
        <table:table-row table:style-name="ro1">
          <table:table-cell office:value-type="float" office:value="-0.446278" calcext:value-type="float">
            <text:p>-0.446278</text:p>
          </table:table-cell>
          <table:table-cell office:value-type="float" office:value="-0.07499738" calcext:value-type="float">
            <text:p>-0.07499738</text:p>
          </table:table-cell>
          <table:table-cell office:value-type="float" office:value="-0.03206695" calcext:value-type="float">
            <text:p>-0.03206695</text:p>
          </table:table-cell>
          <table:table-cell table:number-columns-repeated="9"/>
        </table:table-row>
        <table:table-row table:style-name="ro1">
          <table:table-cell office:value-type="float" office:value="-0.4158924" calcext:value-type="float">
            <text:p>-0.4158924</text:p>
          </table:table-cell>
          <table:table-cell office:value-type="float" office:value="-0.08155322" calcext:value-type="float">
            <text:p>-0.08155322</text:p>
          </table:table-cell>
          <table:table-cell office:value-type="float" office:value="-0.03130229" calcext:value-type="float">
            <text:p>-0.03130229</text:p>
          </table:table-cell>
          <table:table-cell table:number-columns-repeated="9"/>
        </table:table-row>
        <table:table-row table:style-name="ro1">
          <table:table-cell office:value-type="float" office:value="-0.380282" calcext:value-type="float">
            <text:p>-0.380282</text:p>
          </table:table-cell>
          <table:table-cell office:value-type="float" office:value="-0.07941687" calcext:value-type="float">
            <text:p>-0.07941687</text:p>
          </table:table-cell>
          <table:table-cell office:value-type="float" office:value="-0.03097481" calcext:value-type="float">
            <text:p>-0.03097481</text:p>
          </table:table-cell>
          <table:table-cell table:number-columns-repeated="9"/>
        </table:table-row>
        <table:table-row table:style-name="ro1">
          <table:table-cell office:value-type="float" office:value="-0.3524725" calcext:value-type="float">
            <text:p>-0.3524725</text:p>
          </table:table-cell>
          <table:table-cell office:value-type="float" office:value="-0.07325472" calcext:value-type="float">
            <text:p>-0.07325472</text:p>
          </table:table-cell>
          <table:table-cell office:value-type="float" office:value="-0.0308535" calcext:value-type="float">
            <text:p>-0.0308535</text:p>
          </table:table-cell>
          <table:table-cell table:number-columns-repeated="9"/>
        </table:table-row>
        <table:table-row table:style-name="ro1">
          <table:table-cell office:value-type="float" office:value="-0.2196649" calcext:value-type="float">
            <text:p>-0.2196649</text:p>
          </table:table-cell>
          <table:table-cell office:value-type="float" office:value="0.02177659" calcext:value-type="float">
            <text:p>0.02177659</text:p>
          </table:table-cell>
          <table:table-cell office:value-type="float" office:value="-0.03080922" calcext:value-type="float">
            <text:p>-0.03080922</text:p>
          </table:table-cell>
          <table:table-cell table:number-columns-repeated="9"/>
        </table:table-row>
        <table:table-row table:style-name="ro1">
          <table:table-cell office:value-type="float" office:value="0.181105" calcext:value-type="float">
            <text:p>0.181105</text:p>
          </table:table-cell>
          <table:table-cell office:value-type="float" office:value="0.141777" calcext:value-type="float">
            <text:p>0.141777</text:p>
          </table:table-cell>
          <table:table-cell office:value-type="float" office:value="0.006678547" calcext:value-type="float">
            <text:p>0.006678547</text:p>
          </table:table-cell>
          <table:table-cell table:number-columns-repeated="9"/>
        </table:table-row>
        <table:table-row table:style-name="ro1">
          <table:table-cell office:value-type="float" office:value="0.5561187" calcext:value-type="float">
            <text:p>0.5561187</text:p>
          </table:table-cell>
          <table:table-cell office:value-type="float" office:value="0.09894656" calcext:value-type="float">
            <text:p>0.09894656</text:p>
          </table:table-cell>
          <table:table-cell office:value-type="float" office:value="0.1512265" calcext:value-type="float">
            <text:p>0.1512265</text:p>
          </table:table-cell>
          <table:table-cell table:number-columns-repeated="9"/>
        </table:table-row>
        <table:table-row table:style-name="ro1">
          <table:table-cell office:value-type="float" office:value="0.7592244" calcext:value-type="float">
            <text:p>0.7592244</text:p>
          </table:table-cell>
          <table:table-cell office:value-type="float" office:value="0.01147913" calcext:value-type="float">
            <text:p>0.01147913</text:p>
          </table:table-cell>
          <table:table-cell office:value-type="float" office:value="0.1601157" calcext:value-type="float">
            <text:p>0.1601157</text:p>
          </table:table-cell>
          <table:table-cell table:number-columns-repeated="9"/>
        </table:table-row>
        <table:table-row table:style-name="ro1">
          <table:table-cell office:value-type="float" office:value="0.8203495" calcext:value-type="float">
            <text:p>0.8203495</text:p>
          </table:table-cell>
          <table:table-cell office:value-type="float" office:value="-0.04296182" calcext:value-type="float">
            <text:p>-0.04296182</text:p>
          </table:table-cell>
          <table:table-cell office:value-type="float" office:value="0.07440436" calcext:value-type="float">
            <text:p>0.07440436</text:p>
          </table:table-cell>
          <table:table-cell table:number-columns-repeated="9"/>
        </table:table-row>
        <table:table-row table:style-name="ro1">
          <table:table-cell office:value-type="float" office:value="0.6907897" calcext:value-type="float">
            <text:p>0.6907897</text:p>
          </table:table-cell>
          <table:table-cell office:value-type="float" office:value="0.02348618" calcext:value-type="float">
            <text:p>0.02348618</text:p>
          </table:table-cell>
          <table:table-cell office:value-type="float" office:value="0.003543307" calcext:value-type="float">
            <text:p>0.003543307</text:p>
          </table:table-cell>
          <table:table-cell table:number-columns-repeated="9"/>
        </table:table-row>
        <table:table-row table:style-name="ro1">
          <table:table-cell office:value-type="float" office:value="0.2714784" calcext:value-type="float">
            <text:p>0.2714784</text:p>
          </table:table-cell>
          <table:table-cell office:value-type="float" office:value="0.1271427" calcext:value-type="float">
            <text:p>0.1271427</text:p>
          </table:table-cell>
          <table:table-cell office:value-type="float" office:value="-0.03246977" calcext:value-type="float">
            <text:p>-0.03246977</text:p>
          </table:table-cell>
          <table:table-cell table:number-columns-repeated="9"/>
        </table:table-row>
        <table:table-row table:style-name="ro1">
          <table:table-cell office:value-type="float" office:value="-0.1439034" calcext:value-type="float">
            <text:p>-0.1439034</text:p>
          </table:table-cell>
          <table:table-cell office:value-type="float" office:value="0.08122539" calcext:value-type="float">
            <text:p>0.08122539</text:p>
          </table:table-cell>
          <table:table-cell office:value-type="float" office:value="-0.04721825" calcext:value-type="float">
            <text:p>-0.04721825</text:p>
          </table:table-cell>
          <table:table-cell table:number-columns-repeated="9"/>
        </table:table-row>
        <table:table-row table:style-name="ro1">
          <table:table-cell office:value-type="float" office:value="-0.3695468" calcext:value-type="float">
            <text:p>-0.3695468</text:p>
          </table:table-cell>
          <table:table-cell office:value-type="float" office:value="-0.001813336" calcext:value-type="float">
            <text:p>-0.001813336</text:p>
          </table:table-cell>
          <table:table-cell office:value-type="float" office:value="-0.04907889" calcext:value-type="float">
            <text:p>-0.04907889</text:p>
          </table:table-cell>
          <table:table-cell table:number-columns-repeated="9"/>
        </table:table-row>
        <table:table-row table:style-name="ro1">
          <table:table-cell office:value-type="float" office:value="-0.4458598" calcext:value-type="float">
            <text:p>-0.4458598</text:p>
          </table:table-cell>
          <table:table-cell office:value-type="float" office:value="-0.0518737" calcext:value-type="float">
            <text:p>-0.0518737</text:p>
          </table:table-cell>
          <table:table-cell office:value-type="float" office:value="-0.04502101" calcext:value-type="float">
            <text:p>-0.04502101</text:p>
          </table:table-cell>
          <table:table-cell table:number-columns-repeated="9"/>
        </table:table-row>
        <table:table-row table:style-name="ro1">
          <table:table-cell office:value-type="float" office:value="-0.446278" calcext:value-type="float">
            <text:p>-0.446278</text:p>
          </table:table-cell>
          <table:table-cell office:value-type="float" office:value="-0.07499738" calcext:value-type="float">
            <text:p>-0.07499738</text:p>
          </table:table-cell>
          <table:table-cell office:value-type="float" office:value="-0.03965221" calcext:value-type="float">
            <text:p>-0.03965221</text:p>
          </table:table-cell>
          <table:table-cell table:number-columns-repeated="9"/>
        </table:table-row>
        <table:table-row table:style-name="ro1">
          <table:table-cell office:value-type="float" office:value="-0.4158924" calcext:value-type="float">
            <text:p>-0.4158924</text:p>
          </table:table-cell>
          <table:table-cell office:value-type="float" office:value="-0.08155322" calcext:value-type="float">
            <text:p>-0.08155322</text:p>
          </table:table-cell>
          <table:table-cell office:value-type="float" office:value="-0.03555537" calcext:value-type="float">
            <text:p>-0.03555537</text:p>
          </table:table-cell>
          <table:table-cell table:number-columns-repeated="9"/>
        </table:table-row>
        <table:table-row table:style-name="ro1">
          <table:table-cell office:value-type="float" office:value="-0.380282" calcext:value-type="float">
            <text:p>-0.380282</text:p>
          </table:table-cell>
          <table:table-cell office:value-type="float" office:value="-0.07941687" calcext:value-type="float">
            <text:p>-0.07941687</text:p>
          </table:table-cell>
          <table:table-cell office:value-type="float" office:value="-0.03300596" calcext:value-type="float">
            <text:p>-0.03300596</text:p>
          </table:table-cell>
          <table:table-cell table:number-columns-repeated="9"/>
        </table:table-row>
        <table:table-row table:style-name="ro1">
          <table:table-cell office:value-type="float" office:value="-0.3524725" calcext:value-type="float">
            <text:p>-0.3524725</text:p>
          </table:table-cell>
          <table:table-cell office:value-type="float" office:value="-0.07325472" calcext:value-type="float">
            <text:p>-0.07325472</text:p>
          </table:table-cell>
          <table:table-cell office:value-type="float" office:value="-0.01715762" calcext:value-type="float">
            <text:p>-0.01715762</text:p>
          </table:table-cell>
          <table:table-cell table:number-columns-repeated="9"/>
        </table:table-row>
        <table:table-row table:style-name="ro1">
          <table:table-cell office:value-type="float" office:value="-0.2196649" calcext:value-type="float">
            <text:p>-0.2196649</text:p>
          </table:table-cell>
          <table:table-cell office:value-type="float" office:value="0.02177659" calcext:value-type="float">
            <text:p>0.02177659</text:p>
          </table:table-cell>
          <table:table-cell office:value-type="float" office:value="0.1243041" calcext:value-type="float">
            <text:p>0.1243041</text:p>
          </table:table-cell>
          <table:table-cell table:number-columns-repeated="9"/>
        </table:table-row>
        <table:table-row table:style-name="ro1">
          <table:table-cell office:value-type="float" office:value="0.181105" calcext:value-type="float">
            <text:p>0.181105</text:p>
          </table:table-cell>
          <table:table-cell office:value-type="float" office:value="0.141777" calcext:value-type="float">
            <text:p>0.141777</text:p>
          </table:table-cell>
          <table:table-cell office:value-type="float" office:value="0.1719369" calcext:value-type="float">
            <text:p>0.1719369</text:p>
          </table:table-cell>
          <table:table-cell table:number-columns-repeated="9"/>
        </table:table-row>
        <table:table-row table:style-name="ro1">
          <table:table-cell office:value-type="float" office:value="0.5561187" calcext:value-type="float">
            <text:p>0.5561187</text:p>
          </table:table-cell>
          <table:table-cell office:value-type="float" office:value="0.09894656" calcext:value-type="float">
            <text:p>0.09894656</text:p>
          </table:table-cell>
          <table:table-cell office:value-type="float" office:value="0.09384097" calcext:value-type="float">
            <text:p>0.09384097</text:p>
          </table:table-cell>
          <table:table-cell table:number-columns-repeated="9"/>
        </table:table-row>
        <table:table-row table:style-name="ro1">
          <table:table-cell office:value-type="float" office:value="0.7592244" calcext:value-type="float">
            <text:p>0.7592244</text:p>
          </table:table-cell>
          <table:table-cell office:value-type="float" office:value="0.01147913" calcext:value-type="float">
            <text:p>0.01147913</text:p>
          </table:table-cell>
          <table:table-cell office:value-type="float" office:value="0.01552646" calcext:value-type="float">
            <text:p>0.01552646</text:p>
          </table:table-cell>
          <table:table-cell table:number-columns-repeated="9"/>
        </table:table-row>
        <table:table-row table:style-name="ro1">
          <table:table-cell office:value-type="float" office:value="0.8205724" calcext:value-type="float">
            <text:p>0.8205724</text:p>
          </table:table-cell>
          <table:table-cell office:value-type="float" office:value="-0.04318468" calcext:value-type="float">
            <text:p>-0.04318468</text:p>
          </table:table-cell>
          <table:table-cell office:value-type="float" office:value="-0.02679779" calcext:value-type="float">
            <text:p>-0.02679779</text:p>
          </table:table-cell>
          <table:table-cell table:number-columns-repeated="9"/>
        </table:table-row>
        <table:table-row table:style-name="ro1">
          <table:table-cell office:value-type="float" office:value="0.6974333" calcext:value-type="float">
            <text:p>0.6974333</text:p>
          </table:table-cell>
          <table:table-cell office:value-type="float" office:value="0.01951631" calcext:value-type="float">
            <text:p>0.01951631</text:p>
          </table:table-cell>
          <table:table-cell office:value-type="float" office:value="-0.04541018" calcext:value-type="float">
            <text:p>-0.04541018</text:p>
          </table:table-cell>
          <table:table-cell table:number-columns-repeated="9"/>
        </table:table-row>
        <table:table-row table:style-name="ro1">
          <table:table-cell office:value-type="float" office:value="0.2705444" calcext:value-type="float">
            <text:p>0.2705444</text:p>
          </table:table-cell>
          <table:table-cell office:value-type="float" office:value="0.127076" calcext:value-type="float">
            <text:p>0.127076</text:p>
          </table:table-cell>
          <table:table-cell office:value-type="float" office:value="-0.0493967" calcext:value-type="float">
            <text:p>-0.0493967</text:p>
          </table:table-cell>
          <table:table-cell table:number-columns-repeated="9"/>
        </table:table-row>
        <table:table-row table:style-name="ro1">
          <table:table-cell office:value-type="float" office:value="-0.1369462" calcext:value-type="float">
            <text:p>-0.1369462</text:p>
          </table:table-cell>
          <table:table-cell office:value-type="float" office:value="0.08336829" calcext:value-type="float">
            <text:p>0.08336829</text:p>
          </table:table-cell>
          <table:table-cell office:value-type="float" office:value="-0.04613912" calcext:value-type="float">
            <text:p>-0.04613912</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4074873" calcext:value-type="float">
            <text:p>-0.04074873</text:p>
          </table:table-cell>
          <table:table-cell table:number-columns-repeated="9"/>
        </table:table-row>
        <table:table-row table:style-name="ro1">
          <table:table-cell office:value-type="float" office:value="-0.4454331" calcext:value-type="float">
            <text:p>-0.4454331</text:p>
          </table:table-cell>
          <table:table-cell office:value-type="float" office:value="-0.05092555" calcext:value-type="float">
            <text:p>-0.05092555</text:p>
          </table:table-cell>
          <table:table-cell office:value-type="float" office:value="-0.03631452" calcext:value-type="float">
            <text:p>-0.03631452</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33427" calcext:value-type="float">
            <text:p>-0.033427</text:p>
          </table:table-cell>
          <table:table-cell table:number-columns-repeated="9"/>
        </table:table-row>
        <table:table-row table:style-name="ro1">
          <table:table-cell office:value-type="float" office:value="-0.4168274" calcext:value-type="float">
            <text:p>-0.4168274</text:p>
          </table:table-cell>
          <table:table-cell office:value-type="float" office:value="-0.08148582" calcext:value-type="float">
            <text:p>-0.08148582</text:p>
          </table:table-cell>
          <table:table-cell office:value-type="float" office:value="-0.03193777" calcext:value-type="float">
            <text:p>-0.03193777</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3123505" calcext:value-type="float">
            <text:p>-0.03123505</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3094875" calcext:value-type="float">
            <text:p>-0.03094875</text:p>
          </table:table-cell>
          <table:table-cell table:number-columns-repeated="9"/>
        </table:table-row>
        <table:table-row table:style-name="ro1">
          <table:table-cell office:value-type="float" office:value="-0.3353157" calcext:value-type="float">
            <text:p>-0.3353157</text:p>
          </table:table-cell>
          <table:table-cell office:value-type="float" office:value="-0.06789934" calcext:value-type="float">
            <text:p>-0.06789934</text:p>
          </table:table-cell>
          <table:table-cell office:value-type="float" office:value="-0.03084399" calcext:value-type="float">
            <text:p>-0.03084399</text:p>
          </table:table-cell>
          <table:table-cell table:number-columns-repeated="9"/>
        </table:table-row>
        <table:table-row table:style-name="ro1">
          <table:table-cell office:value-type="float" office:value="-0.2040978" calcext:value-type="float">
            <text:p>-0.2040978</text:p>
          </table:table-cell>
          <table:table-cell office:value-type="float" office:value="0.02926696" calcext:value-type="float">
            <text:p>0.02926696</text:p>
          </table:table-cell>
          <table:table-cell office:value-type="float" office:value="-0.03000054" calcext:value-type="float">
            <text:p>-0.03000054</text:p>
          </table:table-cell>
          <table:table-cell table:number-columns-repeated="9"/>
        </table:table-row>
        <table:table-row table:style-name="ro1">
          <table:table-cell office:value-type="float" office:value="0.1851663" calcext:value-type="float">
            <text:p>0.1851663</text:p>
          </table:table-cell>
          <table:table-cell office:value-type="float" office:value="0.1437051" calcext:value-type="float">
            <text:p>0.1437051</text:p>
          </table:table-cell>
          <table:table-cell office:value-type="float" office:value="0.05586182" calcext:value-type="float">
            <text:p>0.05586182</text:p>
          </table:table-cell>
          <table:table-cell table:number-columns-repeated="9"/>
        </table:table-row>
        <table:table-row table:style-name="ro1">
          <table:table-cell office:value-type="float" office:value="0.5648311" calcext:value-type="float">
            <text:p>0.5648311</text:p>
          </table:table-cell>
          <table:table-cell office:value-type="float" office:value="0.09775599" calcext:value-type="float">
            <text:p>0.09775599</text:p>
          </table:table-cell>
          <table:table-cell office:value-type="float" office:value="0.1755386" calcext:value-type="float">
            <text:p>0.1755386</text:p>
          </table:table-cell>
          <table:table-cell table:number-columns-repeated="9"/>
        </table:table-row>
        <table:table-row table:style-name="ro1">
          <table:table-cell office:value-type="float" office:value="0.7626742" calcext:value-type="float">
            <text:p>0.7626742</text:p>
          </table:table-cell>
          <table:table-cell office:value-type="float" office:value="0.01008982" calcext:value-type="float">
            <text:p>0.01008982</text:p>
          </table:table-cell>
          <table:table-cell office:value-type="float" office:value="0.1314341" calcext:value-type="float">
            <text:p>0.1314341</text:p>
          </table:table-cell>
          <table:table-cell table:number-columns-repeated="9"/>
        </table:table-row>
        <table:table-row table:style-name="ro1">
          <table:table-cell office:value-type="float" office:value="0.8210148" calcext:value-type="float">
            <text:p>0.8210148</text:p>
          </table:table-cell>
          <table:table-cell office:value-type="float" office:value="-0.04375188" calcext:value-type="float">
            <text:p>-0.04375188</text:p>
          </table:table-cell>
          <table:table-cell office:value-type="float" office:value="0.04481225" calcext:value-type="float">
            <text:p>0.04481225</text:p>
          </table:table-cell>
          <table:table-cell table:number-columns-repeated="9"/>
        </table:table-row>
        <table:table-row table:style-name="ro1">
          <table:table-cell office:value-type="float" office:value="0.690215" calcext:value-type="float">
            <text:p>0.690215</text:p>
          </table:table-cell>
          <table:table-cell office:value-type="float" office:value="0.02315583" calcext:value-type="float">
            <text:p>0.02315583</text:p>
          </table:table-cell>
          <table:table-cell office:value-type="float" office:value="-0.01287242" calcext:value-type="float">
            <text:p>-0.01287242</text:p>
          </table:table-cell>
          <table:table-cell table:number-columns-repeated="9"/>
        </table:table-row>
        <table:table-row table:style-name="ro1">
          <table:table-cell office:value-type="float" office:value="0.2705654" calcext:value-type="float">
            <text:p>0.2705654</text:p>
          </table:table-cell>
          <table:table-cell office:value-type="float" office:value="0.127097" calcext:value-type="float">
            <text:p>0.127097</text:p>
          </table:table-cell>
          <table:table-cell office:value-type="float" office:value="-0.03972904" calcext:value-type="float">
            <text:p>-0.03972904</text:p>
          </table:table-cell>
          <table:table-cell table:number-columns-repeated="9"/>
        </table:table-row>
        <table:table-row table:style-name="ro1">
          <table:table-cell office:value-type="float" office:value="-0.1447098" calcext:value-type="float">
            <text:p>-0.1447098</text:p>
          </table:table-cell>
          <table:table-cell office:value-type="float" office:value="0.08132438" calcext:value-type="float">
            <text:p>0.08132438</text:p>
          </table:table-cell>
          <table:table-cell office:value-type="float" office:value="-0.04897068" calcext:value-type="float">
            <text:p>-0.04897068</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4806717" calcext:value-type="float">
            <text:p>-0.04806717</text:p>
          </table:table-cell>
          <table:table-cell table:number-columns-repeated="9"/>
        </table:table-row>
        <table:table-row table:style-name="ro1">
          <table:table-cell office:value-type="float" office:value="-0.4461652" calcext:value-type="float">
            <text:p>-0.4461652</text:p>
          </table:table-cell>
          <table:table-cell office:value-type="float" office:value="-0.05176863" calcext:value-type="float">
            <text:p>-0.05176863</text:p>
          </table:table-cell>
          <table:table-cell office:value-type="float" office:value="-0.04306758" calcext:value-type="float">
            <text:p>-0.04306758</text:p>
          </table:table-cell>
          <table:table-cell table:number-columns-repeated="9"/>
        </table:table-row>
        <table:table-row table:style-name="ro1">
          <table:table-cell office:value-type="float" office:value="-0.4464263" calcext:value-type="float">
            <text:p>-0.4464263</text:p>
          </table:table-cell>
          <table:table-cell office:value-type="float" office:value="-0.07493317" calcext:value-type="float">
            <text:p>-0.07493317</text:p>
          </table:table-cell>
          <table:table-cell office:value-type="float" office:value="-0.03796802" calcext:value-type="float">
            <text:p>-0.03796802</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344657" calcext:value-type="float">
            <text:p>-0.0344657</text:p>
          </table:table-cell>
          <table:table-cell table:number-columns-repeated="9"/>
        </table:table-row>
        <table:table-row table:style-name="ro1">
          <table:table-cell office:value-type="float" office:value="-0.3803078" calcext:value-type="float">
            <text:p>-0.3803078</text:p>
          </table:table-cell>
          <table:table-cell office:value-type="float" office:value="-0.079402" calcext:value-type="float">
            <text:p>-0.079402</text:p>
          </table:table-cell>
          <table:table-cell office:value-type="float" office:value="-0.03243004" calcext:value-type="float">
            <text:p>-0.03243004</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3146526" calcext:value-type="float">
            <text:p>-0.03146526</text:p>
          </table:table-cell>
          <table:table-cell table:number-columns-repeated="9"/>
        </table:table-row>
        <table:table-row table:style-name="ro1">
          <table:table-cell office:value-type="float" office:value="-0.3360425" calcext:value-type="float">
            <text:p>-0.3360425</text:p>
          </table:table-cell>
          <table:table-cell office:value-type="float" office:value="-0.06882099" calcext:value-type="float">
            <text:p>-0.06882099</text:p>
          </table:table-cell>
          <table:table-cell office:value-type="float" office:value="-0.001726168" calcext:value-type="float">
            <text:p>-0.001726168</text:p>
          </table:table-cell>
          <table:table-cell table:number-columns-repeated="9"/>
        </table:table-row>
        <table:table-row table:style-name="ro1">
          <table:table-cell office:value-type="float" office:value="-0.3263097" calcext:value-type="float">
            <text:p>-0.3263097</text:p>
          </table:table-cell>
          <table:table-cell office:value-type="float" office:value="-0.06449663" calcext:value-type="float">
            <text:p>-0.06449663</text:p>
          </table:table-cell>
          <table:table-cell office:value-type="float" office:value="0.1431854" calcext:value-type="float">
            <text:p>0.1431854</text:p>
          </table:table-cell>
          <table:table-cell table:number-columns-repeated="9"/>
        </table:table-row>
        <table:table-row table:style-name="ro1">
          <table:table-cell office:value-type="float" office:value="-0.2064662" calcext:value-type="float">
            <text:p>-0.2064662</text:p>
          </table:table-cell>
          <table:table-cell office:value-type="float" office:value="0.02732325" calcext:value-type="float">
            <text:p>0.02732325</text:p>
          </table:table-cell>
          <table:table-cell office:value-type="float" office:value="0.1646452" calcext:value-type="float">
            <text:p>0.1646452</text:p>
          </table:table-cell>
          <table:table-cell table:number-columns-repeated="9"/>
        </table:table-row>
        <table:table-row table:style-name="ro1">
          <table:table-cell office:value-type="float" office:value="0.1870128" calcext:value-type="float">
            <text:p>0.1870128</text:p>
          </table:table-cell>
          <table:table-cell office:value-type="float" office:value="0.1447056" calcext:value-type="float">
            <text:p>0.1447056</text:p>
          </table:table-cell>
          <table:table-cell office:value-type="float" office:value="0.07864137" calcext:value-type="float">
            <text:p>0.07864137</text:p>
          </table:table-cell>
          <table:table-cell table:number-columns-repeated="9"/>
        </table:table-row>
        <table:table-row table:style-name="ro1">
          <table:table-cell office:value-type="float" office:value="0.5585642" calcext:value-type="float">
            <text:p>0.5585642</text:p>
          </table:table-cell>
          <table:table-cell office:value-type="float" office:value="0.1003157" calcext:value-type="float">
            <text:p>0.1003157</text:p>
          </table:table-cell>
          <table:table-cell office:value-type="float" office:value="0.007353629" calcext:value-type="float">
            <text:p>0.007353629</text:p>
          </table:table-cell>
          <table:table-cell table:number-columns-repeated="9"/>
        </table:table-row>
        <table:table-row table:style-name="ro1">
          <table:table-cell office:value-type="float" office:value="0.7601307" calcext:value-type="float">
            <text:p>0.7601307</text:p>
          </table:table-cell>
          <table:table-cell office:value-type="float" office:value="0.0120414" calcext:value-type="float">
            <text:p>0.0120414</text:p>
          </table:table-cell>
          <table:table-cell office:value-type="float" office:value="-0.03130095" calcext:value-type="float">
            <text:p>-0.03130095</text:p>
          </table:table-cell>
          <table:table-cell table:number-columns-repeated="9"/>
        </table:table-row>
        <table:table-row table:style-name="ro1">
          <table:table-cell office:value-type="float" office:value="0.8208922" calcext:value-type="float">
            <text:p>0.8208922</text:p>
          </table:table-cell>
          <table:table-cell office:value-type="float" office:value="-0.04296848" calcext:value-type="float">
            <text:p>-0.04296848</text:p>
          </table:table-cell>
          <table:table-cell office:value-type="float" office:value="-0.04668411" calcext:value-type="float">
            <text:p>-0.04668411</text:p>
          </table:table-cell>
          <table:table-cell table:number-columns-repeated="9"/>
        </table:table-row>
        <table:table-row table:style-name="ro1">
          <table:table-cell office:value-type="float" office:value="0.6975333" calcext:value-type="float">
            <text:p>0.6975333</text:p>
          </table:table-cell>
          <table:table-cell office:value-type="float" office:value="0.01959449" calcext:value-type="float">
            <text:p>0.01959449</text:p>
          </table:table-cell>
          <table:table-cell office:value-type="float" office:value="-0.0492179" calcext:value-type="float">
            <text:p>-0.0492179</text:p>
          </table:table-cell>
          <table:table-cell table:number-columns-repeated="9"/>
        </table:table-row>
        <table:table-row table:style-name="ro1">
          <table:table-cell office:value-type="float" office:value="0.2705654" calcext:value-type="float">
            <text:p>0.2705654</text:p>
          </table:table-cell>
          <table:table-cell office:value-type="float" office:value="0.1271027" calcext:value-type="float">
            <text:p>0.1271027</text:p>
          </table:table-cell>
          <table:table-cell office:value-type="float" office:value="-0.04527494" calcext:value-type="float">
            <text:p>-0.04527494</text:p>
          </table:table-cell>
          <table:table-cell table:number-columns-repeated="9"/>
        </table:table-row>
        <table:table-row table:style-name="ro1">
          <table:table-cell office:value-type="float" office:value="-0.1369462" calcext:value-type="float">
            <text:p>-0.1369462</text:p>
          </table:table-cell>
          <table:table-cell office:value-type="float" office:value="0.08337345" calcext:value-type="float">
            <text:p>0.08337345</text:p>
          </table:table-cell>
          <table:table-cell office:value-type="float" office:value="-0.0400114" calcext:value-type="float">
            <text:p>-0.0400114</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3571712" calcext:value-type="float">
            <text:p>-0.03571712</text:p>
          </table:table-cell>
          <table:table-cell table:number-columns-repeated="9"/>
        </table:table-row>
        <table:table-row table:style-name="ro1">
          <table:table-cell office:value-type="float" office:value="-0.4454331" calcext:value-type="float">
            <text:p>-0.4454331</text:p>
          </table:table-cell>
          <table:table-cell office:value-type="float" office:value="-0.05092555" calcext:value-type="float">
            <text:p>-0.05092555</text:p>
          </table:table-cell>
          <table:table-cell office:value-type="float" office:value="-0.03313958" calcext:value-type="float">
            <text:p>-0.03313958</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3177632" calcext:value-type="float">
            <text:p>-0.03177632</text:p>
          </table:table-cell>
          <table:table-cell table:number-columns-repeated="9"/>
        </table:table-row>
        <table:table-row table:style-name="ro1">
          <table:table-cell office:value-type="float" office:value="-0.4168274" calcext:value-type="float">
            <text:p>-0.4168274</text:p>
          </table:table-cell>
          <table:table-cell office:value-type="float" office:value="-0.08148582" calcext:value-type="float">
            <text:p>-0.08148582</text:p>
          </table:table-cell>
          <table:table-cell office:value-type="float" office:value="-0.03117598" calcext:value-type="float">
            <text:p>-0.03117598</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3092616" calcext:value-type="float">
            <text:p>-0.03092616</text:p>
          </table:table-cell>
          <table:table-cell table:number-columns-repeated="9"/>
        </table:table-row>
        <table:table-row table:style-name="ro1">
          <table:table-cell office:value-type="float" office:value="-0.3522592" calcext:value-type="float">
            <text:p>-0.3522592</text:p>
          </table:table-cell>
          <table:table-cell office:value-type="float" office:value="-0.07302578" calcext:value-type="float">
            <text:p>-0.07302578</text:p>
          </table:table-cell>
          <table:table-cell office:value-type="float" office:value="-0.0308346" calcext:value-type="float">
            <text:p>-0.0308346</text:p>
          </table:table-cell>
          <table:table-cell table:number-columns-repeated="9"/>
        </table:table-row>
        <table:table-row table:style-name="ro1">
          <table:table-cell office:value-type="float" office:value="-0.2199702" calcext:value-type="float">
            <text:p>-0.2199702</text:p>
          </table:table-cell>
          <table:table-cell office:value-type="float" office:value="0.02167152" calcext:value-type="float">
            <text:p>0.02167152</text:p>
          </table:table-cell>
          <table:table-cell office:value-type="float" office:value="-0.03080395" calcext:value-type="float">
            <text:p>-0.03080395</text:p>
          </table:table-cell>
          <table:table-cell table:number-columns-repeated="9"/>
        </table:table-row>
        <table:table-row table:style-name="ro1">
          <table:table-cell office:value-type="float" office:value="0.1809567" calcext:value-type="float">
            <text:p>0.1809567</text:p>
          </table:table-cell>
          <table:table-cell office:value-type="float" office:value="0.1417128" calcext:value-type="float">
            <text:p>0.1417128</text:p>
          </table:table-cell>
          <table:table-cell office:value-type="float" office:value="-0.03078959" calcext:value-type="float">
            <text:p>-0.03078959</text:p>
          </table:table-cell>
          <table:table-cell table:number-columns-repeated="9"/>
        </table:table-row>
        <table:table-row table:style-name="ro1">
          <table:table-cell office:value-type="float" office:value="0.5560532" calcext:value-type="float">
            <text:p>0.5560532</text:p>
          </table:table-cell>
          <table:table-cell office:value-type="float" office:value="0.09891322" calcext:value-type="float">
            <text:p>0.09891322</text:p>
          </table:table-cell>
          <table:table-cell office:value-type="float" office:value="-0.03053071" calcext:value-type="float">
            <text:p>-0.03053071</text:p>
          </table:table-cell>
          <table:table-cell table:number-columns-repeated="9"/>
        </table:table-row>
        <table:table-row table:style-name="ro1">
          <table:table-cell office:value-type="float" office:value="0.7591987" calcext:value-type="float">
            <text:p>0.7591987</text:p>
          </table:table-cell>
          <table:table-cell office:value-type="float" office:value="0.01146425" calcext:value-type="float">
            <text:p>0.01146425</text:p>
          </table:table-cell>
          <table:table-cell office:value-type="float" office:value="0.04421708" calcext:value-type="float">
            <text:p>0.04421708</text:p>
          </table:table-cell>
          <table:table-cell table:number-columns-repeated="9"/>
        </table:table-row>
        <table:table-row table:style-name="ro1">
          <table:table-cell office:value-type="float" office:value="0.8205628" calcext:value-type="float">
            <text:p>0.8205628</text:p>
          </table:table-cell>
          <table:table-cell office:value-type="float" office:value="-0.04319076" calcext:value-type="float">
            <text:p>-0.04319076</text:p>
          </table:table-cell>
          <table:table-cell office:value-type="float" office:value="0.1716361" calcext:value-type="float">
            <text:p>0.1716361</text:p>
          </table:table-cell>
          <table:table-cell table:number-columns-repeated="9"/>
        </table:table-row>
        <table:table-row table:style-name="ro1">
          <table:table-cell office:value-type="float" office:value="0.6974301" calcext:value-type="float">
            <text:p>0.6974301</text:p>
          </table:table-cell>
          <table:table-cell office:value-type="float" office:value="0.01951409" calcext:value-type="float">
            <text:p>0.01951409</text:p>
          </table:table-cell>
          <table:table-cell office:value-type="float" office:value="0.1397976" calcext:value-type="float">
            <text:p>0.1397976</text:p>
          </table:table-cell>
          <table:table-cell table:number-columns-repeated="9"/>
        </table:table-row>
        <table:table-row table:style-name="ro1">
          <table:table-cell office:value-type="float" office:value="0.2705434" calcext:value-type="float">
            <text:p>0.2705434</text:p>
          </table:table-cell>
          <table:table-cell office:value-type="float" office:value="0.1270753" calcext:value-type="float">
            <text:p>0.1270753</text:p>
          </table:table-cell>
          <table:table-cell office:value-type="float" office:value="0.05037809" calcext:value-type="float">
            <text:p>0.05037809</text:p>
          </table:table-cell>
          <table:table-cell table:number-columns-repeated="9"/>
        </table:table-row>
        <table:table-row table:style-name="ro1">
          <table:table-cell office:value-type="float" office:value="-0.1369462" calcext:value-type="float">
            <text:p>-0.1369462</text:p>
          </table:table-cell>
          <table:table-cell office:value-type="float" office:value="0.08336773" calcext:value-type="float">
            <text:p>0.08336773</text:p>
          </table:table-cell>
          <table:table-cell office:value-type="float" office:value="-0.008904477" calcext:value-type="float">
            <text:p>-0.008904477</text:p>
          </table:table-cell>
          <table:table-cell table:number-columns-repeated="9"/>
        </table:table-row>
        <table:table-row table:style-name="ro1">
          <table:table-cell office:value-type="float" office:value="-0.3667615" calcext:value-type="float">
            <text:p>-0.3667615</text:p>
          </table:table-cell>
          <table:table-cell office:value-type="float" office:value="-0.00002206134" calcext:value-type="float">
            <text:p>-2.206134E-05</text:p>
          </table:table-cell>
          <table:table-cell office:value-type="float" office:value="-0.0384775" calcext:value-type="float">
            <text:p>-0.0384775</text:p>
          </table:table-cell>
          <table:table-cell table:number-columns-repeated="9"/>
        </table:table-row>
        <table:table-row table:style-name="ro1">
          <table:table-cell office:value-type="float" office:value="-0.4454331" calcext:value-type="float">
            <text:p>-0.4454331</text:p>
          </table:table-cell>
          <table:table-cell office:value-type="float" office:value="-0.05092555" calcext:value-type="float">
            <text:p>-0.05092555</text:p>
          </table:table-cell>
          <table:table-cell office:value-type="float" office:value="-0.04864285" calcext:value-type="float">
            <text:p>-0.04864285</text:p>
          </table:table-cell>
          <table:table-cell table:number-columns-repeated="9"/>
        </table:table-row>
        <table:table-row table:style-name="ro1">
          <table:table-cell office:value-type="float" office:value="-0.4469308" calcext:value-type="float">
            <text:p>-0.4469308</text:p>
          </table:table-cell>
          <table:table-cell office:value-type="float" office:value="-0.07461114" calcext:value-type="float">
            <text:p>-0.07461114</text:p>
          </table:table-cell>
          <table:table-cell office:value-type="float" office:value="-0.04832826" calcext:value-type="float">
            <text:p>-0.04832826</text:p>
          </table:table-cell>
          <table:table-cell table:number-columns-repeated="9"/>
        </table:table-row>
        <table:table-row table:style-name="ro1">
          <table:table-cell office:value-type="float" office:value="-0.4159579" calcext:value-type="float">
            <text:p>-0.4159579</text:p>
          </table:table-cell>
          <table:table-cell office:value-type="float" office:value="-0.08151988" calcext:value-type="float">
            <text:p>-0.08151988</text:p>
          </table:table-cell>
          <table:table-cell office:value-type="float" office:value="-0.04346141" calcext:value-type="float">
            <text:p>-0.04346141</text:p>
          </table:table-cell>
          <table:table-cell table:number-columns-repeated="9"/>
        </table:table-row>
        <table:table-row table:style-name="ro1">
          <table:table-cell office:value-type="float" office:value="-0.3810885" calcext:value-type="float">
            <text:p>-0.3810885</text:p>
          </table:table-cell>
          <table:table-cell office:value-type="float" office:value="-0.07951071" calcext:value-type="float">
            <text:p>-0.07951071</text:p>
          </table:table-cell>
          <table:table-cell office:value-type="float" office:value="-0.03839766" calcext:value-type="float">
            <text:p>-0.03839766</text:p>
          </table:table-cell>
          <table:table-cell table:number-columns-repeated="9"/>
        </table:table-row>
        <table:table-row table:style-name="ro1">
          <table:table-cell office:value-type="float" office:value="-0.3532881" calcext:value-type="float">
            <text:p>-0.3532881</text:p>
          </table:table-cell>
          <table:table-cell office:value-type="float" office:value="-0.07405472" calcext:value-type="float">
            <text:p>-0.07405472</text:p>
          </table:table-cell>
          <table:table-cell office:value-type="float" office:value="-0.03466658" calcext:value-type="float">
            <text:p>-0.03466658</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8">00/00/0000</text:date>, <text:time style:data-style-name="N2" text:time-value="18:28:14.7802245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18T18:35:22.939002113</dc:date>
    <meta:editing-duration>PT54M19S</meta:editing-duration>
    <meta:editing-cycles>8</meta:editing-cycles>
    <meta:generator>LibreOffice/5.2.7.2$Linux_X86_64 LibreOffice_project/20m0$Build-2</meta:generator>
    <meta:document-statistic meta:table-count="1" meta:cell-count="777"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1.393cm" svg:height="11.423cm" xlink:href=".." xlink:type="simple" chart:class="chart:line" chart:style-name="ch1">
        <chart:legend chart:legend-position="end" svg:x="38.541cm" svg:y="4.914cm" style:legend-expansion="high" chart:style-name="ch2"/>
        <chart:plot-area chart:style-name="ch3" table:cell-range-address="design.A6:design.C255" svg:x="0.827cm" svg:y="0.228cm" svg:width="36.887cm" svg:height="10.967cm">
          <chartooo:coordinate-region svg:x="1.66cm" svg:y="0.427cm" svg:width="36.054cm" svg:height="10.569cm"/>
          <chart:axis chart:dimension="x" chart:name="primary-x" chart:style-name="ch4"/>
          <chart:axis chart:dimension="y" chart:name="primary-y" chart:style-name="ch4">
            <chart:grid chart:style-name="ch5" chart:class="major"/>
          </chart:axis>
          <chart:series chart:style-name="ch6" chart:values-cell-range-address="design.A6:design.A255" chart:class="chart:line">
            <chart:data-point chart:repeated="250"/>
          </chart:series>
          <chart:series chart:style-name="ch7" chart:values-cell-range-address="design.B6:design.B255" chart:class="chart:line">
            <chart:data-point chart:repeated="250"/>
          </chart:series>
          <chart:series chart:style-name="ch8" chart:values-cell-range-address="design.C6:design.C255" chart:class="chart:line">
            <chart:data-point chart:repeated="25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0.3200534">
                <text:p>-0.3200534</text:p>
                <draw:g>
                  <svg:desc>design.A6:design.A255</svg:desc>
                </draw:g>
              </table:table-cell>
              <table:table-cell office:value-type="float" office:value="-0.06166428">
                <text:p>-0.06166428</text:p>
                <draw:g>
                  <svg:desc>design.B6:design.B255</svg:desc>
                </draw:g>
              </table:table-cell>
              <table:table-cell office:value-type="float" office:value="-0.03078959">
                <text:p>-0.03078959</text:p>
                <draw:g>
                  <svg:desc>design.C6:design.C255</svg:desc>
                </draw:g>
              </table:table-cell>
            </table:table-row>
            <table:table-row>
              <table:table-cell office:value-type="string">
                <text:p>2</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3</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4</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5</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6</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7</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8</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9</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10</text:p>
              </table:table-cell>
              <table:table-cell office:value-type="float" office:value="-0.3200534">
                <text:p>-0.3200534</text:p>
              </table:table-cell>
              <table:table-cell office:value-type="float" office:value="-0.06166429">
                <text:p>-0.06166429</text:p>
              </table:table-cell>
              <table:table-cell office:value-type="float" office:value="-0.03078959">
                <text:p>-0.03078959</text:p>
              </table:table-cell>
            </table:table-row>
            <table:table-row>
              <table:table-cell office:value-type="string">
                <text:p>11</text:p>
              </table:table-cell>
              <table:table-cell office:value-type="float" office:value="-0.3190245">
                <text:p>-0.3190245</text:p>
              </table:table-cell>
              <table:table-cell office:value-type="float" office:value="-0.06063535">
                <text:p>-0.06063535</text:p>
              </table:table-cell>
              <table:table-cell office:value-type="float" office:value="-0.03078959">
                <text:p>-0.03078959</text:p>
              </table:table-cell>
            </table:table-row>
            <table:table-row>
              <table:table-cell office:value-type="string">
                <text:p>12</text:p>
              </table:table-cell>
              <table:table-cell office:value-type="float" office:value="-0.1970354">
                <text:p>-0.1970354</text:p>
              </table:table-cell>
              <table:table-cell office:value-type="float" office:value="0.03290538">
                <text:p>0.03290538</text:p>
              </table:table-cell>
              <table:table-cell office:value-type="float" office:value="-0.03078959">
                <text:p>-0.03078959</text:p>
              </table:table-cell>
            </table:table-row>
            <table:table-row>
              <table:table-cell office:value-type="string">
                <text:p>13</text:p>
              </table:table-cell>
              <table:table-cell office:value-type="float" office:value="0.1880191">
                <text:p>0.1880191</text:p>
              </table:table-cell>
              <table:table-cell office:value-type="float" office:value="0.1453512">
                <text:p>0.1453512</text:p>
              </table:table-cell>
              <table:table-cell office:value-type="float" office:value="-0.03078959">
                <text:p>-0.03078959</text:p>
              </table:table-cell>
            </table:table-row>
            <table:table-row>
              <table:table-cell office:value-type="string">
                <text:p>14</text:p>
              </table:table-cell>
              <table:table-cell office:value-type="float" office:value="0.5658631">
                <text:p>0.5658631</text:p>
              </table:table-cell>
              <table:table-cell office:value-type="float" office:value="0.09841648">
                <text:p>0.09841648</text:p>
              </table:table-cell>
              <table:table-cell office:value-type="float" office:value="-0.03078959">
                <text:p>-0.03078959</text:p>
              </table:table-cell>
            </table:table-row>
            <table:table-row>
              <table:table-cell office:value-type="string">
                <text:p>15</text:p>
              </table:table-cell>
              <table:table-cell office:value-type="float" office:value="0.7602307">
                <text:p>0.7602307</text:p>
              </table:table-cell>
              <table:table-cell office:value-type="float" office:value="0.01212473">
                <text:p>0.01212473</text:p>
              </table:table-cell>
              <table:table-cell office:value-type="float" office:value="-0.03078959">
                <text:p>-0.03078959</text:p>
              </table:table-cell>
            </table:table-row>
            <table:table-row>
              <table:table-cell office:value-type="string">
                <text:p>16</text:p>
              </table:table-cell>
              <table:table-cell office:value-type="float" office:value="0.821118">
                <text:p>0.821118</text:p>
              </table:table-cell>
              <table:table-cell office:value-type="float" office:value="-0.04366633">
                <text:p>-0.04366633</text:p>
              </table:table-cell>
              <table:table-cell office:value-type="float" office:value="-0.03078959">
                <text:p>-0.03078959</text:p>
              </table:table-cell>
            </table:table-row>
            <table:table-row>
              <table:table-cell office:value-type="string">
                <text:p>17</text:p>
              </table:table-cell>
              <table:table-cell office:value-type="float" office:value="0.6902369">
                <text:p>0.6902369</text:p>
              </table:table-cell>
              <table:table-cell office:value-type="float" office:value="0.02318327">
                <text:p>0.02318327</text:p>
              </table:table-cell>
              <table:table-cell office:value-type="float" office:value="-0.03078959">
                <text:p>-0.03078959</text:p>
              </table:table-cell>
            </table:table-row>
            <table:table-row>
              <table:table-cell office:value-type="string">
                <text:p>18</text:p>
              </table:table-cell>
              <table:table-cell office:value-type="float" office:value="0.2705654">
                <text:p>0.2705654</text:p>
              </table:table-cell>
              <table:table-cell office:value-type="float" office:value="0.1271027">
                <text:p>0.1271027</text:p>
              </table:table-cell>
              <table:table-cell office:value-type="float" office:value="-0.03078959">
                <text:p>-0.03078959</text:p>
              </table:table-cell>
            </table:table-row>
            <table:table-row>
              <table:table-cell office:value-type="string">
                <text:p>19</text:p>
              </table:table-cell>
              <table:table-cell office:value-type="float" office:value="-0.1447098">
                <text:p>-0.1447098</text:p>
              </table:table-cell>
              <table:table-cell office:value-type="float" office:value="0.08132438">
                <text:p>0.08132438</text:p>
              </table:table-cell>
              <table:table-cell office:value-type="float" office:value="-0.03078959">
                <text:p>-0.03078959</text:p>
              </table:table-cell>
            </table:table-row>
            <table:table-row>
              <table:table-cell office:value-type="string">
                <text:p>20</text:p>
              </table:table-cell>
              <table:table-cell office:value-type="float" office:value="-0.3667615">
                <text:p>-0.3667615</text:p>
              </table:table-cell>
              <table:table-cell office:value-type="float" office:value="-0.00002206134">
                <text:p>-0.00002206134</text:p>
              </table:table-cell>
              <table:table-cell office:value-type="float" office:value="-0.03078959">
                <text:p>-0.03078959</text:p>
              </table:table-cell>
            </table:table-row>
            <table:table-row>
              <table:table-cell office:value-type="string">
                <text:p>21</text:p>
              </table:table-cell>
              <table:table-cell office:value-type="float" office:value="-0.4461652">
                <text:p>-0.4461652</text:p>
              </table:table-cell>
              <table:table-cell office:value-type="float" office:value="-0.05176863">
                <text:p>-0.05176863</text:p>
              </table:table-cell>
              <table:table-cell office:value-type="float" office:value="-0.03078959">
                <text:p>-0.03078959</text:p>
              </table:table-cell>
            </table:table-row>
            <table:table-row>
              <table:table-cell office:value-type="string">
                <text:p>22</text:p>
              </table:table-cell>
              <table:table-cell office:value-type="float" office:value="-0.4469308">
                <text:p>-0.4469308</text:p>
              </table:table-cell>
              <table:table-cell office:value-type="float" office:value="-0.07461114">
                <text:p>-0.07461114</text:p>
              </table:table-cell>
              <table:table-cell office:value-type="float" office:value="-0.03053071">
                <text:p>-0.03053071</text:p>
              </table:table-cell>
            </table:table-row>
            <table:table-row>
              <table:table-cell office:value-type="string">
                <text:p>23</text:p>
              </table:table-cell>
              <table:table-cell office:value-type="float" office:value="-0.4159579">
                <text:p>-0.4159579</text:p>
              </table:table-cell>
              <table:table-cell office:value-type="float" office:value="-0.08151988">
                <text:p>-0.08151988</text:p>
              </table:table-cell>
              <table:table-cell office:value-type="float" office:value="0.04421708">
                <text:p>0.04421708</text:p>
              </table:table-cell>
            </table:table-row>
            <table:table-row>
              <table:table-cell office:value-type="string">
                <text:p>24</text:p>
              </table:table-cell>
              <table:table-cell office:value-type="float" office:value="-0.3803078">
                <text:p>-0.3803078</text:p>
              </table:table-cell>
              <table:table-cell office:value-type="float" office:value="-0.079402">
                <text:p>-0.079402</text:p>
              </table:table-cell>
              <table:table-cell office:value-type="float" office:value="0.1727866">
                <text:p>0.1727866</text:p>
              </table:table-cell>
            </table:table-row>
            <table:table-row>
              <table:table-cell office:value-type="string">
                <text:p>25</text:p>
              </table:table-cell>
              <table:table-cell office:value-type="float" office:value="-0.3532881">
                <text:p>-0.3532881</text:p>
              </table:table-cell>
              <table:table-cell office:value-type="float" office:value="-0.07405472">
                <text:p>-0.07405472</text:p>
              </table:table-cell>
              <table:table-cell office:value-type="float" office:value="0.1397976">
                <text:p>0.1397976</text:p>
              </table:table-cell>
            </table:table-row>
            <table:table-row>
              <table:table-cell office:value-type="string">
                <text:p>26</text:p>
              </table:table-cell>
              <table:table-cell office:value-type="float" office:value="-0.3350136">
                <text:p>-0.3350136</text:p>
              </table:table-cell>
              <table:table-cell office:value-type="float" office:value="-0.06779205">
                <text:p>-0.06779205</text:p>
              </table:table-cell>
              <table:table-cell office:value-type="float" office:value="0.05037809">
                <text:p>0.05037809</text:p>
              </table:table-cell>
            </table:table-row>
            <table:table-row>
              <table:table-cell office:value-type="string">
                <text:p>27</text:p>
              </table:table-cell>
              <table:table-cell office:value-type="float" office:value="-0.2107414">
                <text:p>-0.2107414</text:p>
              </table:table-cell>
              <table:table-cell office:value-type="float" office:value="0.02529708">
                <text:p>0.02529708</text:p>
              </table:table-cell>
              <table:table-cell office:value-type="float" office:value="-0.008904477">
                <text:p>-0.008904477</text:p>
              </table:table-cell>
            </table:table-row>
            <table:table-row>
              <table:table-cell office:value-type="string">
                <text:p>28</text:p>
              </table:table-cell>
              <table:table-cell office:value-type="float" office:value="0.1852318">
                <text:p>0.1852318</text:p>
              </table:table-cell>
              <table:table-cell office:value-type="float" office:value="0.1437389">
                <text:p>0.1437389</text:p>
              </table:table-cell>
              <table:table-cell office:value-type="float" office:value="-0.0384775">
                <text:p>-0.0384775</text:p>
              </table:table-cell>
            </table:table-row>
            <table:table-row>
              <table:table-cell office:value-type="string">
                <text:p>29</text:p>
              </table:table-cell>
              <table:table-cell office:value-type="float" office:value="0.5648569">
                <text:p>0.5648569</text:p>
              </table:table-cell>
              <table:table-cell office:value-type="float" office:value="0.09777087">
                <text:p>0.09777087</text:p>
              </table:table-cell>
              <table:table-cell office:value-type="float" office:value="-0.04873373">
                <text:p>-0.04873373</text:p>
              </table:table-cell>
            </table:table-row>
            <table:table-row>
              <table:table-cell office:value-type="string">
                <text:p>30</text:p>
              </table:table-cell>
              <table:table-cell office:value-type="float" office:value="0.7598889">
                <text:p>0.7598889</text:p>
              </table:table-cell>
              <table:table-cell office:value-type="float" office:value="0.0118811">
                <text:p>0.0118811</text:p>
              </table:table-cell>
              <table:table-cell office:value-type="float" office:value="-0.04832826">
                <text:p>-0.04832826</text:p>
              </table:table-cell>
            </table:table-row>
            <table:table-row>
              <table:table-cell office:value-type="string">
                <text:p>31</text:p>
              </table:table-cell>
              <table:table-cell office:value-type="float" office:value="0.821018">
                <text:p>0.821018</text:p>
              </table:table-cell>
              <table:table-cell office:value-type="float" office:value="-0.04374966">
                <text:p>-0.04374966</text:p>
              </table:table-cell>
              <table:table-cell office:value-type="float" office:value="-0.04346141">
                <text:p>-0.04346141</text:p>
              </table:table-cell>
            </table:table-row>
            <table:table-row>
              <table:table-cell office:value-type="string">
                <text:p>32</text:p>
              </table:table-cell>
              <table:table-cell office:value-type="float" office:value="0.6975114">
                <text:p>0.6975114</text:p>
              </table:table-cell>
              <table:table-cell office:value-type="float" office:value="0.0195722">
                <text:p>0.0195722</text:p>
              </table:table-cell>
              <table:table-cell office:value-type="float" office:value="-0.03839766">
                <text:p>-0.03839766</text:p>
              </table:table-cell>
            </table:table-row>
            <table:table-row>
              <table:table-cell office:value-type="string">
                <text:p>33</text:p>
              </table:table-cell>
              <table:table-cell office:value-type="float" office:value="0.2705654">
                <text:p>0.2705654</text:p>
              </table:table-cell>
              <table:table-cell office:value-type="float" office:value="0.1270976">
                <text:p>0.1270976</text:p>
              </table:table-cell>
              <table:table-cell office:value-type="float" office:value="-0.03466658">
                <text:p>-0.03466658</text:p>
              </table:table-cell>
            </table:table-row>
            <table:table-row>
              <table:table-cell office:value-type="string">
                <text:p>34</text:p>
              </table:table-cell>
              <table:table-cell office:value-type="float" office:value="-0.1369462">
                <text:p>-0.1369462</text:p>
              </table:table-cell>
              <table:table-cell office:value-type="float" office:value="0.08337345">
                <text:p>0.08337345</text:p>
              </table:table-cell>
              <table:table-cell office:value-type="float" office:value="-0.02840366">
                <text:p>-0.02840366</text:p>
              </table:table-cell>
            </table:table-row>
            <table:table-row>
              <table:table-cell office:value-type="string">
                <text:p>35</text:p>
              </table:table-cell>
              <table:table-cell office:value-type="float" office:value="-0.3667615">
                <text:p>-0.3667615</text:p>
              </table:table-cell>
              <table:table-cell office:value-type="float" office:value="-0.00002206134">
                <text:p>-0.00002206134</text:p>
              </table:table-cell>
              <table:table-cell office:value-type="float" office:value="0.09085328">
                <text:p>0.09085328</text:p>
              </table:table-cell>
            </table:table-row>
            <table:table-row>
              <table:table-cell office:value-type="string">
                <text:p>36</text:p>
              </table:table-cell>
              <table:table-cell office:value-type="float" office:value="-0.4461652">
                <text:p>-0.4461652</text:p>
              </table:table-cell>
              <table:table-cell office:value-type="float" office:value="-0.05176863">
                <text:p>-0.05176863</text:p>
              </table:table-cell>
              <table:table-cell office:value-type="float" office:value="0.1775149">
                <text:p>0.1775149</text:p>
              </table:table-cell>
            </table:table-row>
            <table:table-row>
              <table:table-cell office:value-type="string">
                <text:p>37</text:p>
              </table:table-cell>
              <table:table-cell office:value-type="float" office:value="-0.4469308">
                <text:p>-0.4469308</text:p>
              </table:table-cell>
              <table:table-cell office:value-type="float" office:value="-0.07461114">
                <text:p>-0.07461114</text:p>
              </table:table-cell>
              <table:table-cell office:value-type="float" office:value="0.1138276">
                <text:p>0.1138276</text:p>
              </table:table-cell>
            </table:table-row>
            <table:table-row>
              <table:table-cell office:value-type="string">
                <text:p>38</text:p>
              </table:table-cell>
              <table:table-cell office:value-type="float" office:value="-0.4159579">
                <text:p>-0.4159579</text:p>
              </table:table-cell>
              <table:table-cell office:value-type="float" office:value="-0.08151988">
                <text:p>-0.08151988</text:p>
              </table:table-cell>
              <table:table-cell office:value-type="float" office:value="0.02925181">
                <text:p>0.02925181</text:p>
              </table:table-cell>
            </table:table-row>
            <table:table-row>
              <table:table-cell office:value-type="string">
                <text:p>39</text:p>
              </table:table-cell>
              <table:table-cell office:value-type="float" office:value="-0.3810885">
                <text:p>-0.3810885</text:p>
              </table:table-cell>
              <table:table-cell office:value-type="float" office:value="-0.07951071">
                <text:p>-0.07951071</text:p>
              </table:table-cell>
              <table:table-cell office:value-type="float" office:value="-0.01999747">
                <text:p>-0.01999747</text:p>
              </table:table-cell>
            </table:table-row>
            <table:table-row>
              <table:table-cell office:value-type="string">
                <text:p>40</text:p>
              </table:table-cell>
              <table:table-cell office:value-type="float" office:value="-0.3522592">
                <text:p>-0.3522592</text:p>
              </table:table-cell>
              <table:table-cell office:value-type="float" office:value="-0.07302578">
                <text:p>-0.07302578</text:p>
              </table:table-cell>
              <table:table-cell office:value-type="float" office:value="-0.04294145">
                <text:p>-0.04294145</text:p>
              </table:table-cell>
            </table:table-row>
            <table:table-row>
              <table:table-cell office:value-type="string">
                <text:p>41</text:p>
              </table:table-cell>
              <table:table-cell office:value-type="float" office:value="-0.2199702">
                <text:p>-0.2199702</text:p>
              </table:table-cell>
              <table:table-cell office:value-type="float" office:value="0.02167152">
                <text:p>0.02167152</text:p>
              </table:table-cell>
              <table:table-cell office:value-type="float" office:value="-0.04935725">
                <text:p>-0.04935725</text:p>
              </table:table-cell>
            </table:table-row>
            <table:table-row>
              <table:table-cell office:value-type="string">
                <text:p>42</text:p>
              </table:table-cell>
              <table:table-cell office:value-type="float" office:value="0.1809567">
                <text:p>0.1809567</text:p>
              </table:table-cell>
              <table:table-cell office:value-type="float" office:value="0.1417128">
                <text:p>0.1417128</text:p>
              </table:table-cell>
              <table:table-cell office:value-type="float" office:value="-0.04716958">
                <text:p>-0.04716958</text:p>
              </table:table-cell>
            </table:table-row>
            <table:table-row>
              <table:table-cell office:value-type="string">
                <text:p>43</text:p>
              </table:table-cell>
              <table:table-cell office:value-type="float" office:value="0.5630759">
                <text:p>0.5630759</text:p>
              </table:table-cell>
              <table:table-cell office:value-type="float" office:value="0.09680422">
                <text:p>0.09680422</text:p>
              </table:table-cell>
              <table:table-cell office:value-type="float" office:value="-0.0418935">
                <text:p>-0.0418935</text:p>
              </table:table-cell>
            </table:table-row>
            <table:table-row>
              <table:table-cell office:value-type="string">
                <text:p>44</text:p>
              </table:table-cell>
              <table:table-cell office:value-type="float" office:value="0.7591987">
                <text:p>0.7591987</text:p>
              </table:table-cell>
              <table:table-cell office:value-type="float" office:value="0.01146425">
                <text:p>0.01146425</text:p>
              </table:table-cell>
              <table:table-cell office:value-type="float" office:value="-0.03715446">
                <text:p>-0.03715446</text:p>
              </table:table-cell>
            </table:table-row>
            <table:table-row>
              <table:table-cell office:value-type="string">
                <text:p>45</text:p>
              </table:table-cell>
              <table:table-cell office:value-type="float" office:value="0.8207762">
                <text:p>0.8207762</text:p>
              </table:table-cell>
              <table:table-cell office:value-type="float" office:value="-0.04390996">
                <text:p>-0.04390996</text:p>
              </table:table-cell>
              <table:table-cell office:value-type="float" office:value="-0.03391175">
                <text:p>-0.03391175</text:p>
              </table:table-cell>
            </table:table-row>
            <table:table-row>
              <table:table-cell office:value-type="string">
                <text:p>46</text:p>
              </table:table-cell>
              <table:table-cell office:value-type="float" office:value="0.6974301">
                <text:p>0.6974301</text:p>
              </table:table-cell>
              <table:table-cell office:value-type="float" office:value="0.01951409">
                <text:p>0.01951409</text:p>
              </table:table-cell>
              <table:table-cell office:value-type="float" office:value="-0.03217929">
                <text:p>-0.03217929</text:p>
              </table:table-cell>
            </table:table-row>
            <table:table-row>
              <table:table-cell office:value-type="string">
                <text:p>47</text:p>
              </table:table-cell>
              <table:table-cell office:value-type="float" office:value="0.2705434">
                <text:p>0.2705434</text:p>
              </table:table-cell>
              <table:table-cell office:value-type="float" office:value="0.1270753">
                <text:p>0.1270753</text:p>
              </table:table-cell>
              <table:table-cell office:value-type="float" office:value="-0.03133928">
                <text:p>-0.03133928</text:p>
              </table:table-cell>
            </table:table-row>
            <table:table-row>
              <table:table-cell office:value-type="string">
                <text:p>48</text:p>
              </table:table-cell>
              <table:table-cell office:value-type="float" office:value="-0.1447098">
                <text:p>-0.1447098</text:p>
              </table:table-cell>
              <table:table-cell office:value-type="float" office:value="0.08131922">
                <text:p>0.08131922</text:p>
              </table:table-cell>
              <table:table-cell office:value-type="float" office:value="-0.03098929">
                <text:p>-0.03098929</text:p>
              </table:table-cell>
            </table:table-row>
            <table:table-row>
              <table:table-cell office:value-type="string">
                <text:p>49</text:p>
              </table:table-cell>
              <table:table-cell office:value-type="float" office:value="-0.3667615">
                <text:p>-0.3667615</text:p>
              </table:table-cell>
              <table:table-cell office:value-type="float" office:value="-0.00002206134">
                <text:p>-0.00002206134</text:p>
              </table:table-cell>
              <table:table-cell office:value-type="float" office:value="-0.03085882">
                <text:p>-0.03085882</text:p>
              </table:table-cell>
            </table:table-row>
            <table:table-row>
              <table:table-cell office:value-type="string">
                <text:p>50</text:p>
              </table:table-cell>
              <table:table-cell office:value-type="float" office:value="-0.4461652">
                <text:p>-0.4461652</text:p>
              </table:table-cell>
              <table:table-cell office:value-type="float" office:value="-0.05176863">
                <text:p>-0.05176863</text:p>
              </table:table-cell>
              <table:table-cell office:value-type="float" office:value="-0.03055266">
                <text:p>-0.03055266</text:p>
              </table:table-cell>
            </table:table-row>
            <table:table-row>
              <table:table-cell office:value-type="string">
                <text:p>51</text:p>
              </table:table-cell>
              <table:table-cell office:value-type="float" office:value="-0.4469308">
                <text:p>-0.4469308</text:p>
              </table:table-cell>
              <table:table-cell office:value-type="float" office:value="-0.07461114">
                <text:p>-0.07461114</text:p>
              </table:table-cell>
              <table:table-cell office:value-type="float" office:value="0.04042423">
                <text:p>0.04042423</text:p>
              </table:table-cell>
            </table:table-row>
            <table:table-row>
              <table:table-cell office:value-type="string">
                <text:p>52</text:p>
              </table:table-cell>
              <table:table-cell office:value-type="float" office:value="-0.4159579">
                <text:p>-0.4159579</text:p>
              </table:table-cell>
              <table:table-cell office:value-type="float" office:value="-0.08151988">
                <text:p>-0.08151988</text:p>
              </table:table-cell>
              <table:table-cell office:value-type="float" office:value="0.1716361">
                <text:p>0.1716361</text:p>
              </table:table-cell>
            </table:table-row>
            <table:table-row>
              <table:table-cell office:value-type="string">
                <text:p>53</text:p>
              </table:table-cell>
              <table:table-cell office:value-type="float" office:value="-0.3810885">
                <text:p>-0.3810885</text:p>
              </table:table-cell>
              <table:table-cell office:value-type="float" office:value="-0.07951071">
                <text:p>-0.07951071</text:p>
              </table:table-cell>
              <table:table-cell office:value-type="float" office:value="0.1418261">
                <text:p>0.1418261</text:p>
              </table:table-cell>
            </table:table-row>
            <table:table-row>
              <table:table-cell office:value-type="string">
                <text:p>54</text:p>
              </table:table-cell>
              <table:table-cell office:value-type="float" office:value="-0.3532881">
                <text:p>-0.3532881</text:p>
              </table:table-cell>
              <table:table-cell office:value-type="float" office:value="-0.07405472">
                <text:p>-0.07405472</text:p>
              </table:table-cell>
              <table:table-cell office:value-type="float" office:value="0.05227507">
                <text:p>0.05227507</text:p>
              </table:table-cell>
            </table:table-row>
            <table:table-row>
              <table:table-cell office:value-type="string">
                <text:p>55</text:p>
              </table:table-cell>
              <table:table-cell office:value-type="float" office:value="-0.3360425">
                <text:p>-0.3360425</text:p>
              </table:table-cell>
              <table:table-cell office:value-type="float" office:value="-0.06882099">
                <text:p>-0.06882099</text:p>
              </table:table-cell>
              <table:table-cell office:value-type="float" office:value="-0.008904477">
                <text:p>-0.008904477</text:p>
              </table:table-cell>
            </table:table-row>
            <table:table-row>
              <table:table-cell office:value-type="string">
                <text:p>56</text:p>
              </table:table-cell>
              <table:table-cell office:value-type="float" office:value="-0.3260869">
                <text:p>-0.3260869</text:p>
              </table:table-cell>
              <table:table-cell office:value-type="float" office:value="-0.06427377">
                <text:p>-0.06427377</text:p>
              </table:table-cell>
              <table:table-cell office:value-type="float" office:value="-0.0380391">
                <text:p>-0.0380391</text:p>
              </table:table-cell>
            </table:table-row>
            <table:table-row>
              <table:table-cell office:value-type="string">
                <text:p>57</text:p>
              </table:table-cell>
              <table:table-cell office:value-type="float" office:value="-0.1998227">
                <text:p>-0.1998227</text:p>
              </table:table-cell>
              <table:table-cell office:value-type="float" office:value="0.03129312">
                <text:p>0.03129312</text:p>
              </table:table-cell>
              <table:table-cell office:value-type="float" office:value="-0.04864285">
                <text:p>-0.04864285</text:p>
              </table:table-cell>
            </table:table-row>
            <table:table-row>
              <table:table-cell office:value-type="string">
                <text:p>58</text:p>
              </table:table-cell>
              <table:table-cell office:value-type="float" office:value="0.1869871">
                <text:p>0.1869871</text:p>
              </table:table-cell>
              <table:table-cell office:value-type="float" office:value="0.1446907">
                <text:p>0.1446907</text:p>
              </table:table-cell>
              <table:table-cell office:value-type="float" office:value="-0.04841043">
                <text:p>-0.04841043</text:p>
              </table:table-cell>
            </table:table-row>
            <table:table-row>
              <table:table-cell office:value-type="string">
                <text:p>59</text:p>
              </table:table-cell>
              <table:table-cell office:value-type="float" office:value="0.5655213">
                <text:p>0.5655213</text:p>
              </table:table-cell>
              <table:table-cell office:value-type="float" office:value="0.09817284">
                <text:p>0.09817284</text:p>
              </table:table-cell>
              <table:table-cell office:value-type="float" office:value="-0.04359265">
                <text:p>-0.04359265</text:p>
              </table:table-cell>
            </table:table-row>
            <table:table-row>
              <table:table-cell office:value-type="string">
                <text:p>60</text:p>
              </table:table-cell>
              <table:table-cell office:value-type="float" office:value="0.7629159">
                <text:p>0.7629159</text:p>
              </table:table-cell>
              <table:table-cell office:value-type="float" office:value="0.01025012">
                <text:p>0.01025012</text:p>
              </table:table-cell>
              <table:table-cell office:value-type="float" office:value="-0.03839766">
                <text:p>-0.03839766</text:p>
              </table:table-cell>
            </table:table-row>
            <table:table-row>
              <table:table-cell office:value-type="string">
                <text:p>61</text:p>
              </table:table-cell>
              <table:table-cell office:value-type="float" office:value="0.8210961">
                <text:p>0.8210961</text:p>
              </table:table-cell>
              <table:table-cell office:value-type="float" office:value="-0.04369377">
                <text:p>-0.04369377</text:p>
              </table:table-cell>
              <table:table-cell office:value-type="float" office:value="-0.0347354">
                <text:p>-0.0347354</text:p>
              </table:table-cell>
            </table:table-row>
            <table:table-row>
              <table:table-cell office:value-type="string">
                <text:p>62</text:p>
              </table:table-cell>
              <table:table-cell office:value-type="float" office:value="0.6902369">
                <text:p>0.6902369</text:p>
              </table:table-cell>
              <table:table-cell office:value-type="float" office:value="0.02317811">
                <text:p>0.02317811</text:p>
              </table:table-cell>
              <table:table-cell office:value-type="float" office:value="-0.03256943">
                <text:p>-0.03256943</text:p>
              </table:table-cell>
            </table:table-row>
            <table:table-row>
              <table:table-cell office:value-type="string">
                <text:p>63</text:p>
              </table:table-cell>
              <table:table-cell office:value-type="float" office:value="0.2705654">
                <text:p>0.2705654</text:p>
              </table:table-cell>
              <table:table-cell office:value-type="float" office:value="0.1271027">
                <text:p>0.1271027</text:p>
              </table:table-cell>
              <table:table-cell office:value-type="float" office:value="-0.03152921">
                <text:p>-0.03152921</text:p>
              </table:table-cell>
            </table:table-row>
            <table:table-row>
              <table:table-cell office:value-type="string">
                <text:p>64</text:p>
              </table:table-cell>
              <table:table-cell office:value-type="float" office:value="-0.1447098">
                <text:p>-0.1447098</text:p>
              </table:table-cell>
              <table:table-cell office:value-type="float" office:value="0.08132438">
                <text:p>0.08132438</text:p>
              </table:table-cell>
              <table:table-cell office:value-type="float" office:value="-0.03106508">
                <text:p>-0.03106508</text:p>
              </table:table-cell>
            </table:table-row>
            <table:table-row>
              <table:table-cell office:value-type="string">
                <text:p>65</text:p>
              </table:table-cell>
              <table:table-cell office:value-type="float" office:value="-0.3667615">
                <text:p>-0.3667615</text:p>
              </table:table-cell>
              <table:table-cell office:value-type="float" office:value="-0.00002206134">
                <text:p>-0.00002206134</text:p>
              </table:table-cell>
              <table:table-cell office:value-type="float" office:value="-0.03053367">
                <text:p>-0.03053367</text:p>
              </table:table-cell>
            </table:table-row>
            <table:table-row>
              <table:table-cell office:value-type="string">
                <text:p>66</text:p>
              </table:table-cell>
              <table:table-cell office:value-type="float" office:value="-0.4461652">
                <text:p>-0.4461652</text:p>
              </table:table-cell>
              <table:table-cell office:value-type="float" office:value="-0.05176863">
                <text:p>-0.05176863</text:p>
              </table:table-cell>
              <table:table-cell office:value-type="float" office:value="0.04802662">
                <text:p>0.04802662</text:p>
              </table:table-cell>
            </table:table-row>
            <table:table-row>
              <table:table-cell office:value-type="string">
                <text:p>67</text:p>
              </table:table-cell>
              <table:table-cell office:value-type="float" office:value="-0.4464263">
                <text:p>-0.4464263</text:p>
              </table:table-cell>
              <table:table-cell office:value-type="float" office:value="-0.07493317">
                <text:p>-0.07493317</text:p>
              </table:table-cell>
              <table:table-cell office:value-type="float" office:value="0.1738118">
                <text:p>0.1738118</text:p>
              </table:table-cell>
            </table:table-row>
            <table:table-row>
              <table:table-cell office:value-type="string">
                <text:p>68</text:p>
              </table:table-cell>
              <table:table-cell office:value-type="float" office:value="-0.4159579">
                <text:p>-0.4159579</text:p>
              </table:table-cell>
              <table:table-cell office:value-type="float" office:value="-0.08151988">
                <text:p>-0.08151988</text:p>
              </table:table-cell>
              <table:table-cell office:value-type="float" office:value="0.1377421">
                <text:p>0.1377421</text:p>
              </table:table-cell>
            </table:table-row>
            <table:table-row>
              <table:table-cell office:value-type="string">
                <text:p>69</text:p>
              </table:table-cell>
              <table:table-cell office:value-type="float" office:value="-0.3803078">
                <text:p>-0.3803078</text:p>
              </table:table-cell>
              <table:table-cell office:value-type="float" office:value="-0.079402">
                <text:p>-0.079402</text:p>
              </table:table-cell>
              <table:table-cell office:value-type="float" office:value="0.04850179">
                <text:p>0.04850179</text:p>
              </table:table-cell>
            </table:table-row>
            <table:table-row>
              <table:table-cell office:value-type="string">
                <text:p>70</text:p>
              </table:table-cell>
              <table:table-cell office:value-type="float" office:value="-0.3532881">
                <text:p>-0.3532881</text:p>
              </table:table-cell>
              <table:table-cell office:value-type="float" office:value="-0.07405472">
                <text:p>-0.07405472</text:p>
              </table:table-cell>
              <table:table-cell office:value-type="float" office:value="-0.009923179">
                <text:p>-0.009923179</text:p>
              </table:table-cell>
            </table:table-row>
            <table:table-row>
              <table:table-cell office:value-type="string">
                <text:p>71</text:p>
              </table:table-cell>
              <table:table-cell office:value-type="float" office:value="-0.3350136">
                <text:p>-0.3350136</text:p>
              </table:table-cell>
              <table:table-cell office:value-type="float" office:value="-0.06779205">
                <text:p>-0.06779205</text:p>
              </table:table-cell>
              <table:table-cell office:value-type="float" office:value="-0.0389052">
                <text:p>-0.0389052</text:p>
              </table:table-cell>
            </table:table-row>
            <table:table-row>
              <table:table-cell office:value-type="string">
                <text:p>72</text:p>
              </table:table-cell>
              <table:table-cell office:value-type="float" office:value="-0.2107414">
                <text:p>-0.2107414</text:p>
              </table:table-cell>
              <table:table-cell office:value-type="float" office:value="0.02529708">
                <text:p>0.02529708</text:p>
              </table:table-cell>
              <table:table-cell office:value-type="float" office:value="-0.04873373">
                <text:p>-0.04873373</text:p>
              </table:table-cell>
            </table:table-row>
            <table:table-row>
              <table:table-cell office:value-type="string">
                <text:p>73</text:p>
              </table:table-cell>
              <table:table-cell office:value-type="float" office:value="0.1852318">
                <text:p>0.1852318</text:p>
              </table:table-cell>
              <table:table-cell office:value-type="float" office:value="0.1437389">
                <text:p>0.1437389</text:p>
              </table:table-cell>
              <table:table-cell office:value-type="float" office:value="-0.04824361">
                <text:p>-0.04824361</text:p>
              </table:table-cell>
            </table:table-row>
            <table:table-row>
              <table:table-cell office:value-type="string">
                <text:p>74</text:p>
              </table:table-cell>
              <table:table-cell office:value-type="float" office:value="0.5648569">
                <text:p>0.5648569</text:p>
              </table:table-cell>
              <table:table-cell office:value-type="float" office:value="0.09777087">
                <text:p>0.09777087</text:p>
              </table:table-cell>
              <table:table-cell office:value-type="float" office:value="-0.04333013">
                <text:p>-0.04333013</text:p>
              </table:table-cell>
            </table:table-row>
            <table:table-row>
              <table:table-cell office:value-type="string">
                <text:p>75</text:p>
              </table:table-cell>
              <table:table-cell office:value-type="float" office:value="0.7598889">
                <text:p>0.7598889</text:p>
              </table:table-cell>
              <table:table-cell office:value-type="float" office:value="0.0118811">
                <text:p>0.0118811</text:p>
              </table:table-cell>
              <table:table-cell office:value-type="float" office:value="-0.03828886">
                <text:p>-0.03828886</text:p>
              </table:table-cell>
            </table:table-row>
            <table:table-row>
              <table:table-cell office:value-type="string">
                <text:p>76</text:p>
              </table:table-cell>
              <table:table-cell office:value-type="float" office:value="0.821018">
                <text:p>0.821018</text:p>
              </table:table-cell>
              <table:table-cell office:value-type="float" office:value="-0.04374966">
                <text:p>-0.04374966</text:p>
              </table:table-cell>
              <table:table-cell office:value-type="float" office:value="-0.03459869">
                <text:p>-0.03459869</text:p>
              </table:table-cell>
            </table:table-row>
            <table:table-row>
              <table:table-cell office:value-type="string">
                <text:p>77</text:p>
              </table:table-cell>
              <table:table-cell office:value-type="float" office:value="0.6975114">
                <text:p>0.6975114</text:p>
              </table:table-cell>
              <table:table-cell office:value-type="float" office:value="0.0195722">
                <text:p>0.0195722</text:p>
              </table:table-cell>
              <table:table-cell office:value-type="float" office:value="-0.03253366">
                <text:p>-0.03253366</text:p>
              </table:table-cell>
            </table:table-row>
            <table:table-row>
              <table:table-cell office:value-type="string">
                <text:p>78</text:p>
              </table:table-cell>
              <table:table-cell office:value-type="float" office:value="0.2705654">
                <text:p>0.2705654</text:p>
              </table:table-cell>
              <table:table-cell office:value-type="float" office:value="0.1270976">
                <text:p>0.1270976</text:p>
              </table:table-cell>
              <table:table-cell office:value-type="float" office:value="-0.01135527">
                <text:p>-0.01135527</text:p>
              </table:table-cell>
            </table:table-row>
            <table:table-row>
              <table:table-cell office:value-type="string">
                <text:p>79</text:p>
              </table:table-cell>
              <table:table-cell office:value-type="float" office:value="-0.1447098">
                <text:p>-0.1447098</text:p>
              </table:table-cell>
              <table:table-cell office:value-type="float" office:value="0.08132438">
                <text:p>0.08132438</text:p>
              </table:table-cell>
              <table:table-cell office:value-type="float" office:value="0.1341285">
                <text:p>0.1341285</text:p>
              </table:table-cell>
            </table:table-row>
            <table:table-row>
              <table:table-cell office:value-type="string">
                <text:p>80</text:p>
              </table:table-cell>
              <table:table-cell office:value-type="float" office:value="-0.3667615">
                <text:p>-0.3667615</text:p>
              </table:table-cell>
              <table:table-cell office:value-type="float" office:value="-0.00002206134">
                <text:p>-0.00002206134</text:p>
              </table:table-cell>
              <table:table-cell office:value-type="float" office:value="0.1697876">
                <text:p>0.1697876</text:p>
              </table:table-cell>
            </table:table-row>
            <table:table-row>
              <table:table-cell office:value-type="string">
                <text:p>81</text:p>
              </table:table-cell>
              <table:table-cell office:value-type="float" office:value="-0.4461652">
                <text:p>-0.4461652</text:p>
              </table:table-cell>
              <table:table-cell office:value-type="float" office:value="-0.05176863">
                <text:p>-0.05176863</text:p>
              </table:table-cell>
              <table:table-cell office:value-type="float" office:value="0.08726051">
                <text:p>0.08726051</text:p>
              </table:table-cell>
            </table:table-row>
            <table:table-row>
              <table:table-cell office:value-type="string">
                <text:p>82</text:p>
              </table:table-cell>
              <table:table-cell office:value-type="float" office:value="-0.4469308">
                <text:p>-0.4469308</text:p>
              </table:table-cell>
              <table:table-cell office:value-type="float" office:value="-0.07461114">
                <text:p>-0.07461114</text:p>
              </table:table-cell>
              <table:table-cell office:value-type="float" office:value="0.01271835">
                <text:p>0.01271835</text:p>
              </table:table-cell>
            </table:table-row>
            <table:table-row>
              <table:table-cell office:value-type="string">
                <text:p>83</text:p>
              </table:table-cell>
              <table:table-cell office:value-type="float" office:value="-0.4159579">
                <text:p>-0.4159579</text:p>
              </table:table-cell>
              <table:table-cell office:value-type="float" office:value="-0.08151988">
                <text:p>-0.08151988</text:p>
              </table:table-cell>
              <table:table-cell office:value-type="float" office:value="-0.02880829">
                <text:p>-0.02880829</text:p>
              </table:table-cell>
            </table:table-row>
            <table:table-row>
              <table:table-cell office:value-type="string">
                <text:p>84</text:p>
              </table:table-cell>
              <table:table-cell office:value-type="float" office:value="-0.3810885">
                <text:p>-0.3810885</text:p>
              </table:table-cell>
              <table:table-cell office:value-type="float" office:value="-0.07951071">
                <text:p>-0.07951071</text:p>
              </table:table-cell>
              <table:table-cell office:value-type="float" office:value="-0.04586628">
                <text:p>-0.04586628</text:p>
              </table:table-cell>
            </table:table-row>
            <table:table-row>
              <table:table-cell office:value-type="string">
                <text:p>85</text:p>
              </table:table-cell>
              <table:table-cell office:value-type="float" office:value="-0.3532881">
                <text:p>-0.3532881</text:p>
              </table:table-cell>
              <table:table-cell office:value-type="float" office:value="-0.07405472">
                <text:p>-0.07405472</text:p>
              </table:table-cell>
              <table:table-cell office:value-type="float" office:value="-0.04935259">
                <text:p>-0.04935259</text:p>
              </table:table-cell>
            </table:table-row>
            <table:table-row>
              <table:table-cell office:value-type="string">
                <text:p>86</text:p>
              </table:table-cell>
              <table:table-cell office:value-type="float" office:value="-0.3350136">
                <text:p>-0.3350136</text:p>
              </table:table-cell>
              <table:table-cell office:value-type="float" office:value="-0.06779205">
                <text:p>-0.06779205</text:p>
              </table:table-cell>
              <table:table-cell office:value-type="float" office:value="-0.04577408">
                <text:p>-0.04577408</text:p>
              </table:table-cell>
            </table:table-row>
            <table:table-row>
              <table:table-cell office:value-type="string">
                <text:p>87</text:p>
              </table:table-cell>
              <table:table-cell office:value-type="float" office:value="-0.2107414">
                <text:p>-0.2107414</text:p>
              </table:table-cell>
              <table:table-cell office:value-type="float" office:value="0.02529708">
                <text:p>0.02529708</text:p>
              </table:table-cell>
              <table:table-cell office:value-type="float" office:value="-0.04050032">
                <text:p>-0.04050032</text:p>
              </table:table-cell>
            </table:table-row>
            <table:table-row>
              <table:table-cell office:value-type="string">
                <text:p>88</text:p>
              </table:table-cell>
              <table:table-cell office:value-type="float" office:value="0.1852318">
                <text:p>0.1852318</text:p>
              </table:table-cell>
              <table:table-cell office:value-type="float" office:value="0.1437389">
                <text:p>0.1437389</text:p>
              </table:table-cell>
              <table:table-cell office:value-type="float" office:value="-0.03605251">
                <text:p>-0.03605251</text:p>
              </table:table-cell>
            </table:table-row>
            <table:table-row>
              <table:table-cell office:value-type="string">
                <text:p>89</text:p>
              </table:table-cell>
              <table:table-cell office:value-type="float" office:value="0.557874">
                <text:p>0.557874</text:p>
              </table:table-cell>
              <table:table-cell office:value-type="float" office:value="0.0998989">
                <text:p>0.0998989</text:p>
              </table:table-cell>
              <table:table-cell office:value-type="float" office:value="-0.03332813">
                <text:p>-0.03332813</text:p>
              </table:table-cell>
            </table:table-row>
            <table:table-row>
              <table:table-cell office:value-type="string">
                <text:p>90</text:p>
              </table:table-cell>
              <table:table-cell office:value-type="float" office:value="0.7598889">
                <text:p>0.7598889</text:p>
              </table:table-cell>
              <table:table-cell office:value-type="float" office:value="0.0118811">
                <text:p>0.0118811</text:p>
              </table:table-cell>
              <table:table-cell office:value-type="float" office:value="-0.03186592">
                <text:p>-0.03186592</text:p>
              </table:table-cell>
            </table:table-row>
            <table:table-row>
              <table:table-cell office:value-type="string">
                <text:p>91</text:p>
              </table:table-cell>
              <table:table-cell office:value-type="float" office:value="0.820811">
                <text:p>0.820811</text:p>
              </table:table-cell>
              <table:table-cell office:value-type="float" office:value="-0.0430266">
                <text:p>-0.0430266</text:p>
              </table:table-cell>
              <table:table-cell office:value-type="float" office:value="-0.0312145">
                <text:p>-0.0312145</text:p>
              </table:table-cell>
            </table:table-row>
            <table:table-row>
              <table:table-cell office:value-type="string">
                <text:p>92</text:p>
              </table:table-cell>
              <table:table-cell office:value-type="float" office:value="0.6975114">
                <text:p>0.6975114</text:p>
              </table:table-cell>
              <table:table-cell office:value-type="float" office:value="0.0195722">
                <text:p>0.0195722</text:p>
              </table:table-cell>
              <table:table-cell office:value-type="float" office:value="-0.03094086">
                <text:p>-0.03094086</text:p>
              </table:table-cell>
            </table:table-row>
            <table:table-row>
              <table:table-cell office:value-type="string">
                <text:p>93</text:p>
              </table:table-cell>
              <table:table-cell office:value-type="float" office:value="0.2705654">
                <text:p>0.2705654</text:p>
              </table:table-cell>
              <table:table-cell office:value-type="float" office:value="0.1270976">
                <text:p>0.1270976</text:p>
              </table:table-cell>
              <table:table-cell office:value-type="float" office:value="-0.03083976">
                <text:p>-0.03083976</text:p>
              </table:table-cell>
            </table:table-row>
            <table:table-row>
              <table:table-cell office:value-type="string">
                <text:p>94</text:p>
              </table:table-cell>
              <table:table-cell office:value-type="float" office:value="-0.1369462">
                <text:p>-0.1369462</text:p>
              </table:table-cell>
              <table:table-cell office:value-type="float" office:value="0.08337345">
                <text:p>0.08337345</text:p>
              </table:table-cell>
              <table:table-cell office:value-type="float" office:value="-0.03080568">
                <text:p>-0.03080568</text:p>
              </table:table-cell>
            </table:table-row>
            <table:table-row>
              <table:table-cell office:value-type="string">
                <text:p>95</text:p>
              </table:table-cell>
              <table:table-cell office:value-type="float" office:value="-0.3667615">
                <text:p>-0.3667615</text:p>
              </table:table-cell>
              <table:table-cell office:value-type="float" office:value="-0.00002206134">
                <text:p>-0.00002206134</text:p>
              </table:table-cell>
              <table:table-cell office:value-type="float" office:value="-0.01930728">
                <text:p>-0.01930728</text:p>
              </table:table-cell>
            </table:table-row>
            <table:table-row>
              <table:table-cell office:value-type="string">
                <text:p>96</text:p>
              </table:table-cell>
              <table:table-cell office:value-type="float" office:value="-0.4454331">
                <text:p>-0.4454331</text:p>
              </table:table-cell>
              <table:table-cell office:value-type="float" office:value="-0.05092555">
                <text:p>-0.05092555</text:p>
              </table:table-cell>
              <table:table-cell office:value-type="float" office:value="0.1141977">
                <text:p>0.1141977</text:p>
              </table:table-cell>
            </table:table-row>
            <table:table-row>
              <table:table-cell office:value-type="string">
                <text:p>97</text:p>
              </table:table-cell>
              <table:table-cell office:value-type="float" office:value="-0.4469308">
                <text:p>-0.4469308</text:p>
              </table:table-cell>
              <table:table-cell office:value-type="float" office:value="-0.07461114">
                <text:p>-0.07461114</text:p>
              </table:table-cell>
              <table:table-cell office:value-type="float" office:value="0.174754">
                <text:p>0.174754</text:p>
              </table:table-cell>
            </table:table-row>
            <table:table-row>
              <table:table-cell office:value-type="string">
                <text:p>98</text:p>
              </table:table-cell>
              <table:table-cell office:value-type="float" office:value="-0.4159579">
                <text:p>-0.4159579</text:p>
              </table:table-cell>
              <table:table-cell office:value-type="float" office:value="-0.08151988">
                <text:p>-0.08151988</text:p>
              </table:table-cell>
              <table:table-cell office:value-type="float" office:value="0.09831699">
                <text:p>0.09831699</text:p>
              </table:table-cell>
            </table:table-row>
            <table:table-row>
              <table:table-cell office:value-type="string">
                <text:p>99</text:p>
              </table:table-cell>
              <table:table-cell office:value-type="float" office:value="-0.3810885">
                <text:p>-0.3810885</text:p>
              </table:table-cell>
              <table:table-cell office:value-type="float" office:value="-0.07951071">
                <text:p>-0.07951071</text:p>
              </table:table-cell>
              <table:table-cell office:value-type="float" office:value="0.0199228">
                <text:p>0.0199228</text:p>
              </table:table-cell>
            </table:table-row>
            <table:table-row>
              <table:table-cell office:value-type="string">
                <text:p>100</text:p>
              </table:table-cell>
              <table:table-cell office:value-type="float" office:value="-0.3532881">
                <text:p>-0.3532881</text:p>
              </table:table-cell>
              <table:table-cell office:value-type="float" office:value="-0.07405472">
                <text:p>-0.07405472</text:p>
              </table:table-cell>
              <table:table-cell office:value-type="float" office:value="-0.02538767">
                <text:p>-0.02538767</text:p>
              </table:table-cell>
            </table:table-row>
            <table:table-row>
              <table:table-cell office:value-type="string">
                <text:p>101</text:p>
              </table:table-cell>
              <table:table-cell office:value-type="float" office:value="-0.3363447">
                <text:p>-0.3363447</text:p>
              </table:table-cell>
              <table:table-cell office:value-type="float" office:value="-0.06892828">
                <text:p>-0.06892828</text:p>
              </table:table-cell>
              <table:table-cell office:value-type="float" office:value="-0.04466464">
                <text:p>-0.04466464</text:p>
              </table:table-cell>
            </table:table-row>
            <table:table-row>
              <table:table-cell office:value-type="string">
                <text:p>102</text:p>
              </table:table-cell>
              <table:table-cell office:value-type="float" office:value="-0.3260869">
                <text:p>-0.3260869</text:p>
              </table:table-cell>
              <table:table-cell office:value-type="float" office:value="-0.06427377">
                <text:p>-0.06427377</text:p>
              </table:table-cell>
              <table:table-cell office:value-type="float" office:value="-0.04943191">
                <text:p>-0.04943191</text:p>
              </table:table-cell>
            </table:table-row>
            <table:table-row>
              <table:table-cell office:value-type="string">
                <text:p>103</text:p>
              </table:table-cell>
              <table:table-cell office:value-type="float" office:value="-0.2065317">
                <text:p>-0.2065317</text:p>
              </table:table-cell>
              <table:table-cell office:value-type="float" office:value="0.02728935">
                <text:p>0.02728935</text:p>
              </table:table-cell>
              <table:table-cell office:value-type="float" office:value="-0.04649447">
                <text:p>-0.04649447</text:p>
              </table:table-cell>
            </table:table-row>
            <table:table-row>
              <table:table-cell office:value-type="string">
                <text:p>104</text:p>
              </table:table-cell>
              <table:table-cell office:value-type="float" office:value="0.1869871">
                <text:p>0.1869871</text:p>
              </table:table-cell>
              <table:table-cell office:value-type="float" office:value="0.1446907">
                <text:p>0.1446907</text:p>
              </table:table-cell>
              <table:table-cell office:value-type="float" office:value="-0.04112579">
                <text:p>-0.04112579</text:p>
              </table:table-cell>
            </table:table-row>
            <table:table-row>
              <table:table-cell office:value-type="string">
                <text:p>105</text:p>
              </table:table-cell>
              <table:table-cell office:value-type="float" office:value="0.5655213">
                <text:p>0.5655213</text:p>
              </table:table-cell>
              <table:table-cell office:value-type="float" office:value="0.09817284">
                <text:p>0.09817284</text:p>
              </table:table-cell>
              <table:table-cell office:value-type="float" office:value="-0.03649419">
                <text:p>-0.03649419</text:p>
              </table:table-cell>
            </table:table-row>
            <table:table-row>
              <table:table-cell office:value-type="string">
                <text:p>106</text:p>
              </table:table-cell>
              <table:table-cell office:value-type="float" office:value="0.7601275">
                <text:p>0.7601275</text:p>
              </table:table-cell>
              <table:table-cell office:value-type="float" office:value="0.01203917">
                <text:p>0.01203917</text:p>
              </table:table-cell>
              <table:table-cell office:value-type="float" office:value="-0.03358123">
                <text:p>-0.03358123</text:p>
              </table:table-cell>
            </table:table-row>
            <table:table-row>
              <table:table-cell office:value-type="string">
                <text:p>107</text:p>
              </table:table-cell>
              <table:table-cell office:value-type="float" office:value="0.8210961">
                <text:p>0.8210961</text:p>
              </table:table-cell>
              <table:table-cell office:value-type="float" office:value="-0.04369377">
                <text:p>-0.04369377</text:p>
              </table:table-cell>
              <table:table-cell office:value-type="float" office:value="-0.03198799">
                <text:p>-0.03198799</text:p>
              </table:table-cell>
            </table:table-row>
            <table:table-row>
              <table:table-cell office:value-type="string">
                <text:p>108</text:p>
              </table:table-cell>
              <table:table-cell office:value-type="float" office:value="0.6975333">
                <text:p>0.6975333</text:p>
              </table:table-cell>
              <table:table-cell office:value-type="float" office:value="0.01959393">
                <text:p>0.01959393</text:p>
              </table:table-cell>
              <table:table-cell office:value-type="float" office:value="-0.03126759">
                <text:p>-0.03126759</text:p>
              </table:table-cell>
            </table:table-row>
            <table:table-row>
              <table:table-cell office:value-type="string">
                <text:p>109</text:p>
              </table:table-cell>
              <table:table-cell office:value-type="float" office:value="0.2705654">
                <text:p>0.2705654</text:p>
              </table:table-cell>
              <table:table-cell office:value-type="float" office:value="0.1271027">
                <text:p>0.1271027</text:p>
              </table:table-cell>
              <table:table-cell office:value-type="float" office:value="-0.03096132">
                <text:p>-0.03096132</text:p>
              </table:table-cell>
            </table:table-row>
            <table:table-row>
              <table:table-cell office:value-type="string">
                <text:p>110</text:p>
              </table:table-cell>
              <table:table-cell office:value-type="float" office:value="-0.1447098">
                <text:p>-0.1447098</text:p>
              </table:table-cell>
              <table:table-cell office:value-type="float" office:value="0.08132438">
                <text:p>0.08132438</text:p>
              </table:table-cell>
              <table:table-cell office:value-type="float" office:value="-0.030847">
                <text:p>-0.030847</text:p>
              </table:table-cell>
            </table:table-row>
            <table:table-row>
              <table:table-cell office:value-type="string">
                <text:p>111</text:p>
              </table:table-cell>
              <table:table-cell office:value-type="float" office:value="-0.3667615">
                <text:p>-0.3667615</text:p>
              </table:table-cell>
              <table:table-cell office:value-type="float" office:value="-0.00002206134">
                <text:p>-0.00002206134</text:p>
              </table:table-cell>
              <table:table-cell office:value-type="float" office:value="-0.03062268">
                <text:p>-0.03062268</text:p>
              </table:table-cell>
            </table:table-row>
            <table:table-row>
              <table:table-cell office:value-type="string">
                <text:p>112</text:p>
              </table:table-cell>
              <table:table-cell office:value-type="float" office:value="-0.4461652">
                <text:p>-0.4461652</text:p>
              </table:table-cell>
              <table:table-cell office:value-type="float" office:value="-0.05176863">
                <text:p>-0.05176863</text:p>
              </table:table-cell>
              <table:table-cell office:value-type="float" office:value="0.04042592">
                <text:p>0.04042592</text:p>
              </table:table-cell>
            </table:table-row>
            <table:table-row>
              <table:table-cell office:value-type="string">
                <text:p>113</text:p>
              </table:table-cell>
              <table:table-cell office:value-type="float" office:value="-0.4469308">
                <text:p>-0.4469308</text:p>
              </table:table-cell>
              <table:table-cell office:value-type="float" office:value="-0.07461114">
                <text:p>-0.07461114</text:p>
              </table:table-cell>
              <table:table-cell office:value-type="float" office:value="0.170368">
                <text:p>0.170368</text:p>
              </table:table-cell>
            </table:table-row>
            <table:table-row>
              <table:table-cell office:value-type="string">
                <text:p>114</text:p>
              </table:table-cell>
              <table:table-cell office:value-type="float" office:value="-0.4159579">
                <text:p>-0.4159579</text:p>
              </table:table-cell>
              <table:table-cell office:value-type="float" office:value="-0.08151988">
                <text:p>-0.08151988</text:p>
              </table:table-cell>
              <table:table-cell office:value-type="float" office:value="0.1418261">
                <text:p>0.1418261</text:p>
              </table:table-cell>
            </table:table-row>
            <table:table-row>
              <table:table-cell office:value-type="string">
                <text:p>115</text:p>
              </table:table-cell>
              <table:table-cell office:value-type="float" office:value="-0.3810885">
                <text:p>-0.3810885</text:p>
              </table:table-cell>
              <table:table-cell office:value-type="float" office:value="-0.07951071">
                <text:p>-0.07951071</text:p>
              </table:table-cell>
              <table:table-cell office:value-type="float" office:value="0.05419246">
                <text:p>0.05419246</text:p>
              </table:table-cell>
            </table:table-row>
            <table:table-row>
              <table:table-cell office:value-type="string">
                <text:p>116</text:p>
              </table:table-cell>
              <table:table-cell office:value-type="float" office:value="-0.3532881">
                <text:p>-0.3532881</text:p>
              </table:table-cell>
              <table:table-cell office:value-type="float" office:value="-0.07405472">
                <text:p>-0.07405472</text:p>
              </table:table-cell>
              <table:table-cell office:value-type="float" office:value="-0.007867623">
                <text:p>-0.007867623</text:p>
              </table:table-cell>
            </table:table-row>
            <table:table-row>
              <table:table-cell office:value-type="string">
                <text:p>117</text:p>
              </table:table-cell>
              <table:table-cell office:value-type="float" office:value="-0.3350136">
                <text:p>-0.3350136</text:p>
              </table:table-cell>
              <table:table-cell office:value-type="float" office:value="-0.06779205">
                <text:p>-0.06779205</text:p>
              </table:table-cell>
              <table:table-cell office:value-type="float" office:value="-0.0380391">
                <text:p>-0.0380391</text:p>
              </table:table-cell>
            </table:table-row>
            <table:table-row>
              <table:table-cell office:value-type="string">
                <text:p>118</text:p>
              </table:table-cell>
              <table:table-cell office:value-type="float" office:value="-0.2107414">
                <text:p>-0.2107414</text:p>
              </table:table-cell>
              <table:table-cell office:value-type="float" office:value="0.02529708">
                <text:p>0.02529708</text:p>
              </table:table-cell>
              <table:table-cell office:value-type="float" office:value="-0.04854585">
                <text:p>-0.04854585</text:p>
              </table:table-cell>
            </table:table-row>
            <table:table-row>
              <table:table-cell office:value-type="string">
                <text:p>119</text:p>
              </table:table-cell>
              <table:table-cell office:value-type="float" office:value="0.1852318">
                <text:p>0.1852318</text:p>
              </table:table-cell>
              <table:table-cell office:value-type="float" office:value="0.1437389">
                <text:p>0.1437389</text:p>
              </table:table-cell>
              <table:table-cell office:value-type="float" office:value="-0.04841043">
                <text:p>-0.04841043</text:p>
              </table:table-cell>
            </table:table-row>
            <table:table-row>
              <table:table-cell office:value-type="string">
                <text:p>120</text:p>
              </table:table-cell>
              <table:table-cell office:value-type="float" office:value="0.557874">
                <text:p>0.557874</text:p>
              </table:table-cell>
              <table:table-cell office:value-type="float" office:value="0.0998989">
                <text:p>0.0998989</text:p>
              </table:table-cell>
              <table:table-cell office:value-type="float" office:value="-0.0437238">
                <text:p>-0.0437238</text:p>
              </table:table-cell>
            </table:table-row>
            <table:table-row>
              <table:table-cell office:value-type="string">
                <text:p>121</text:p>
              </table:table-cell>
              <table:table-cell office:value-type="float" office:value="0.7598889">
                <text:p>0.7598889</text:p>
              </table:table-cell>
              <table:table-cell office:value-type="float" office:value="0.0118811">
                <text:p>0.0118811</text:p>
              </table:table-cell>
              <table:table-cell office:value-type="float" office:value="-0.03850736">
                <text:p>-0.03850736</text:p>
              </table:table-cell>
            </table:table-row>
            <table:table-row>
              <table:table-cell office:value-type="string">
                <text:p>122</text:p>
              </table:table-cell>
              <table:table-cell office:value-type="float" office:value="0.820811">
                <text:p>0.820811</text:p>
              </table:table-cell>
              <table:table-cell office:value-type="float" office:value="-0.0430266">
                <text:p>-0.0430266</text:p>
              </table:table-cell>
              <table:table-cell office:value-type="float" office:value="-0.03480515">
                <text:p>-0.03480515</text:p>
              </table:table-cell>
            </table:table-row>
            <table:table-row>
              <table:table-cell office:value-type="string">
                <text:p>123</text:p>
              </table:table-cell>
              <table:table-cell office:value-type="float" office:value="0.6975114">
                <text:p>0.6975114</text:p>
              </table:table-cell>
              <table:table-cell office:value-type="float" office:value="0.0195722">
                <text:p>0.0195722</text:p>
              </table:table-cell>
              <table:table-cell office:value-type="float" office:value="-0.03260582">
                <text:p>-0.03260582</text:p>
              </table:table-cell>
            </table:table-row>
            <table:table-row>
              <table:table-cell office:value-type="string">
                <text:p>124</text:p>
              </table:table-cell>
              <table:table-cell office:value-type="float" office:value="0.2705654">
                <text:p>0.2705654</text:p>
              </table:table-cell>
              <table:table-cell office:value-type="float" office:value="0.1270976">
                <text:p>0.1270976</text:p>
              </table:table-cell>
              <table:table-cell office:value-type="float" office:value="-0.009282208">
                <text:p>-0.009282208</text:p>
              </table:table-cell>
            </table:table-row>
            <table:table-row>
              <table:table-cell office:value-type="string">
                <text:p>125</text:p>
              </table:table-cell>
              <table:table-cell office:value-type="float" office:value="-0.1369462">
                <text:p>-0.1369462</text:p>
              </table:table-cell>
              <table:table-cell office:value-type="float" office:value="0.08337345">
                <text:p>0.08337345</text:p>
              </table:table-cell>
              <table:table-cell office:value-type="float" office:value="0.1341085">
                <text:p>0.1341085</text:p>
              </table:table-cell>
            </table:table-row>
            <table:table-row>
              <table:table-cell office:value-type="string">
                <text:p>126</text:p>
              </table:table-cell>
              <table:table-cell office:value-type="float" office:value="-0.3667615">
                <text:p>-0.3667615</text:p>
              </table:table-cell>
              <table:table-cell office:value-type="float" office:value="-0.00002206134">
                <text:p>-0.00002206134</text:p>
              </table:table-cell>
              <table:table-cell office:value-type="float" office:value="0.168582">
                <text:p>0.168582</text:p>
              </table:table-cell>
            </table:table-row>
            <table:table-row>
              <table:table-cell office:value-type="string">
                <text:p>127</text:p>
              </table:table-cell>
              <table:table-cell office:value-type="float" office:value="-0.4454331">
                <text:p>-0.4454331</text:p>
              </table:table-cell>
              <table:table-cell office:value-type="float" office:value="-0.05092555">
                <text:p>-0.05092555</text:p>
              </table:table-cell>
              <table:table-cell office:value-type="float" office:value="0.08725793">
                <text:p>0.08725793</text:p>
              </table:table-cell>
            </table:table-row>
            <table:table-row>
              <table:table-cell office:value-type="string">
                <text:p>128</text:p>
              </table:table-cell>
              <table:table-cell office:value-type="float" office:value="-0.4469308">
                <text:p>-0.4469308</text:p>
              </table:table-cell>
              <table:table-cell office:value-type="float" office:value="-0.07461114">
                <text:p>-0.07461114</text:p>
              </table:table-cell>
              <table:table-cell office:value-type="float" office:value="0.01134231">
                <text:p>0.01134231</text:p>
              </table:table-cell>
            </table:table-row>
            <table:table-row>
              <table:table-cell office:value-type="string">
                <text:p>129</text:p>
              </table:table-cell>
              <table:table-cell office:value-type="float" office:value="-0.4159579">
                <text:p>-0.4159579</text:p>
              </table:table-cell>
              <table:table-cell office:value-type="float" office:value="-0.08151988">
                <text:p>-0.08151988</text:p>
              </table:table-cell>
              <table:table-cell office:value-type="float" office:value="-0.02945125">
                <text:p>-0.02945125</text:p>
              </table:table-cell>
            </table:table-row>
            <table:table-row>
              <table:table-cell office:value-type="string">
                <text:p>130</text:p>
              </table:table-cell>
              <table:table-cell office:value-type="float" office:value="-0.3810885">
                <text:p>-0.3810885</text:p>
              </table:table-cell>
              <table:table-cell office:value-type="float" office:value="-0.07951071">
                <text:p>-0.07951071</text:p>
              </table:table-cell>
              <table:table-cell office:value-type="float" office:value="-0.04608237">
                <text:p>-0.04608237</text:p>
              </table:table-cell>
            </table:table-row>
            <table:table-row>
              <table:table-cell office:value-type="string">
                <text:p>131</text:p>
              </table:table-cell>
              <table:table-cell office:value-type="float" office:value="-0.3532881">
                <text:p>-0.3532881</text:p>
              </table:table-cell>
              <table:table-cell office:value-type="float" office:value="-0.07405472">
                <text:p>-0.07405472</text:p>
              </table:table-cell>
              <table:table-cell office:value-type="float" office:value="-0.04932459">
                <text:p>-0.04932459</text:p>
              </table:table-cell>
            </table:table-row>
            <table:table-row>
              <table:table-cell office:value-type="string">
                <text:p>132</text:p>
              </table:table-cell>
              <table:table-cell office:value-type="float" office:value="-0.3363447">
                <text:p>-0.3363447</text:p>
              </table:table-cell>
              <table:table-cell office:value-type="float" office:value="-0.06892828">
                <text:p>-0.06892828</text:p>
              </table:table-cell>
              <table:table-cell office:value-type="float" office:value="-0.04577408">
                <text:p>-0.04577408</text:p>
              </table:table-cell>
            </table:table-row>
            <table:table-row>
              <table:table-cell office:value-type="string">
                <text:p>133</text:p>
              </table:table-cell>
              <table:table-cell office:value-type="float" office:value="-0.3260869">
                <text:p>-0.3260869</text:p>
              </table:table-cell>
              <table:table-cell office:value-type="float" office:value="-0.06427377">
                <text:p>-0.06427377</text:p>
              </table:table-cell>
              <table:table-cell office:value-type="float" office:value="-0.04037708">
                <text:p>-0.04037708</text:p>
              </table:table-cell>
            </table:table-row>
            <table:table-row>
              <table:table-cell office:value-type="string">
                <text:p>134</text:p>
              </table:table-cell>
              <table:table-cell office:value-type="float" office:value="-0.2065317">
                <text:p>-0.2065317</text:p>
              </table:table-cell>
              <table:table-cell office:value-type="float" office:value="0.02728935">
                <text:p>0.02728935</text:p>
              </table:table-cell>
              <table:table-cell office:value-type="float" office:value="-0.02937149">
                <text:p>-0.02937149</text:p>
              </table:table-cell>
            </table:table-row>
            <table:table-row>
              <table:table-cell office:value-type="string">
                <text:p>135</text:p>
              </table:table-cell>
              <table:table-cell office:value-type="float" office:value="0.1869871">
                <text:p>0.1869871</text:p>
              </table:table-cell>
              <table:table-cell office:value-type="float" office:value="0.1446907">
                <text:p>0.1446907</text:p>
              </table:table-cell>
              <table:table-cell office:value-type="float" office:value="0.1006294">
                <text:p>0.1006294</text:p>
              </table:table-cell>
            </table:table-row>
            <table:table-row>
              <table:table-cell office:value-type="string">
                <text:p>136</text:p>
              </table:table-cell>
              <table:table-cell office:value-type="float" office:value="0.5655213">
                <text:p>0.5655213</text:p>
              </table:table-cell>
              <table:table-cell office:value-type="float" office:value="0.09817284">
                <text:p>0.09817284</text:p>
              </table:table-cell>
              <table:table-cell office:value-type="float" office:value="0.1756296">
                <text:p>0.1756296</text:p>
              </table:table-cell>
            </table:table-row>
            <table:table-row>
              <table:table-cell office:value-type="string">
                <text:p>137</text:p>
              </table:table-cell>
              <table:table-cell office:value-type="float" office:value="0.7601275">
                <text:p>0.7601275</text:p>
              </table:table-cell>
              <table:table-cell office:value-type="float" office:value="0.01203917">
                <text:p>0.01203917</text:p>
              </table:table-cell>
              <table:table-cell office:value-type="float" office:value="0.1068183">
                <text:p>0.1068183</text:p>
              </table:table-cell>
            </table:table-row>
            <table:table-row>
              <table:table-cell office:value-type="string">
                <text:p>138</text:p>
              </table:table-cell>
              <table:table-cell office:value-type="float" office:value="0.8210961">
                <text:p>0.8210961</text:p>
              </table:table-cell>
              <table:table-cell office:value-type="float" office:value="-0.04369377">
                <text:p>-0.04369377</text:p>
              </table:table-cell>
              <table:table-cell office:value-type="float" office:value="0.02435572">
                <text:p>0.02435572</text:p>
              </table:table-cell>
            </table:table-row>
            <table:table-row>
              <table:table-cell office:value-type="string">
                <text:p>139</text:p>
              </table:table-cell>
              <table:table-cell office:value-type="float" office:value="0.6975333">
                <text:p>0.6975333</text:p>
              </table:table-cell>
              <table:table-cell office:value-type="float" office:value="0.01959393">
                <text:p>0.01959393</text:p>
              </table:table-cell>
              <table:table-cell office:value-type="float" office:value="-0.02244353">
                <text:p>-0.02244353</text:p>
              </table:table-cell>
            </table:table-row>
            <table:table-row>
              <table:table-cell office:value-type="string">
                <text:p>140</text:p>
              </table:table-cell>
              <table:table-cell office:value-type="float" office:value="0.2705654">
                <text:p>0.2705654</text:p>
              </table:table-cell>
              <table:table-cell office:value-type="float" office:value="0.1271027">
                <text:p>0.1271027</text:p>
              </table:table-cell>
              <table:table-cell office:value-type="float" office:value="-0.04385838">
                <text:p>-0.04385838</text:p>
              </table:table-cell>
            </table:table-row>
            <table:table-row>
              <table:table-cell office:value-type="string">
                <text:p>141</text:p>
              </table:table-cell>
              <table:table-cell office:value-type="float" office:value="-0.1369462">
                <text:p>-0.1369462</text:p>
              </table:table-cell>
              <table:table-cell office:value-type="float" office:value="0.08337345">
                <text:p>0.08337345</text:p>
              </table:table-cell>
              <table:table-cell office:value-type="float" office:value="-0.04941737">
                <text:p>-0.04941737</text:p>
              </table:table-cell>
            </table:table-row>
            <table:table-row>
              <table:table-cell office:value-type="string">
                <text:p>142</text:p>
              </table:table-cell>
              <table:table-cell office:value-type="float" office:value="-0.3667615">
                <text:p>-0.3667615</text:p>
              </table:table-cell>
              <table:table-cell office:value-type="float" office:value="-0.00002206134">
                <text:p>-0.00002206134</text:p>
              </table:table-cell>
              <table:table-cell office:value-type="float" office:value="-0.04683851">
                <text:p>-0.04683851</text:p>
              </table:table-cell>
            </table:table-row>
            <table:table-row>
              <table:table-cell office:value-type="string">
                <text:p>143</text:p>
              </table:table-cell>
              <table:table-cell office:value-type="float" office:value="-0.4461652">
                <text:p>-0.4461652</text:p>
              </table:table-cell>
              <table:table-cell office:value-type="float" office:value="-0.05176863">
                <text:p>-0.05176863</text:p>
              </table:table-cell>
              <table:table-cell office:value-type="float" office:value="-0.04150761">
                <text:p>-0.04150761</text:p>
              </table:table-cell>
            </table:table-row>
            <table:table-row>
              <table:table-cell office:value-type="string">
                <text:p>144</text:p>
              </table:table-cell>
              <table:table-cell office:value-type="float" office:value="-0.4469308">
                <text:p>-0.4469308</text:p>
              </table:table-cell>
              <table:table-cell office:value-type="float" office:value="-0.07461114">
                <text:p>-0.07461114</text:p>
              </table:table-cell>
              <table:table-cell office:value-type="float" office:value="-0.03686552">
                <text:p>-0.03686552</text:p>
              </table:table-cell>
            </table:table-row>
            <table:table-row>
              <table:table-cell office:value-type="string">
                <text:p>145</text:p>
              </table:table-cell>
              <table:table-cell office:value-type="float" office:value="-0.4159579">
                <text:p>-0.4159579</text:p>
              </table:table-cell>
              <table:table-cell office:value-type="float" office:value="-0.08151988">
                <text:p>-0.08151988</text:p>
              </table:table-cell>
              <table:table-cell office:value-type="float" office:value="-0.03374274">
                <text:p>-0.03374274</text:p>
              </table:table-cell>
            </table:table-row>
            <table:table-row>
              <table:table-cell office:value-type="string">
                <text:p>146</text:p>
              </table:table-cell>
              <table:table-cell office:value-type="float" office:value="-0.3810885">
                <text:p>-0.3810885</text:p>
              </table:table-cell>
              <table:table-cell office:value-type="float" office:value="-0.07951071">
                <text:p>-0.07951071</text:p>
              </table:table-cell>
              <table:table-cell office:value-type="float" office:value="-0.03209426">
                <text:p>-0.03209426</text:p>
              </table:table-cell>
            </table:table-row>
            <table:table-row>
              <table:table-cell office:value-type="string">
                <text:p>147</text:p>
              </table:table-cell>
              <table:table-cell office:value-type="float" office:value="-0.3522592">
                <text:p>-0.3522592</text:p>
              </table:table-cell>
              <table:table-cell office:value-type="float" office:value="-0.07302578">
                <text:p>-0.07302578</text:p>
              </table:table-cell>
              <table:table-cell office:value-type="float" office:value="-0.03130229">
                <text:p>-0.03130229</text:p>
              </table:table-cell>
            </table:table-row>
            <table:table-row>
              <table:table-cell office:value-type="string">
                <text:p>148</text:p>
              </table:table-cell>
              <table:table-cell office:value-type="float" office:value="-0.2130245">
                <text:p>-0.2130245</text:p>
              </table:table-cell>
              <table:table-cell office:value-type="float" office:value="0.02574869">
                <text:p>0.02574869</text:p>
              </table:table-cell>
              <table:table-cell office:value-type="float" office:value="-0.03097481">
                <text:p>-0.03097481</text:p>
              </table:table-cell>
            </table:table-row>
            <table:table-row>
              <table:table-cell office:value-type="string">
                <text:p>149</text:p>
              </table:table-cell>
              <table:table-cell office:value-type="float" office:value="0.1809567">
                <text:p>0.1809567</text:p>
              </table:table-cell>
              <table:table-cell office:value-type="float" office:value="0.1417128">
                <text:p>0.1417128</text:p>
              </table:table-cell>
              <table:table-cell office:value-type="float" office:value="-0.03072394">
                <text:p>-0.03072394</text:p>
              </table:table-cell>
            </table:table-row>
            <table:table-row>
              <table:table-cell office:value-type="string">
                <text:p>150</text:p>
              </table:table-cell>
              <table:table-cell office:value-type="float" office:value="0.5630759">
                <text:p>0.5630759</text:p>
              </table:table-cell>
              <table:table-cell office:value-type="float" office:value="0.09680422">
                <text:p>0.09680422</text:p>
              </table:table-cell>
              <table:table-cell office:value-type="float" office:value="0.03667138">
                <text:p>0.03667138</text:p>
              </table:table-cell>
            </table:table-row>
            <table:table-row>
              <table:table-cell office:value-type="string">
                <text:p>151</text:p>
              </table:table-cell>
              <table:table-cell office:value-type="float" office:value="0.7591987">
                <text:p>0.7591987</text:p>
              </table:table-cell>
              <table:table-cell office:value-type="float" office:value="0.01146425">
                <text:p>0.01146425</text:p>
              </table:table-cell>
              <table:table-cell office:value-type="float" office:value="0.1689814">
                <text:p>0.1689814</text:p>
              </table:table-cell>
            </table:table-row>
            <table:table-row>
              <table:table-cell office:value-type="string">
                <text:p>152</text:p>
              </table:table-cell>
              <table:table-cell office:value-type="float" office:value="0.8207762">
                <text:p>0.8207762</text:p>
              </table:table-cell>
              <table:table-cell office:value-type="float" office:value="-0.04390996">
                <text:p>-0.04390996</text:p>
              </table:table-cell>
              <table:table-cell office:value-type="float" office:value="0.1438253">
                <text:p>0.1438253</text:p>
              </table:table-cell>
            </table:table-row>
            <table:table-row>
              <table:table-cell office:value-type="string">
                <text:p>153</text:p>
              </table:table-cell>
              <table:table-cell office:value-type="float" office:value="0.6974301">
                <text:p>0.6974301</text:p>
              </table:table-cell>
              <table:table-cell office:value-type="float" office:value="0.01951409">
                <text:p>0.01951409</text:p>
              </table:table-cell>
              <table:table-cell office:value-type="float" office:value="0.05612994">
                <text:p>0.05612994</text:p>
              </table:table-cell>
            </table:table-row>
            <table:table-row>
              <table:table-cell office:value-type="string">
                <text:p>154</text:p>
              </table:table-cell>
              <table:table-cell office:value-type="float" office:value="0.2705434">
                <text:p>0.2705434</text:p>
              </table:table-cell>
              <table:table-cell office:value-type="float" office:value="0.1270753">
                <text:p>0.1270753</text:p>
              </table:table-cell>
              <table:table-cell office:value-type="float" office:value="-0.006812415">
                <text:p>-0.006812415</text:p>
              </table:table-cell>
            </table:table-row>
            <table:table-row>
              <table:table-cell office:value-type="string">
                <text:p>155</text:p>
              </table:table-cell>
              <table:table-cell office:value-type="float" office:value="-0.1447098">
                <text:p>-0.1447098</text:p>
              </table:table-cell>
              <table:table-cell office:value-type="float" office:value="0.08131922">
                <text:p>0.08131922</text:p>
              </table:table-cell>
              <table:table-cell office:value-type="float" office:value="-0.03758986">
                <text:p>-0.03758986</text:p>
              </table:table-cell>
            </table:table-row>
            <table:table-row>
              <table:table-cell office:value-type="string">
                <text:p>156</text:p>
              </table:table-cell>
              <table:table-cell office:value-type="float" office:value="-0.3667615">
                <text:p>-0.3667615</text:p>
              </table:table-cell>
              <table:table-cell office:value-type="float" office:value="-0.00002206134">
                <text:p>-0.00002206134</text:p>
              </table:table-cell>
              <table:table-cell office:value-type="float" office:value="-0.04844264">
                <text:p>-0.04844264</text:p>
              </table:table-cell>
            </table:table-row>
            <table:table-row>
              <table:table-cell office:value-type="string">
                <text:p>157</text:p>
              </table:table-cell>
              <table:table-cell office:value-type="float" office:value="-0.4461652">
                <text:p>-0.4461652</text:p>
              </table:table-cell>
              <table:table-cell office:value-type="float" office:value="-0.05176863">
                <text:p>-0.05176863</text:p>
              </table:table-cell>
              <table:table-cell office:value-type="float" office:value="-0.04849005">
                <text:p>-0.04849005</text:p>
              </table:table-cell>
            </table:table-row>
            <table:table-row>
              <table:table-cell office:value-type="string">
                <text:p>158</text:p>
              </table:table-cell>
              <table:table-cell office:value-type="float" office:value="-0.4469308">
                <text:p>-0.4469308</text:p>
              </table:table-cell>
              <table:table-cell office:value-type="float" office:value="-0.07461114">
                <text:p>-0.07461114</text:p>
              </table:table-cell>
              <table:table-cell office:value-type="float" office:value="-0.04385482">
                <text:p>-0.04385482</text:p>
              </table:table-cell>
            </table:table-row>
            <table:table-row>
              <table:table-cell office:value-type="string">
                <text:p>159</text:p>
              </table:table-cell>
              <table:table-cell office:value-type="float" office:value="-0.4159579">
                <text:p>-0.4159579</text:p>
              </table:table-cell>
              <table:table-cell office:value-type="float" office:value="-0.08151988">
                <text:p>-0.08151988</text:p>
              </table:table-cell>
              <table:table-cell office:value-type="float" office:value="-0.03861798">
                <text:p>-0.03861798</text:p>
              </table:table-cell>
            </table:table-row>
            <table:table-row>
              <table:table-cell office:value-type="string">
                <text:p>160</text:p>
              </table:table-cell>
              <table:table-cell office:value-type="float" office:value="-0.3803078">
                <text:p>-0.3803078</text:p>
              </table:table-cell>
              <table:table-cell office:value-type="float" office:value="-0.079402">
                <text:p>-0.079402</text:p>
              </table:table-cell>
              <table:table-cell office:value-type="float" office:value="-0.03480515">
                <text:p>-0.03480515</text:p>
              </table:table-cell>
            </table:table-row>
            <table:table-row>
              <table:table-cell office:value-type="string">
                <text:p>161</text:p>
              </table:table-cell>
              <table:table-cell office:value-type="float" office:value="-0.3532881">
                <text:p>-0.3532881</text:p>
              </table:table-cell>
              <table:table-cell office:value-type="float" office:value="-0.07405472">
                <text:p>-0.07405472</text:p>
              </table:table-cell>
              <table:table-cell office:value-type="float" office:value="-0.03264285">
                <text:p>-0.03264285</text:p>
              </table:table-cell>
            </table:table-row>
            <table:table-row>
              <table:table-cell office:value-type="string">
                <text:p>162</text:p>
              </table:table-cell>
              <table:table-cell office:value-type="float" office:value="-0.3360425">
                <text:p>-0.3360425</text:p>
              </table:table-cell>
              <table:table-cell office:value-type="float" office:value="-0.06882099">
                <text:p>-0.06882099</text:p>
              </table:table-cell>
              <table:table-cell office:value-type="float" office:value="-0.02382905">
                <text:p>-0.02382905</text:p>
              </table:table-cell>
            </table:table-row>
            <table:table-row>
              <table:table-cell office:value-type="string">
                <text:p>163</text:p>
              </table:table-cell>
              <table:table-cell office:value-type="float" office:value="-0.3263097">
                <text:p>-0.3263097</text:p>
              </table:table-cell>
              <table:table-cell office:value-type="float" office:value="-0.06449663">
                <text:p>-0.06449663</text:p>
              </table:table-cell>
              <table:table-cell office:value-type="float" office:value="0.1028304">
                <text:p>0.1028304</text:p>
              </table:table-cell>
            </table:table-row>
            <table:table-row>
              <table:table-cell office:value-type="string">
                <text:p>164</text:p>
              </table:table-cell>
              <table:table-cell office:value-type="float" office:value="-0.2064662">
                <text:p>-0.2064662</text:p>
              </table:table-cell>
              <table:table-cell office:value-type="float" office:value="0.02732325">
                <text:p>0.02732325</text:p>
              </table:table-cell>
              <table:table-cell office:value-type="float" office:value="0.1765827">
                <text:p>0.1765827</text:p>
              </table:table-cell>
            </table:table-row>
            <table:table-row>
              <table:table-cell office:value-type="string">
                <text:p>165</text:p>
              </table:table-cell>
              <table:table-cell office:value-type="float" office:value="0.1765005">
                <text:p>0.1765005</text:p>
              </table:table-cell>
              <table:table-cell office:value-type="float" office:value="0.1440034">
                <text:p>0.1440034</text:p>
              </table:table-cell>
              <table:table-cell office:value-type="float" office:value="0.1071999">
                <text:p>0.1071999</text:p>
              </table:table-cell>
            </table:table-row>
            <table:table-row>
              <table:table-cell office:value-type="string">
                <text:p>166</text:p>
              </table:table-cell>
              <table:table-cell office:value-type="float" office:value="0.5585642">
                <text:p>0.5585642</text:p>
              </table:table-cell>
              <table:table-cell office:value-type="float" office:value="0.1003157">
                <text:p>0.1003157</text:p>
              </table:table-cell>
              <table:table-cell office:value-type="float" office:value="0.02449379">
                <text:p>0.02449379</text:p>
              </table:table-cell>
            </table:table-row>
            <table:table-row>
              <table:table-cell office:value-type="string">
                <text:p>167</text:p>
              </table:table-cell>
              <table:table-cell office:value-type="float" office:value="0.7601307">
                <text:p>0.7601307</text:p>
              </table:table-cell>
              <table:table-cell office:value-type="float" office:value="0.0120414">
                <text:p>0.0120414</text:p>
              </table:table-cell>
              <table:table-cell office:value-type="float" office:value="-0.02316416">
                <text:p>-0.02316416</text:p>
              </table:table-cell>
            </table:table-row>
            <table:table-row>
              <table:table-cell office:value-type="string">
                <text:p>168</text:p>
              </table:table-cell>
              <table:table-cell office:value-type="float" office:value="0.8206694">
                <text:p>0.8206694</text:p>
              </table:table-cell>
              <table:table-cell office:value-type="float" office:value="-0.04274562">
                <text:p>-0.04274562</text:p>
              </table:table-cell>
              <table:table-cell office:value-type="float" office:value="-0.04384275">
                <text:p>-0.04384275</text:p>
              </table:table-cell>
            </table:table-row>
            <table:table-row>
              <table:table-cell office:value-type="string">
                <text:p>169</text:p>
              </table:table-cell>
              <table:table-cell office:value-type="float" office:value="0.6908897">
                <text:p>0.6908897</text:p>
              </table:table-cell>
              <table:table-cell office:value-type="float" office:value="0.02356436">
                <text:p>0.02356436</text:p>
              </table:table-cell>
              <table:table-cell office:value-type="float" office:value="-0.04942786">
                <text:p>-0.04942786</text:p>
              </table:table-cell>
            </table:table-row>
            <table:table-row>
              <table:table-cell office:value-type="string">
                <text:p>170</text:p>
              </table:table-cell>
              <table:table-cell office:value-type="float" office:value="0.2715004">
                <text:p>0.2715004</text:p>
              </table:table-cell>
              <table:table-cell office:value-type="float" office:value="0.1271701">
                <text:p>0.1271701</text:p>
              </table:table-cell>
              <table:table-cell office:value-type="float" office:value="-0.04683851">
                <text:p>-0.04683851</text:p>
              </table:table-cell>
            </table:table-row>
            <table:table-row>
              <table:table-cell office:value-type="string">
                <text:p>171</text:p>
              </table:table-cell>
              <table:table-cell office:value-type="float" office:value="-0.1439034">
                <text:p>-0.1439034</text:p>
              </table:table-cell>
              <table:table-cell office:value-type="float" office:value="0.08123054">
                <text:p>0.08123054</text:p>
              </table:table-cell>
              <table:table-cell office:value-type="float" office:value="-0.04150761">
                <text:p>-0.04150761</text:p>
              </table:table-cell>
            </table:table-row>
            <table:table-row>
              <table:table-cell office:value-type="string">
                <text:p>172</text:p>
              </table:table-cell>
              <table:table-cell office:value-type="float" office:value="-0.3662163">
                <text:p>-0.3662163</text:p>
              </table:table-cell>
              <table:table-cell office:value-type="float" office:value="-0.0001532548">
                <text:p>-0.0001532548</text:p>
              </table:table-cell>
              <table:table-cell office:value-type="float" office:value="-0.03686552">
                <text:p>-0.03686552</text:p>
              </table:table-cell>
            </table:table-row>
            <table:table-row>
              <table:table-cell office:value-type="string">
                <text:p>173</text:p>
              </table:table-cell>
              <table:table-cell office:value-type="float" office:value="-0.4458598">
                <text:p>-0.4458598</text:p>
              </table:table-cell>
              <table:table-cell office:value-type="float" office:value="-0.0518737">
                <text:p>-0.0518737</text:p>
              </table:table-cell>
              <table:table-cell office:value-type="float" office:value="-0.03374274">
                <text:p>-0.03374274</text:p>
              </table:table-cell>
            </table:table-row>
            <table:table-row>
              <table:table-cell office:value-type="string">
                <text:p>174</text:p>
              </table:table-cell>
              <table:table-cell office:value-type="float" office:value="-0.446278">
                <text:p>-0.446278</text:p>
              </table:table-cell>
              <table:table-cell office:value-type="float" office:value="-0.07499738">
                <text:p>-0.07499738</text:p>
              </table:table-cell>
              <table:table-cell office:value-type="float" office:value="-0.03206695">
                <text:p>-0.03206695</text:p>
              </table:table-cell>
            </table:table-row>
            <table:table-row>
              <table:table-cell office:value-type="string">
                <text:p>175</text:p>
              </table:table-cell>
              <table:table-cell office:value-type="float" office:value="-0.4158924">
                <text:p>-0.4158924</text:p>
              </table:table-cell>
              <table:table-cell office:value-type="float" office:value="-0.08155322">
                <text:p>-0.08155322</text:p>
              </table:table-cell>
              <table:table-cell office:value-type="float" office:value="-0.03130229">
                <text:p>-0.03130229</text:p>
              </table:table-cell>
            </table:table-row>
            <table:table-row>
              <table:table-cell office:value-type="string">
                <text:p>176</text:p>
              </table:table-cell>
              <table:table-cell office:value-type="float" office:value="-0.380282">
                <text:p>-0.380282</text:p>
              </table:table-cell>
              <table:table-cell office:value-type="float" office:value="-0.07941687">
                <text:p>-0.07941687</text:p>
              </table:table-cell>
              <table:table-cell office:value-type="float" office:value="-0.03097481">
                <text:p>-0.03097481</text:p>
              </table:table-cell>
            </table:table-row>
            <table:table-row>
              <table:table-cell office:value-type="string">
                <text:p>177</text:p>
              </table:table-cell>
              <table:table-cell office:value-type="float" office:value="-0.3524725">
                <text:p>-0.3524725</text:p>
              </table:table-cell>
              <table:table-cell office:value-type="float" office:value="-0.07325472">
                <text:p>-0.07325472</text:p>
              </table:table-cell>
              <table:table-cell office:value-type="float" office:value="-0.0308535">
                <text:p>-0.0308535</text:p>
              </table:table-cell>
            </table:table-row>
            <table:table-row>
              <table:table-cell office:value-type="string">
                <text:p>178</text:p>
              </table:table-cell>
              <table:table-cell office:value-type="float" office:value="-0.2196649">
                <text:p>-0.2196649</text:p>
              </table:table-cell>
              <table:table-cell office:value-type="float" office:value="0.02177659">
                <text:p>0.02177659</text:p>
              </table:table-cell>
              <table:table-cell office:value-type="float" office:value="-0.03080922">
                <text:p>-0.03080922</text:p>
              </table:table-cell>
            </table:table-row>
            <table:table-row>
              <table:table-cell office:value-type="string">
                <text:p>179</text:p>
              </table:table-cell>
              <table:table-cell office:value-type="float" office:value="0.181105">
                <text:p>0.181105</text:p>
              </table:table-cell>
              <table:table-cell office:value-type="float" office:value="0.141777">
                <text:p>0.141777</text:p>
              </table:table-cell>
              <table:table-cell office:value-type="float" office:value="0.006678547">
                <text:p>0.006678547</text:p>
              </table:table-cell>
            </table:table-row>
            <table:table-row>
              <table:table-cell office:value-type="string">
                <text:p>180</text:p>
              </table:table-cell>
              <table:table-cell office:value-type="float" office:value="0.5561187">
                <text:p>0.5561187</text:p>
              </table:table-cell>
              <table:table-cell office:value-type="float" office:value="0.09894656">
                <text:p>0.09894656</text:p>
              </table:table-cell>
              <table:table-cell office:value-type="float" office:value="0.1512265">
                <text:p>0.1512265</text:p>
              </table:table-cell>
            </table:table-row>
            <table:table-row>
              <table:table-cell office:value-type="string">
                <text:p>181</text:p>
              </table:table-cell>
              <table:table-cell office:value-type="float" office:value="0.7592244">
                <text:p>0.7592244</text:p>
              </table:table-cell>
              <table:table-cell office:value-type="float" office:value="0.01147913">
                <text:p>0.01147913</text:p>
              </table:table-cell>
              <table:table-cell office:value-type="float" office:value="0.1601157">
                <text:p>0.1601157</text:p>
              </table:table-cell>
            </table:table-row>
            <table:table-row>
              <table:table-cell office:value-type="string">
                <text:p>182</text:p>
              </table:table-cell>
              <table:table-cell office:value-type="float" office:value="0.8203495">
                <text:p>0.8203495</text:p>
              </table:table-cell>
              <table:table-cell office:value-type="float" office:value="-0.04296182">
                <text:p>-0.04296182</text:p>
              </table:table-cell>
              <table:table-cell office:value-type="float" office:value="0.07440436">
                <text:p>0.07440436</text:p>
              </table:table-cell>
            </table:table-row>
            <table:table-row>
              <table:table-cell office:value-type="string">
                <text:p>183</text:p>
              </table:table-cell>
              <table:table-cell office:value-type="float" office:value="0.6907897">
                <text:p>0.6907897</text:p>
              </table:table-cell>
              <table:table-cell office:value-type="float" office:value="0.02348618">
                <text:p>0.02348618</text:p>
              </table:table-cell>
              <table:table-cell office:value-type="float" office:value="0.003543307">
                <text:p>0.003543307</text:p>
              </table:table-cell>
            </table:table-row>
            <table:table-row>
              <table:table-cell office:value-type="string">
                <text:p>184</text:p>
              </table:table-cell>
              <table:table-cell office:value-type="float" office:value="0.2714784">
                <text:p>0.2714784</text:p>
              </table:table-cell>
              <table:table-cell office:value-type="float" office:value="0.1271427">
                <text:p>0.1271427</text:p>
              </table:table-cell>
              <table:table-cell office:value-type="float" office:value="-0.03246977">
                <text:p>-0.03246977</text:p>
              </table:table-cell>
            </table:table-row>
            <table:table-row>
              <table:table-cell office:value-type="string">
                <text:p>185</text:p>
              </table:table-cell>
              <table:table-cell office:value-type="float" office:value="-0.1439034">
                <text:p>-0.1439034</text:p>
              </table:table-cell>
              <table:table-cell office:value-type="float" office:value="0.08122539">
                <text:p>0.08122539</text:p>
              </table:table-cell>
              <table:table-cell office:value-type="float" office:value="-0.04721825">
                <text:p>-0.04721825</text:p>
              </table:table-cell>
            </table:table-row>
            <table:table-row>
              <table:table-cell office:value-type="string">
                <text:p>186</text:p>
              </table:table-cell>
              <table:table-cell office:value-type="float" office:value="-0.3695468">
                <text:p>-0.3695468</text:p>
              </table:table-cell>
              <table:table-cell office:value-type="float" office:value="-0.001813336">
                <text:p>-0.001813336</text:p>
              </table:table-cell>
              <table:table-cell office:value-type="float" office:value="-0.04907889">
                <text:p>-0.04907889</text:p>
              </table:table-cell>
            </table:table-row>
            <table:table-row>
              <table:table-cell office:value-type="string">
                <text:p>187</text:p>
              </table:table-cell>
              <table:table-cell office:value-type="float" office:value="-0.4458598">
                <text:p>-0.4458598</text:p>
              </table:table-cell>
              <table:table-cell office:value-type="float" office:value="-0.0518737">
                <text:p>-0.0518737</text:p>
              </table:table-cell>
              <table:table-cell office:value-type="float" office:value="-0.04502101">
                <text:p>-0.04502101</text:p>
              </table:table-cell>
            </table:table-row>
            <table:table-row>
              <table:table-cell office:value-type="string">
                <text:p>188</text:p>
              </table:table-cell>
              <table:table-cell office:value-type="float" office:value="-0.446278">
                <text:p>-0.446278</text:p>
              </table:table-cell>
              <table:table-cell office:value-type="float" office:value="-0.07499738">
                <text:p>-0.07499738</text:p>
              </table:table-cell>
              <table:table-cell office:value-type="float" office:value="-0.03965221">
                <text:p>-0.03965221</text:p>
              </table:table-cell>
            </table:table-row>
            <table:table-row>
              <table:table-cell office:value-type="string">
                <text:p>189</text:p>
              </table:table-cell>
              <table:table-cell office:value-type="float" office:value="-0.4158924">
                <text:p>-0.4158924</text:p>
              </table:table-cell>
              <table:table-cell office:value-type="float" office:value="-0.08155322">
                <text:p>-0.08155322</text:p>
              </table:table-cell>
              <table:table-cell office:value-type="float" office:value="-0.03555537">
                <text:p>-0.03555537</text:p>
              </table:table-cell>
            </table:table-row>
            <table:table-row>
              <table:table-cell office:value-type="string">
                <text:p>190</text:p>
              </table:table-cell>
              <table:table-cell office:value-type="float" office:value="-0.380282">
                <text:p>-0.380282</text:p>
              </table:table-cell>
              <table:table-cell office:value-type="float" office:value="-0.07941687">
                <text:p>-0.07941687</text:p>
              </table:table-cell>
              <table:table-cell office:value-type="float" office:value="-0.03300596">
                <text:p>-0.03300596</text:p>
              </table:table-cell>
            </table:table-row>
            <table:table-row>
              <table:table-cell office:value-type="string">
                <text:p>191</text:p>
              </table:table-cell>
              <table:table-cell office:value-type="float" office:value="-0.3524725">
                <text:p>-0.3524725</text:p>
              </table:table-cell>
              <table:table-cell office:value-type="float" office:value="-0.07325472">
                <text:p>-0.07325472</text:p>
              </table:table-cell>
              <table:table-cell office:value-type="float" office:value="-0.01715762">
                <text:p>-0.01715762</text:p>
              </table:table-cell>
            </table:table-row>
            <table:table-row>
              <table:table-cell office:value-type="string">
                <text:p>192</text:p>
              </table:table-cell>
              <table:table-cell office:value-type="float" office:value="-0.2196649">
                <text:p>-0.2196649</text:p>
              </table:table-cell>
              <table:table-cell office:value-type="float" office:value="0.02177659">
                <text:p>0.02177659</text:p>
              </table:table-cell>
              <table:table-cell office:value-type="float" office:value="0.1243041">
                <text:p>0.1243041</text:p>
              </table:table-cell>
            </table:table-row>
            <table:table-row>
              <table:table-cell office:value-type="string">
                <text:p>193</text:p>
              </table:table-cell>
              <table:table-cell office:value-type="float" office:value="0.181105">
                <text:p>0.181105</text:p>
              </table:table-cell>
              <table:table-cell office:value-type="float" office:value="0.141777">
                <text:p>0.141777</text:p>
              </table:table-cell>
              <table:table-cell office:value-type="float" office:value="0.1719369">
                <text:p>0.1719369</text:p>
              </table:table-cell>
            </table:table-row>
            <table:table-row>
              <table:table-cell office:value-type="string">
                <text:p>194</text:p>
              </table:table-cell>
              <table:table-cell office:value-type="float" office:value="0.5561187">
                <text:p>0.5561187</text:p>
              </table:table-cell>
              <table:table-cell office:value-type="float" office:value="0.09894656">
                <text:p>0.09894656</text:p>
              </table:table-cell>
              <table:table-cell office:value-type="float" office:value="0.09384097">
                <text:p>0.09384097</text:p>
              </table:table-cell>
            </table:table-row>
            <table:table-row>
              <table:table-cell office:value-type="string">
                <text:p>195</text:p>
              </table:table-cell>
              <table:table-cell office:value-type="float" office:value="0.7592244">
                <text:p>0.7592244</text:p>
              </table:table-cell>
              <table:table-cell office:value-type="float" office:value="0.01147913">
                <text:p>0.01147913</text:p>
              </table:table-cell>
              <table:table-cell office:value-type="float" office:value="0.01552646">
                <text:p>0.01552646</text:p>
              </table:table-cell>
            </table:table-row>
            <table:table-row>
              <table:table-cell office:value-type="string">
                <text:p>196</text:p>
              </table:table-cell>
              <table:table-cell office:value-type="float" office:value="0.8205724">
                <text:p>0.8205724</text:p>
              </table:table-cell>
              <table:table-cell office:value-type="float" office:value="-0.04318468">
                <text:p>-0.04318468</text:p>
              </table:table-cell>
              <table:table-cell office:value-type="float" office:value="-0.02679779">
                <text:p>-0.02679779</text:p>
              </table:table-cell>
            </table:table-row>
            <table:table-row>
              <table:table-cell office:value-type="string">
                <text:p>197</text:p>
              </table:table-cell>
              <table:table-cell office:value-type="float" office:value="0.6974333">
                <text:p>0.6974333</text:p>
              </table:table-cell>
              <table:table-cell office:value-type="float" office:value="0.01951631">
                <text:p>0.01951631</text:p>
              </table:table-cell>
              <table:table-cell office:value-type="float" office:value="-0.04541018">
                <text:p>-0.04541018</text:p>
              </table:table-cell>
            </table:table-row>
            <table:table-row>
              <table:table-cell office:value-type="string">
                <text:p>198</text:p>
              </table:table-cell>
              <table:table-cell office:value-type="float" office:value="0.2705444">
                <text:p>0.2705444</text:p>
              </table:table-cell>
              <table:table-cell office:value-type="float" office:value="0.127076">
                <text:p>0.127076</text:p>
              </table:table-cell>
              <table:table-cell office:value-type="float" office:value="-0.0493967">
                <text:p>-0.0493967</text:p>
              </table:table-cell>
            </table:table-row>
            <table:table-row>
              <table:table-cell office:value-type="string">
                <text:p>199</text:p>
              </table:table-cell>
              <table:table-cell office:value-type="float" office:value="-0.1369462">
                <text:p>-0.1369462</text:p>
              </table:table-cell>
              <table:table-cell office:value-type="float" office:value="0.08336829">
                <text:p>0.08336829</text:p>
              </table:table-cell>
              <table:table-cell office:value-type="float" office:value="-0.04613912">
                <text:p>-0.04613912</text:p>
              </table:table-cell>
            </table:table-row>
            <table:table-row>
              <table:table-cell office:value-type="string">
                <text:p>200</text:p>
              </table:table-cell>
              <table:table-cell office:value-type="float" office:value="-0.3667615">
                <text:p>-0.3667615</text:p>
              </table:table-cell>
              <table:table-cell office:value-type="float" office:value="-0.00002206134">
                <text:p>-0.00002206134</text:p>
              </table:table-cell>
              <table:table-cell office:value-type="float" office:value="-0.04074873">
                <text:p>-0.04074873</text:p>
              </table:table-cell>
            </table:table-row>
            <table:table-row>
              <table:table-cell office:value-type="string">
                <text:p>201</text:p>
              </table:table-cell>
              <table:table-cell office:value-type="float" office:value="-0.4454331">
                <text:p>-0.4454331</text:p>
              </table:table-cell>
              <table:table-cell office:value-type="float" office:value="-0.05092555">
                <text:p>-0.05092555</text:p>
              </table:table-cell>
              <table:table-cell office:value-type="float" office:value="-0.03631452">
                <text:p>-0.03631452</text:p>
              </table:table-cell>
            </table:table-row>
            <table:table-row>
              <table:table-cell office:value-type="string">
                <text:p>202</text:p>
              </table:table-cell>
              <table:table-cell office:value-type="float" office:value="-0.4469308">
                <text:p>-0.4469308</text:p>
              </table:table-cell>
              <table:table-cell office:value-type="float" office:value="-0.07461114">
                <text:p>-0.07461114</text:p>
              </table:table-cell>
              <table:table-cell office:value-type="float" office:value="-0.033427">
                <text:p>-0.033427</text:p>
              </table:table-cell>
            </table:table-row>
            <table:table-row>
              <table:table-cell office:value-type="string">
                <text:p>203</text:p>
              </table:table-cell>
              <table:table-cell office:value-type="float" office:value="-0.4168274">
                <text:p>-0.4168274</text:p>
              </table:table-cell>
              <table:table-cell office:value-type="float" office:value="-0.08148582">
                <text:p>-0.08148582</text:p>
              </table:table-cell>
              <table:table-cell office:value-type="float" office:value="-0.03193777">
                <text:p>-0.03193777</text:p>
              </table:table-cell>
            </table:table-row>
            <table:table-row>
              <table:table-cell office:value-type="string">
                <text:p>204</text:p>
              </table:table-cell>
              <table:table-cell office:value-type="float" office:value="-0.3810885">
                <text:p>-0.3810885</text:p>
              </table:table-cell>
              <table:table-cell office:value-type="float" office:value="-0.07951071">
                <text:p>-0.07951071</text:p>
              </table:table-cell>
              <table:table-cell office:value-type="float" office:value="-0.03123505">
                <text:p>-0.03123505</text:p>
              </table:table-cell>
            </table:table-row>
            <table:table-row>
              <table:table-cell office:value-type="string">
                <text:p>205</text:p>
              </table:table-cell>
              <table:table-cell office:value-type="float" office:value="-0.3532881">
                <text:p>-0.3532881</text:p>
              </table:table-cell>
              <table:table-cell office:value-type="float" office:value="-0.07405472">
                <text:p>-0.07405472</text:p>
              </table:table-cell>
              <table:table-cell office:value-type="float" office:value="-0.03094875">
                <text:p>-0.03094875</text:p>
              </table:table-cell>
            </table:table-row>
            <table:table-row>
              <table:table-cell office:value-type="string">
                <text:p>206</text:p>
              </table:table-cell>
              <table:table-cell office:value-type="float" office:value="-0.3353157">
                <text:p>-0.3353157</text:p>
              </table:table-cell>
              <table:table-cell office:value-type="float" office:value="-0.06789934">
                <text:p>-0.06789934</text:p>
              </table:table-cell>
              <table:table-cell office:value-type="float" office:value="-0.03084399">
                <text:p>-0.03084399</text:p>
              </table:table-cell>
            </table:table-row>
            <table:table-row>
              <table:table-cell office:value-type="string">
                <text:p>207</text:p>
              </table:table-cell>
              <table:table-cell office:value-type="float" office:value="-0.2040978">
                <text:p>-0.2040978</text:p>
              </table:table-cell>
              <table:table-cell office:value-type="float" office:value="0.02926696">
                <text:p>0.02926696</text:p>
              </table:table-cell>
              <table:table-cell office:value-type="float" office:value="-0.03000054">
                <text:p>-0.03000054</text:p>
              </table:table-cell>
            </table:table-row>
            <table:table-row>
              <table:table-cell office:value-type="string">
                <text:p>208</text:p>
              </table:table-cell>
              <table:table-cell office:value-type="float" office:value="0.1851663">
                <text:p>0.1851663</text:p>
              </table:table-cell>
              <table:table-cell office:value-type="float" office:value="0.1437051">
                <text:p>0.1437051</text:p>
              </table:table-cell>
              <table:table-cell office:value-type="float" office:value="0.05586182">
                <text:p>0.05586182</text:p>
              </table:table-cell>
            </table:table-row>
            <table:table-row>
              <table:table-cell office:value-type="string">
                <text:p>209</text:p>
              </table:table-cell>
              <table:table-cell office:value-type="float" office:value="0.5648311">
                <text:p>0.5648311</text:p>
              </table:table-cell>
              <table:table-cell office:value-type="float" office:value="0.09775599">
                <text:p>0.09775599</text:p>
              </table:table-cell>
              <table:table-cell office:value-type="float" office:value="0.1755386">
                <text:p>0.1755386</text:p>
              </table:table-cell>
            </table:table-row>
            <table:table-row>
              <table:table-cell office:value-type="string">
                <text:p>210</text:p>
              </table:table-cell>
              <table:table-cell office:value-type="float" office:value="0.7626742">
                <text:p>0.7626742</text:p>
              </table:table-cell>
              <table:table-cell office:value-type="float" office:value="0.01008982">
                <text:p>0.01008982</text:p>
              </table:table-cell>
              <table:table-cell office:value-type="float" office:value="0.1314341">
                <text:p>0.1314341</text:p>
              </table:table-cell>
            </table:table-row>
            <table:table-row>
              <table:table-cell office:value-type="string">
                <text:p>211</text:p>
              </table:table-cell>
              <table:table-cell office:value-type="float" office:value="0.8210148">
                <text:p>0.8210148</text:p>
              </table:table-cell>
              <table:table-cell office:value-type="float" office:value="-0.04375188">
                <text:p>-0.04375188</text:p>
              </table:table-cell>
              <table:table-cell office:value-type="float" office:value="0.04481225">
                <text:p>0.04481225</text:p>
              </table:table-cell>
            </table:table-row>
            <table:table-row>
              <table:table-cell office:value-type="string">
                <text:p>212</text:p>
              </table:table-cell>
              <table:table-cell office:value-type="float" office:value="0.690215">
                <text:p>0.690215</text:p>
              </table:table-cell>
              <table:table-cell office:value-type="float" office:value="0.02315583">
                <text:p>0.02315583</text:p>
              </table:table-cell>
              <table:table-cell office:value-type="float" office:value="-0.01287242">
                <text:p>-0.01287242</text:p>
              </table:table-cell>
            </table:table-row>
            <table:table-row>
              <table:table-cell office:value-type="string">
                <text:p>213</text:p>
              </table:table-cell>
              <table:table-cell office:value-type="float" office:value="0.2705654">
                <text:p>0.2705654</text:p>
              </table:table-cell>
              <table:table-cell office:value-type="float" office:value="0.127097">
                <text:p>0.127097</text:p>
              </table:table-cell>
              <table:table-cell office:value-type="float" office:value="-0.03972904">
                <text:p>-0.03972904</text:p>
              </table:table-cell>
            </table:table-row>
            <table:table-row>
              <table:table-cell office:value-type="string">
                <text:p>214</text:p>
              </table:table-cell>
              <table:table-cell office:value-type="float" office:value="-0.1447098">
                <text:p>-0.1447098</text:p>
              </table:table-cell>
              <table:table-cell office:value-type="float" office:value="0.08132438">
                <text:p>0.08132438</text:p>
              </table:table-cell>
              <table:table-cell office:value-type="float" office:value="-0.04897068">
                <text:p>-0.04897068</text:p>
              </table:table-cell>
            </table:table-row>
            <table:table-row>
              <table:table-cell office:value-type="string">
                <text:p>215</text:p>
              </table:table-cell>
              <table:table-cell office:value-type="float" office:value="-0.3667615">
                <text:p>-0.3667615</text:p>
              </table:table-cell>
              <table:table-cell office:value-type="float" office:value="-0.00002206134">
                <text:p>-0.00002206134</text:p>
              </table:table-cell>
              <table:table-cell office:value-type="float" office:value="-0.04806717">
                <text:p>-0.04806717</text:p>
              </table:table-cell>
            </table:table-row>
            <table:table-row>
              <table:table-cell office:value-type="string">
                <text:p>216</text:p>
              </table:table-cell>
              <table:table-cell office:value-type="float" office:value="-0.4461652">
                <text:p>-0.4461652</text:p>
              </table:table-cell>
              <table:table-cell office:value-type="float" office:value="-0.05176863">
                <text:p>-0.05176863</text:p>
              </table:table-cell>
              <table:table-cell office:value-type="float" office:value="-0.04306758">
                <text:p>-0.04306758</text:p>
              </table:table-cell>
            </table:table-row>
            <table:table-row>
              <table:table-cell office:value-type="string">
                <text:p>217</text:p>
              </table:table-cell>
              <table:table-cell office:value-type="float" office:value="-0.4464263">
                <text:p>-0.4464263</text:p>
              </table:table-cell>
              <table:table-cell office:value-type="float" office:value="-0.07493317">
                <text:p>-0.07493317</text:p>
              </table:table-cell>
              <table:table-cell office:value-type="float" office:value="-0.03796802">
                <text:p>-0.03796802</text:p>
              </table:table-cell>
            </table:table-row>
            <table:table-row>
              <table:table-cell office:value-type="string">
                <text:p>218</text:p>
              </table:table-cell>
              <table:table-cell office:value-type="float" office:value="-0.4159579">
                <text:p>-0.4159579</text:p>
              </table:table-cell>
              <table:table-cell office:value-type="float" office:value="-0.08151988">
                <text:p>-0.08151988</text:p>
              </table:table-cell>
              <table:table-cell office:value-type="float" office:value="-0.0344657">
                <text:p>-0.0344657</text:p>
              </table:table-cell>
            </table:table-row>
            <table:table-row>
              <table:table-cell office:value-type="string">
                <text:p>219</text:p>
              </table:table-cell>
              <table:table-cell office:value-type="float" office:value="-0.3803078">
                <text:p>-0.3803078</text:p>
              </table:table-cell>
              <table:table-cell office:value-type="float" office:value="-0.079402">
                <text:p>-0.079402</text:p>
              </table:table-cell>
              <table:table-cell office:value-type="float" office:value="-0.03243004">
                <text:p>-0.03243004</text:p>
              </table:table-cell>
            </table:table-row>
            <table:table-row>
              <table:table-cell office:value-type="string">
                <text:p>220</text:p>
              </table:table-cell>
              <table:table-cell office:value-type="float" office:value="-0.3532881">
                <text:p>-0.3532881</text:p>
              </table:table-cell>
              <table:table-cell office:value-type="float" office:value="-0.07405472">
                <text:p>-0.07405472</text:p>
              </table:table-cell>
              <table:table-cell office:value-type="float" office:value="-0.03146526">
                <text:p>-0.03146526</text:p>
              </table:table-cell>
            </table:table-row>
            <table:table-row>
              <table:table-cell office:value-type="string">
                <text:p>221</text:p>
              </table:table-cell>
              <table:table-cell office:value-type="float" office:value="-0.3360425">
                <text:p>-0.3360425</text:p>
              </table:table-cell>
              <table:table-cell office:value-type="float" office:value="-0.06882099">
                <text:p>-0.06882099</text:p>
              </table:table-cell>
              <table:table-cell office:value-type="float" office:value="-0.001726168">
                <text:p>-0.001726168</text:p>
              </table:table-cell>
            </table:table-row>
            <table:table-row>
              <table:table-cell office:value-type="string">
                <text:p>222</text:p>
              </table:table-cell>
              <table:table-cell office:value-type="float" office:value="-0.3263097">
                <text:p>-0.3263097</text:p>
              </table:table-cell>
              <table:table-cell office:value-type="float" office:value="-0.06449663">
                <text:p>-0.06449663</text:p>
              </table:table-cell>
              <table:table-cell office:value-type="float" office:value="0.1431854">
                <text:p>0.1431854</text:p>
              </table:table-cell>
            </table:table-row>
            <table:table-row>
              <table:table-cell office:value-type="string">
                <text:p>223</text:p>
              </table:table-cell>
              <table:table-cell office:value-type="float" office:value="-0.2064662">
                <text:p>-0.2064662</text:p>
              </table:table-cell>
              <table:table-cell office:value-type="float" office:value="0.02732325">
                <text:p>0.02732325</text:p>
              </table:table-cell>
              <table:table-cell office:value-type="float" office:value="0.1646452">
                <text:p>0.1646452</text:p>
              </table:table-cell>
            </table:table-row>
            <table:table-row>
              <table:table-cell office:value-type="string">
                <text:p>224</text:p>
              </table:table-cell>
              <table:table-cell office:value-type="float" office:value="0.1870128">
                <text:p>0.1870128</text:p>
              </table:table-cell>
              <table:table-cell office:value-type="float" office:value="0.1447056">
                <text:p>0.1447056</text:p>
              </table:table-cell>
              <table:table-cell office:value-type="float" office:value="0.07864137">
                <text:p>0.07864137</text:p>
              </table:table-cell>
            </table:table-row>
            <table:table-row>
              <table:table-cell office:value-type="string">
                <text:p>225</text:p>
              </table:table-cell>
              <table:table-cell office:value-type="float" office:value="0.5585642">
                <text:p>0.5585642</text:p>
              </table:table-cell>
              <table:table-cell office:value-type="float" office:value="0.1003157">
                <text:p>0.1003157</text:p>
              </table:table-cell>
              <table:table-cell office:value-type="float" office:value="0.007353629">
                <text:p>0.007353629</text:p>
              </table:table-cell>
            </table:table-row>
            <table:table-row>
              <table:table-cell office:value-type="string">
                <text:p>226</text:p>
              </table:table-cell>
              <table:table-cell office:value-type="float" office:value="0.7601307">
                <text:p>0.7601307</text:p>
              </table:table-cell>
              <table:table-cell office:value-type="float" office:value="0.0120414">
                <text:p>0.0120414</text:p>
              </table:table-cell>
              <table:table-cell office:value-type="float" office:value="-0.03130095">
                <text:p>-0.03130095</text:p>
              </table:table-cell>
            </table:table-row>
            <table:table-row>
              <table:table-cell office:value-type="string">
                <text:p>227</text:p>
              </table:table-cell>
              <table:table-cell office:value-type="float" office:value="0.8208922">
                <text:p>0.8208922</text:p>
              </table:table-cell>
              <table:table-cell office:value-type="float" office:value="-0.04296848">
                <text:p>-0.04296848</text:p>
              </table:table-cell>
              <table:table-cell office:value-type="float" office:value="-0.04668411">
                <text:p>-0.04668411</text:p>
              </table:table-cell>
            </table:table-row>
            <table:table-row>
              <table:table-cell office:value-type="string">
                <text:p>228</text:p>
              </table:table-cell>
              <table:table-cell office:value-type="float" office:value="0.6975333">
                <text:p>0.6975333</text:p>
              </table:table-cell>
              <table:table-cell office:value-type="float" office:value="0.01959449">
                <text:p>0.01959449</text:p>
              </table:table-cell>
              <table:table-cell office:value-type="float" office:value="-0.0492179">
                <text:p>-0.0492179</text:p>
              </table:table-cell>
            </table:table-row>
            <table:table-row>
              <table:table-cell office:value-type="string">
                <text:p>229</text:p>
              </table:table-cell>
              <table:table-cell office:value-type="float" office:value="0.2705654">
                <text:p>0.2705654</text:p>
              </table:table-cell>
              <table:table-cell office:value-type="float" office:value="0.1271027">
                <text:p>0.1271027</text:p>
              </table:table-cell>
              <table:table-cell office:value-type="float" office:value="-0.04527494">
                <text:p>-0.04527494</text:p>
              </table:table-cell>
            </table:table-row>
            <table:table-row>
              <table:table-cell office:value-type="string">
                <text:p>230</text:p>
              </table:table-cell>
              <table:table-cell office:value-type="float" office:value="-0.1369462">
                <text:p>-0.1369462</text:p>
              </table:table-cell>
              <table:table-cell office:value-type="float" office:value="0.08337345">
                <text:p>0.08337345</text:p>
              </table:table-cell>
              <table:table-cell office:value-type="float" office:value="-0.0400114">
                <text:p>-0.0400114</text:p>
              </table:table-cell>
            </table:table-row>
            <table:table-row>
              <table:table-cell office:value-type="string">
                <text:p>231</text:p>
              </table:table-cell>
              <table:table-cell office:value-type="float" office:value="-0.3667615">
                <text:p>-0.3667615</text:p>
              </table:table-cell>
              <table:table-cell office:value-type="float" office:value="-0.00002206134">
                <text:p>-0.00002206134</text:p>
              </table:table-cell>
              <table:table-cell office:value-type="float" office:value="-0.03571712">
                <text:p>-0.03571712</text:p>
              </table:table-cell>
            </table:table-row>
            <table:table-row>
              <table:table-cell office:value-type="string">
                <text:p>232</text:p>
              </table:table-cell>
              <table:table-cell office:value-type="float" office:value="-0.4454331">
                <text:p>-0.4454331</text:p>
              </table:table-cell>
              <table:table-cell office:value-type="float" office:value="-0.05092555">
                <text:p>-0.05092555</text:p>
              </table:table-cell>
              <table:table-cell office:value-type="float" office:value="-0.03313958">
                <text:p>-0.03313958</text:p>
              </table:table-cell>
            </table:table-row>
            <table:table-row>
              <table:table-cell office:value-type="string">
                <text:p>233</text:p>
              </table:table-cell>
              <table:table-cell office:value-type="float" office:value="-0.4469308">
                <text:p>-0.4469308</text:p>
              </table:table-cell>
              <table:table-cell office:value-type="float" office:value="-0.07461114">
                <text:p>-0.07461114</text:p>
              </table:table-cell>
              <table:table-cell office:value-type="float" office:value="-0.03177632">
                <text:p>-0.03177632</text:p>
              </table:table-cell>
            </table:table-row>
            <table:table-row>
              <table:table-cell office:value-type="string">
                <text:p>234</text:p>
              </table:table-cell>
              <table:table-cell office:value-type="float" office:value="-0.4168274">
                <text:p>-0.4168274</text:p>
              </table:table-cell>
              <table:table-cell office:value-type="float" office:value="-0.08148582">
                <text:p>-0.08148582</text:p>
              </table:table-cell>
              <table:table-cell office:value-type="float" office:value="-0.03117598">
                <text:p>-0.03117598</text:p>
              </table:table-cell>
            </table:table-row>
            <table:table-row>
              <table:table-cell office:value-type="string">
                <text:p>235</text:p>
              </table:table-cell>
              <table:table-cell office:value-type="float" office:value="-0.3810885">
                <text:p>-0.3810885</text:p>
              </table:table-cell>
              <table:table-cell office:value-type="float" office:value="-0.07951071">
                <text:p>-0.07951071</text:p>
              </table:table-cell>
              <table:table-cell office:value-type="float" office:value="-0.03092616">
                <text:p>-0.03092616</text:p>
              </table:table-cell>
            </table:table-row>
            <table:table-row>
              <table:table-cell office:value-type="string">
                <text:p>236</text:p>
              </table:table-cell>
              <table:table-cell office:value-type="float" office:value="-0.3522592">
                <text:p>-0.3522592</text:p>
              </table:table-cell>
              <table:table-cell office:value-type="float" office:value="-0.07302578">
                <text:p>-0.07302578</text:p>
              </table:table-cell>
              <table:table-cell office:value-type="float" office:value="-0.0308346">
                <text:p>-0.0308346</text:p>
              </table:table-cell>
            </table:table-row>
            <table:table-row>
              <table:table-cell office:value-type="string">
                <text:p>237</text:p>
              </table:table-cell>
              <table:table-cell office:value-type="float" office:value="-0.2199702">
                <text:p>-0.2199702</text:p>
              </table:table-cell>
              <table:table-cell office:value-type="float" office:value="0.02167152">
                <text:p>0.02167152</text:p>
              </table:table-cell>
              <table:table-cell office:value-type="float" office:value="-0.03080395">
                <text:p>-0.03080395</text:p>
              </table:table-cell>
            </table:table-row>
            <table:table-row>
              <table:table-cell office:value-type="string">
                <text:p>238</text:p>
              </table:table-cell>
              <table:table-cell office:value-type="float" office:value="0.1809567">
                <text:p>0.1809567</text:p>
              </table:table-cell>
              <table:table-cell office:value-type="float" office:value="0.1417128">
                <text:p>0.1417128</text:p>
              </table:table-cell>
              <table:table-cell office:value-type="float" office:value="-0.03078959">
                <text:p>-0.03078959</text:p>
              </table:table-cell>
            </table:table-row>
            <table:table-row>
              <table:table-cell office:value-type="string">
                <text:p>239</text:p>
              </table:table-cell>
              <table:table-cell office:value-type="float" office:value="0.5560532">
                <text:p>0.5560532</text:p>
              </table:table-cell>
              <table:table-cell office:value-type="float" office:value="0.09891322">
                <text:p>0.09891322</text:p>
              </table:table-cell>
              <table:table-cell office:value-type="float" office:value="-0.03053071">
                <text:p>-0.03053071</text:p>
              </table:table-cell>
            </table:table-row>
            <table:table-row>
              <table:table-cell office:value-type="string">
                <text:p>240</text:p>
              </table:table-cell>
              <table:table-cell office:value-type="float" office:value="0.7591987">
                <text:p>0.7591987</text:p>
              </table:table-cell>
              <table:table-cell office:value-type="float" office:value="0.01146425">
                <text:p>0.01146425</text:p>
              </table:table-cell>
              <table:table-cell office:value-type="float" office:value="0.04421708">
                <text:p>0.04421708</text:p>
              </table:table-cell>
            </table:table-row>
            <table:table-row>
              <table:table-cell office:value-type="string">
                <text:p>241</text:p>
              </table:table-cell>
              <table:table-cell office:value-type="float" office:value="0.8205628">
                <text:p>0.8205628</text:p>
              </table:table-cell>
              <table:table-cell office:value-type="float" office:value="-0.04319076">
                <text:p>-0.04319076</text:p>
              </table:table-cell>
              <table:table-cell office:value-type="float" office:value="0.1716361">
                <text:p>0.1716361</text:p>
              </table:table-cell>
            </table:table-row>
            <table:table-row>
              <table:table-cell office:value-type="string">
                <text:p>242</text:p>
              </table:table-cell>
              <table:table-cell office:value-type="float" office:value="0.6974301">
                <text:p>0.6974301</text:p>
              </table:table-cell>
              <table:table-cell office:value-type="float" office:value="0.01951409">
                <text:p>0.01951409</text:p>
              </table:table-cell>
              <table:table-cell office:value-type="float" office:value="0.1397976">
                <text:p>0.1397976</text:p>
              </table:table-cell>
            </table:table-row>
            <table:table-row>
              <table:table-cell office:value-type="string">
                <text:p>243</text:p>
              </table:table-cell>
              <table:table-cell office:value-type="float" office:value="0.2705434">
                <text:p>0.2705434</text:p>
              </table:table-cell>
              <table:table-cell office:value-type="float" office:value="0.1270753">
                <text:p>0.1270753</text:p>
              </table:table-cell>
              <table:table-cell office:value-type="float" office:value="0.05037809">
                <text:p>0.05037809</text:p>
              </table:table-cell>
            </table:table-row>
            <table:table-row>
              <table:table-cell office:value-type="string">
                <text:p>244</text:p>
              </table:table-cell>
              <table:table-cell office:value-type="float" office:value="-0.1369462">
                <text:p>-0.1369462</text:p>
              </table:table-cell>
              <table:table-cell office:value-type="float" office:value="0.08336773">
                <text:p>0.08336773</text:p>
              </table:table-cell>
              <table:table-cell office:value-type="float" office:value="-0.008904477">
                <text:p>-0.008904477</text:p>
              </table:table-cell>
            </table:table-row>
            <table:table-row>
              <table:table-cell office:value-type="string">
                <text:p>245</text:p>
              </table:table-cell>
              <table:table-cell office:value-type="float" office:value="-0.3667615">
                <text:p>-0.3667615</text:p>
              </table:table-cell>
              <table:table-cell office:value-type="float" office:value="-0.00002206134">
                <text:p>-0.00002206134</text:p>
              </table:table-cell>
              <table:table-cell office:value-type="float" office:value="-0.0384775">
                <text:p>-0.0384775</text:p>
              </table:table-cell>
            </table:table-row>
            <table:table-row>
              <table:table-cell office:value-type="string">
                <text:p>246</text:p>
              </table:table-cell>
              <table:table-cell office:value-type="float" office:value="-0.4454331">
                <text:p>-0.4454331</text:p>
              </table:table-cell>
              <table:table-cell office:value-type="float" office:value="-0.05092555">
                <text:p>-0.05092555</text:p>
              </table:table-cell>
              <table:table-cell office:value-type="float" office:value="-0.04864285">
                <text:p>-0.04864285</text:p>
              </table:table-cell>
            </table:table-row>
            <table:table-row>
              <table:table-cell office:value-type="string">
                <text:p>247</text:p>
              </table:table-cell>
              <table:table-cell office:value-type="float" office:value="-0.4469308">
                <text:p>-0.4469308</text:p>
              </table:table-cell>
              <table:table-cell office:value-type="float" office:value="-0.07461114">
                <text:p>-0.07461114</text:p>
              </table:table-cell>
              <table:table-cell office:value-type="float" office:value="-0.04832826">
                <text:p>-0.04832826</text:p>
              </table:table-cell>
            </table:table-row>
            <table:table-row>
              <table:table-cell office:value-type="string">
                <text:p>248</text:p>
              </table:table-cell>
              <table:table-cell office:value-type="float" office:value="-0.4159579">
                <text:p>-0.4159579</text:p>
              </table:table-cell>
              <table:table-cell office:value-type="float" office:value="-0.08151988">
                <text:p>-0.08151988</text:p>
              </table:table-cell>
              <table:table-cell office:value-type="float" office:value="-0.04346141">
                <text:p>-0.04346141</text:p>
              </table:table-cell>
            </table:table-row>
            <table:table-row>
              <table:table-cell office:value-type="string">
                <text:p>249</text:p>
              </table:table-cell>
              <table:table-cell office:value-type="float" office:value="-0.3810885">
                <text:p>-0.3810885</text:p>
              </table:table-cell>
              <table:table-cell office:value-type="float" office:value="-0.07951071">
                <text:p>-0.07951071</text:p>
              </table:table-cell>
              <table:table-cell office:value-type="float" office:value="-0.03839766">
                <text:p>-0.03839766</text:p>
              </table:table-cell>
            </table:table-row>
            <table:table-row>
              <table:table-cell office:value-type="string">
                <text:p>250</text:p>
              </table:table-cell>
              <table:table-cell office:value-type="float" office:value="-0.3532881">
                <text:p>-0.3532881</text:p>
              </table:table-cell>
              <table:table-cell office:value-type="float" office:value="-0.07405472">
                <text:p>-0.07405472</text:p>
              </table:table-cell>
              <table:table-cell office:value-type="float" office:value="-0.03466658">
                <text:p>-0.0346665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